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33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 office:value-type="string" calcext:value-type="string">
            <text:p>Results:</text:p>
          </table:table-cell>
          <table:table-cell office:value-type="string" calcext:value-type="string">
            <text:p>MAS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3" table:number-columns-repeated="3"/>
          <table:table-cell office:value-type="string" calcext:value-type="string">
            <text:p>REAL TIMES</text:p>
          </table:table-cell>
          <table:table-cell table:style-name="ce15" office:value-type="string" calcext:value-type="string">
            <text:p>Query</text:p>
          </table:table-cell>
          <table:table-cell table:style-name="ce20" office:value-type="string" calcext:value-type="string">
            <text:p>cvc5</text:p>
          </table:table-cell>
          <table:table-cell table:style-name="ce20" office:value-type="string" calcext:value-type="string">
            <text:p>mas</text:p>
          </table:table-cell>
          <table:table-cell table:style-name="ce20" office:value-type="string" calcext:value-type="string">
            <text:p>ostrich</text:p>
          </table:table-cell>
          <table:table-cell table:style-name="ce20" office:value-type="string" calcext:value-type="string">
            <text:p>z3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1.smt2</text:p>
          </table:table-cell>
          <table:table-cell table:style-name="ce21" office:value-type="float" office:value="1200.085" calcext:value-type="float">
            <text:p>1200.085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2.707" calcext:value-type="float">
            <text:p>2.707</text:p>
          </table:table-cell>
          <table:table-cell table:style-name="ce23" office:value-type="float" office:value="2.88" calcext:value-type="float">
            <text:p>2.88</text:p>
          </table:table-cell>
          <table:table-cell/>
          <table:table-cell office:value-type="string" calcext:value-type="string">
            <text:p>INPUT ID: 161 <text:s/>COUNT: 2756 <text:s/>VALUE(S): Too many to ouput; example: A INPUT ID: 1985 <text:s/>COUNT: 2650 <text:s/>VALUE(S): Too many to ouput; example: A INPUT ID: 547 <text:s/>COUNT: 106 <text:s/>VALUE(S): Too many to ouput; example: G INPUT ID: 1028 <text:s/>COUNT: 106 <text:s/>VALUE(S): Too many to ouput; example: G INPUT ID: 1669 <text:s/>COUNT: 106 <text:s/>VALUE(S): Too many to ouput; example: G INPUT ID: 1896 <text:s/>COUNT: 106 <text:s/>VALUE(S): Too many to ouput; example: Q INPUT ID: 812 <text:s/>COUNT: 106 <text:s/>VALUE(S): Too many to ouput; example: G INPUT ID: 1244 <text:s/>COUNT: 106 <text:s/>VALUE(S): Too many to ouput; example: G INPUT ID: 205 <text:s/>COUNT: 106 <text:s/>VALUE(S): Too many to ouput; example: Y INPUT ID: 1453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253" calcext:value-type="float">
            <text:p>1.253</text:p>
          </table:table-cell>
          <table:table-cell table:style-name="ce23" office:value-type="float" office:value="2.699" calcext:value-type="float">
            <text:p>2.699</text:p>
          </table:table-cell>
          <table:table-cell table:style-name="ce23" office:value-type="float" office:value="0.947" calcext:value-type="float">
            <text:p>0.947</text:p>
          </table:table-cell>
          <table:table-cell/>
          <table:table-cell office:value-type="string" calcext:value-type="string">
            <text:p>INPUT ID: 2080 <text:s/>COUNT: 106 <text:s/>VALUE(S): Too many to ouput; example: H INPUT ID: 161 <text:s/>COUNT: 2756 <text:s/>VALUE(S): Too many to ouput; example: A INPUT ID: 1249 <text:s/>COUNT: 106 <text:s/>VALUE(S): Too many to ouput; example: H INPUT ID: 547 <text:s/>COUNT: 106 <text:s/>VALUE(S): Too many to ouput; example: G INPUT ID: 1895 <text:s/>COUNT: 106 <text:s/>VALUE(S): Too many to ouput; example: H INPUT ID: 1464 <text:s/>COUNT: 106 <text:s/>VALUE(S): Too many to ouput; example: H INPUT ID: 1033 <text:s/>COUNT: 106 <text:s/>VALUE(S): Too many to ouput; example: G INPUT ID: 812 <text:s/>COUNT: 106 <text:s/>VALUE(S): Too many to ouput; example: H INPUT ID: 205 <text:s/>COUNT: 106 <text:s/>VALUE(S): Too many to ouput; example: Y INPUT ID: 1679 <text:s/>COUNT: 106 <text:s/>VALUE(S): Too many to ouput; exampl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3.smt2</text:p>
          </table:table-cell>
          <table:table-cell table:style-name="ce21" office:value-type="float" office:value="1200.079" calcext:value-type="float">
            <text:p>1200.07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3.16" calcext:value-type="float">
            <text:p>3.16</text:p>
          </table:table-cell>
          <table:table-cell table:style-name="ce23" office:value-type="float" office:value="4.536" calcext:value-type="float">
            <text:p>4.536</text:p>
          </table:table-cell>
          <table:table-cell/>
          <table:table-cell office:value-type="string" calcext:value-type="string">
            <text:p>INPUT ID: 5058 <text:s/>COUNT: 106 <text:s/>VALUE(S): Too many to ouput; example: G INPUT ID: 1028 <text:s/>COUNT: 106 <text:s/>VALUE(S): Too many to ouput; example: G INPUT ID: 2308 <text:s/>COUNT: 106 <text:s/>VALUE(S): Too many to ouput; example: H INPUT ID: 5252 <text:s/>COUNT: 106 <text:s/>VALUE(S): Too many to ouput; example: G INPUT ID: 4423 <text:s/>COUNT: 106 <text:s/>VALUE(S): Too many to ouput; example: G INPUT ID: 205 <text:s/>COUNT: 106 <text:s/>VALUE(S): Too many to ouput; example: Y INPUT ID: 3789 <text:s/>COUNT: 106 <text:s/>VALUE(S): Too many to ouput; example: G INPUT ID: 1234 <text:s/>COUNT: 106 <text:s/>VALUE(S): Too many to ouput; example: G INPUT ID: 1876 <text:s/>COUNT: 106 <text:s/>VALUE(S): Too many to ouput; example: L INPUT ID: 3159 <text:s/>COUNT: 106 <text:s/>VALUE(S): Too many to ouput; example: G INPUT ID: 2525 <text:s/>COUNT: 106 <text:s/>VALUE(S): Too many to ouput; example: G INPUT ID: 4639 <text:s/>COUNT: 106 <text:s/>VALUE(S): Too many to ouput; example: G INPUT ID: 161 <text:s/>COUNT: 2756 <text:s/>VALUE(S): Too many to ouput; example: A INPUT ID: 547 <text:s/>COUNT: 106 <text:s/>VALUE(S): Too many to ouput; example: G INPUT ID: 4005 <text:s/>COUNT: 106 <text:s/>VALUE(S): Too many to ouput; example: G INPUT ID: 1450 <text:s/>COUNT: 106 <text:s/>VALUE(S): Too many to ouput; example: G INPUT ID: 812 <text:s/>COUNT: 106 <text:s/>VALUE(S): Too many to ouput; example: G INPUT ID: 2092 <text:s/>COUNT: 106 <text:s/>VALUE(S): Too many to ouput; example: G INPUT ID: 3375 <text:s/>COUNT: 106 <text:s/>VALUE(S): Too many to ouput; example: G INPUT ID: 2741 <text:s/>COUNT: 106 <text:s/>VALUE(S): Too many to ouput; example: G INPUT ID: 4855 <text:s/>COUNT: 106 <text:s/>VALUE(S): Too many to ouput; example: G INPUT ID: 3577 <text:s/>COUNT: 106 <text:s/>VALUE(S): Too many to ouput; example: L INPUT ID: 1659 <text:s/>COUNT: 106 <text:s/>VALUE(S): Too many to ouput; example: G INPUT ID: 4221 <text:s/>COUNT: 106 <text:s/>VALUE(S): Too many to ouput; example: G INPUT ID: 5438 <text:s/>COUNT: 106 <text:s/>VALUE(S): Too many to ouput; example: G INPUT ID: 2943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1.744" calcext:value-type="float">
            <text:p>1.744</text:p>
          </table:table-cell>
          <table:table-cell table:style-name="ce23" office:value-type="float" office:value="3.754" calcext:value-type="float">
            <text:p>3.754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office:value-type="string" calcext:value-type="string">
            <text:p>INPUT ID: 3396 <text:s/>COUNT: 106 <text:s/>VALUE(S): Too many to ouput; example: H INPUT ID: 5316 <text:s/>COUNT: 106 <text:s/>VALUE(S): Too many to ouput; example: H INPUT ID: 5957 <text:s/>COUNT: 106 <text:s/>VALUE(S): Too many to ouput; example: K INPUT ID: 1865 <text:s/>COUNT: 106 <text:s/>VALUE(S): Too many to ouput; example: K INPUT ID: 4236 <text:s/>COUNT: 106 <text:s/>VALUE(S): Too many to ouput; example: K INPUT ID: 205 <text:s/>COUNT: 106 <text:s/>VALUE(S): Too many to ouput; example: Y INPUT ID: 8013 <text:s/>COUNT: 106 <text:s/>VALUE(S): Too many to ouput; example: K INPUT ID: 1233 <text:s/>COUNT: 106 <text:s/>VALUE(S): Too many to ouput; example: K INPUT ID: 2514 <text:s/>COUNT: 106 <text:s/>VALUE(S): Too many to ouput; example: K INPUT ID: 6802 <text:s/>COUNT: 106 <text:s/>VALUE(S): Too many to ouput; example: H INPUT ID: 4691 <text:s/>COUNT: 106 <text:s/>VALUE(S): Too many to ouput; example: K INPUT ID: 7830 <text:s/>COUNT: 106 <text:s/>VALUE(S): Too many to ouput; example: K INPUT ID: 6170 <text:s/>COUNT: 106 <text:s/>VALUE(S): Too many to ouput; example: K INPUT ID: 3611 <text:s/>COUNT: 106 <text:s/>VALUE(S): Too many to ouput; example: K INPUT ID: 5531 <text:s/>COUNT: 106 <text:s/>VALUE(S): Too many to ouput; example: K INPUT ID: 2078 <text:s/>COUNT: 106 <text:s/>VALUE(S): Too many to ouput; example: K INPUT ID: 7647 <text:s/>COUNT: 106 <text:s/>VALUE(S): Too many to ouput; example: K INPUT ID: 7456 <text:s/>COUNT: 106 <text:s/>VALUE(S): Too many to ouput; example: K INPUT ID: 161 <text:s/>COUNT: 2756 <text:s/>VALUE(S): Too many to ouput; example: A INPUT ID: 6369 <text:s/>COUNT: 106 <text:s/>VALUE(S): Too many to ouput; example: K INPUT ID: 3810 <text:s/>COUNT: 106 <text:s/>VALUE(S): Too many to ouput; example: K INPUT ID: 547 <text:s/>COUNT: 106 <text:s/>VALUE(S): Too many to ouput; example: K INPUT ID: 1446 <text:s/>COUNT: 106 <text:s/>VALUE(S): Too many to ouput; example: K INPUT ID: 807 <text:s/>COUNT: 106 <text:s/>VALUE(S): Too many to ouput; example: K INPUT ID: 2727 <text:s/>COUNT: 106 <text:s/>VALUE(S): Too many to ouput; example: K INPUT ID: 4904 <text:s/>COUNT: 106 <text:s/>VALUE(S): Too many to ouput; example: K INPUT ID: 7018 <text:s/>COUNT: 106 <text:s/>VALUE(S): Too many to ouput; example: K INPUT ID: 5103 <text:s/>COUNT: 106 <text:s/>VALUE(S): Too many to ouput; example: K INPUT ID: 5744 <text:s/>COUNT: 106 <text:s/>VALUE(S): Too many to ouput; example: K INPUT ID: 4465 <text:s/>COUNT: 106 <text:s/>VALUE(S): Too many to ouput; example: R INPUT ID: 2291 <text:s/>COUNT: 106 <text:s/>VALUE(S): Too many to ouput; example: H INPUT ID: 3187 <text:s/>COUNT: 106 <text:s/>VALUE(S): Too many to ouput; example: R INPUT ID: 6582 <text:s/>COUNT: 106 <text:s/>VALUE(S): Too many to ouput; example: K INPUT ID: 4023 <text:s/>COUNT: 106 <text:s/>VALUE(S): Too many to ouput; example: K INPUT ID: 7225 <text:s/>COUNT: 106 <text:s/>VALUE(S): Too many to ouput; example: K INPUT ID: 1659 <text:s/>COUNT: 106 <text:s/>VALUE(S): Too many to ouput; example: K INPUT ID: 1020 <text:s/>COUNT: 106 <text:s/>VALUE(S): Too many to ouput; example: K INPUT ID: 2940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5.smt2</text:p>
          </table:table-cell>
          <table:table-cell table:style-name="ce21" office:value-type="float" office:value="1200.067" calcext:value-type="float">
            <text:p>1200.067</text:p>
          </table:table-cell>
          <table:table-cell table:style-name="ce23" office:value-type="float" office:value="1.636" calcext:value-type="float">
            <text:p>1.636</text:p>
          </table:table-cell>
          <table:table-cell table:style-name="ce23" office:value-type="float" office:value="3.072" calcext:value-type="float">
            <text:p>3.072</text:p>
          </table:table-cell>
          <table:table-cell table:style-name="ce23" office:value-type="float" office:value="3.534" calcext:value-type="float">
            <text:p>3.534</text:p>
          </table:table-cell>
          <table:table-cell/>
          <table:table-cell office:value-type="string" calcext:value-type="string">
            <text:p>INPUT ID: 161 <text:s/>COUNT: 2756 <text:s/>VALUE(S): Too many to ouput; example: A INPUT ID: 547 <text:s/>COUNT: 106 <text:s/>VALUE(S): Too many to ouput; example: K INPUT ID: 3843 <text:s/>COUNT: 106 <text:s/>VALUE(S): Too many to ouput; example: K INPUT ID: 2757 <text:s/>COUNT: 106 <text:s/>VALUE(S): Too many to ouput; example: K INPUT ID: 4869 <text:s/>COUNT: 106 <text:s/>VALUE(S): Too many to ouput; example: R INPUT ID: 1446 <text:s/>COUNT: 106 <text:s/>VALUE(S): Too many to ouput; example: K INPUT ID: 807 <text:s/>COUNT: 106 <text:s/>VALUE(S): Too many to ouput; example: K INPUT ID: 2986 <text:s/>COUNT: 106 <text:s/>VALUE(S): Too many to ouput; example: K INPUT ID: 3628 <text:s/>COUNT: 106 <text:s/>VALUE(S): Too many to ouput; example: H INPUT ID: 4492 <text:s/>COUNT: 106 <text:s/>VALUE(S): Too many to ouput; example: R INPUT ID: 4684 <text:s/>COUNT: 106 <text:s/>VALUE(S): Too many to ouput; example: R INPUT ID: 205 <text:s/>COUNT: 106 <text:s/>VALUE(S): Too many to ouput; example: Y INPUT ID: 4269 <text:s/>COUNT: 106 <text:s/>VALUE(S): Too many to ouput; example: K INPUT ID: 2095 <text:s/>COUNT: 106 <text:s/>VALUE(S): Too many to ouput; example: K INPUT ID: 2544 <text:s/>COUNT: 106 <text:s/>VALUE(S): Too many to ouput; example: K INPUT ID: 1233 <text:s/>COUNT: 106 <text:s/>VALUE(S): Too many to ouput; example: K INPUT ID: 3189 <text:s/>COUNT: 106 <text:s/>VALUE(S): Too many to ouput; example: R INPUT ID: 3415 <text:s/>COUNT: 106 <text:s/>VALUE(S): Too many to ouput; example: K INPUT ID: 4056 <text:s/>COUNT: 106 <text:s/>VALUE(S): Too many to ouput; example: K INPUT ID: 1882 <text:s/>COUNT: 106 <text:s/>VALUE(S): Too many to ouput; example: K INPUT ID: 1659 <text:s/>COUNT: 106 <text:s/>VALUE(S): Too many to ouput; example: H INPUT ID: 1020 <text:s/>COUNT: 106 <text:s/>VALUE(S): Too many to ouput; example: K INPUT ID: 2335 <text:s/>COUNT: 106 <text:s/>VALUE(S): Too many to ouput; example: R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6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83" calcext:value-type="float">
            <text:p>1.383</text:p>
          </table:table-cell>
          <table:table-cell table:style-name="ce23" office:value-type="float" office:value="2.685" calcext:value-type="float">
            <text:p>2.685</text:p>
          </table:table-cell>
          <table:table-cell table:style-name="ce23" office:value-type="float" office:value="1.1" calcext:value-type="float">
            <text:p>1.1</text:p>
          </table:table-cell>
          <table:table-cell/>
          <table:table-cell office:value-type="string" calcext:value-type="string">
            <text:p>INPUT ID: 2096 <text:s/>COUNT: 106 <text:s/>VALUE(S): Too many to ouput; example: G INPUT ID: 161 <text:s/>COUNT: 2756 <text:s/>VALUE(S): Too many to ouput; example: A INPUT ID: 547 <text:s/>COUNT: 106 <text:s/>VALUE(S): Too many to ouput; example: G INPUT ID: 1028 <text:s/>COUNT: 106 <text:s/>VALUE(S): Too many to ouput; example: G INPUT ID: 1669 <text:s/>COUNT: 106 <text:s/>VALUE(S): Too many to ouput; example: G INPUT ID: 1896 <text:s/>COUNT: 106 <text:s/>VALUE(S): Too many to ouput; example: G INPUT ID: 812 <text:s/>COUNT: 106 <text:s/>VALUE(S): Too many to ouput; example: G INPUT ID: 1244 <text:s/>COUNT: 106 <text:s/>VALUE(S): Too many to ouput; example: G INPUT ID: 205 <text:s/>COUNT: 106 <text:s/>VALUE(S): Too many to ouput; example: Y INPUT ID: 1453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7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342" calcext:value-type="float">
            <text:p>1.342</text:p>
          </table:table-cell>
          <table:table-cell table:style-name="ce23" office:value-type="float" office:value="2.735" calcext:value-type="float">
            <text:p>2.735</text:p>
          </table:table-cell>
          <table:table-cell table:style-name="ce23" office:value-type="float" office:value="1.321" calcext:value-type="float">
            <text:p>1.321</text:p>
          </table:table-cell>
          <table:table-cell/>
          <table:table-cell office:value-type="string" calcext:value-type="string">
            <text:p>INPUT ID: 161 <text:s/>COUNT: 2756 <text:s/>VALUE(S): Too many to ouput; example: A INPUT ID: 547 <text:s/>COUNT: 106 <text:s/>VALUE(S): Too many to ouput; example: K INPUT ID: 1446 <text:s/>COUNT: 106 <text:s/>VALUE(S): Too many to ouput; example: K INPUT ID: 807 <text:s/>COUNT: 106 <text:s/>VALUE(S): Too many to ouput; example: K INPUT ID: 205 <text:s/>COUNT: 106 <text:s/>VALUE(S): Too many to ouput; example: Y INPUT ID: 2095 <text:s/>COUNT: 106 <text:s/>VALUE(S): Too many to ouput; example: K INPUT ID: 1872 <text:s/>COUNT: 106 <text:s/>VALUE(S): Too many to ouput; example: H INPUT ID: 1233 <text:s/>COUNT: 106 <text:s/>VALUE(S): Too many to ouput; example: K INPUT ID: 2548 <text:s/>COUNT: 106 <text:s/>VALUE(S): Too many to ouput; example: K INPUT ID: 1659 <text:s/>COUNT: 106 <text:s/>VALUE(S): Too many to ouput; example: K INPUT ID: 1020 <text:s/>COUNT: 106 <text:s/>VALUE(S): Too many to ouput; example: K INPUT ID: 2301 <text:s/>COUNT: 106 <text:s/>VALUE(S): Too many to ouput; example: K INPUT ID: 2751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8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226" calcext:value-type="float">
            <text:p>1.226</text:p>
          </table:table-cell>
          <table:table-cell table:style-name="ce23" office:value-type="float" office:value="2.503" calcext:value-type="float">
            <text:p>2.503</text:p>
          </table:table-cell>
          <table:table-cell table:style-name="ce23" office:value-type="float" office:value="0.412" calcext:value-type="float">
            <text:p>0.412</text:p>
          </table:table-cell>
          <table:table-cell/>
          <table:table-cell office:value-type="string" calcext:value-type="string">
            <text:p>INPUT ID: 161 <text:s/>COUNT: 2756 <text:s/>VALUE(S): Too many to ouput; example: A INPUT ID: 547 <text:s/>COUNT: 106 <text:s/>VALUE(S): Too many to ouput; example: L INPUT ID: 748 <text:s/>COUNT: 106 <text:s/>VALUE(S): Too many to ouput; example: L INPUT ID: 205 <text:s/>COUNT: 106 <text:s/>VALUE(S): Too many to ouput; exampl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9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8" calcext:value-type="float">
            <text:p>1.38</text:p>
          </table:table-cell>
          <table:table-cell table:style-name="ce23" office:value-type="float" office:value="3.149" calcext:value-type="float">
            <text:p>3.149</text:p>
          </table:table-cell>
          <table:table-cell table:style-name="ce23" office:value-type="float" office:value="4.695" calcext:value-type="float">
            <text:p>4.695</text:p>
          </table:table-cell>
          <table:table-cell/>
          <table:table-cell office:value-type="string" calcext:value-type="string">
            <text:p>INPUT ID: 1028 <text:s/>COUNT: 106 <text:s/>VALUE(S): Too many to ouput; example: G INPUT ID: 1669 <text:s/>COUNT: 106 <text:s/>VALUE(S): Too many to ouput; example: G INPUT ID: 5257 <text:s/>COUNT: 106 <text:s/>VALUE(S): Too many to ouput; example: L INPUT ID: 4427 <text:s/>COUNT: 106 <text:s/>VALUE(S): Too many to ouput; example: H INPUT ID: 205 <text:s/>COUNT: 106 <text:s/>VALUE(S): Too many to ouput; example: Y INPUT ID: 3789 <text:s/>COUNT: 106 <text:s/>VALUE(S): Too many to ouput; example: G INPUT ID: 2318 <text:s/>COUNT: 106 <text:s/>VALUE(S): Too many to ouput; example: G INPUT ID: 1237 <text:s/>COUNT: 106 <text:s/>VALUE(S): Too many to ouput; example: G INPUT ID: 3159 <text:s/>COUNT: 106 <text:s/>VALUE(S): Too many to ouput; example: G INPUT ID: 5463 <text:s/>COUNT: 106 <text:s/>VALUE(S): Too many to ouput; example: L INPUT ID: 2520 <text:s/>COUNT: 106 <text:s/>VALUE(S): Too many to ouput; example: G INPUT ID: 1886 <text:s/>COUNT: 106 <text:s/>VALUE(S): Too many to ouput; example: L INPUT ID: 161 <text:s/>COUNT: 2756 <text:s/>VALUE(S): Too many to ouput; example: A INPUT ID: 4642 <text:s/>COUNT: 106 <text:s/>VALUE(S): Too many to ouput; example: G INPUT ID: 547 <text:s/>COUNT: 106 <text:s/>VALUE(S): Too many to ouput; example: G INPUT ID: 4005 <text:s/>COUNT: 106 <text:s/>VALUE(S): Too many to ouput; example: G INPUT ID: 2726 <text:s/>COUNT: 106 <text:s/>VALUE(S): Too many to ouput; example: H INPUT ID: 812 <text:s/>COUNT: 106 <text:s/>VALUE(S): Too many to ouput; example: G INPUT ID: 4844 <text:s/>COUNT: 106 <text:s/>VALUE(S): Too many to ouput; example: G INPUT ID: 1453 <text:s/>COUNT: 106 <text:s/>VALUE(S): Too many to ouput; example: G INPUT ID: 3375 <text:s/>COUNT: 106 <text:s/>VALUE(S): Too many to ouput; example: G INPUT ID: 4211 <text:s/>COUNT: 106 <text:s/>VALUE(S): Too many to ouput; example: G INPUT ID: 2102 <text:s/>COUNT: 106 <text:s/>VALUE(S): Too many to ouput; example: G INPUT ID: 3577 <text:s/>COUNT: 106 <text:s/>VALUE(S): Too many to ouput; example: L INPUT ID: 5050 <text:s/>COUNT: 106 <text:s/>VALUE(S): Too many to ouput; example: G INPUT ID: 2943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0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0.996" calcext:value-type="float">
            <text:p>0.996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0.488" calcext:value-type="float">
            <text:p>0.488</text:p>
          </table:table-cell>
          <table:table-cell/>
          <table:table-cell office:value-type="string" calcext:value-type="string">
            <text:p>INPUT ID: 161 <text:s/>COUNT: 2756 <text:s/>VALUE(S): Too many to ouput; example: A INPUT ID: 547 <text:s/>COUNT: 106 <text:s/>VALUE(S): Too many to ouput; example: R INPUT ID: 743 <text:s/>COUNT: 106 <text:s/>VALUE(S): Too many to ouput; example: R INPUT ID: 205 <text:s/>COUNT: 106 <text:s/>VALUE(S): Too many to ouput; exampl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041" calcext:value-type="float">
            <text:p>1.041</text:p>
          </table:table-cell>
          <table:table-cell table:style-name="ce23" office:value-type="float" office:value="2.417" calcext:value-type="float">
            <text:p>2.417</text:p>
          </table:table-cell>
          <table:table-cell table:style-name="ce23" office:value-type="float" office:value="0.697" calcext:value-type="float">
            <text:p>0.697</text:p>
          </table:table-cell>
          <table:table-cell/>
          <table:table-cell office:value-type="string" calcext:value-type="string">
            <text:p>INPUT ID: 161 <text:s/>COUNT: 2756 <text:s/>VALUE(S): Too many to ouput; example: A INPUT ID: 753 <text:s/>COUNT: 106 <text:s/>VALUE(S): Too many to ouput; example: H INPUT ID: 547 <text:s/>COUNT: 106 <text:s/>VALUE(S): Too many to ouput; example: H INPUT ID: 205 <text:s/>COUNT: 106 <text:s/>VALUE(S): Too many to ouput; exampl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2.smt2</text:p>
          </table:table-cell>
          <table:table-cell table:style-name="ce21" office:value-type="float" office:value="1200.114" calcext:value-type="float">
            <text:p>1200.114</text:p>
          </table:table-cell>
          <table:table-cell table:style-name="ce23" office:value-type="float" office:value="0.936" calcext:value-type="float">
            <text:p>0.936</text:p>
          </table:table-cell>
          <table:table-cell table:style-name="ce23" office:value-type="float" office:value="2.504" calcext:value-type="float">
            <text:p>2.504</text:p>
          </table:table-cell>
          <table:table-cell table:style-name="ce23" office:value-type="float" office:value="0.896" calcext:value-type="float">
            <text:p>0.896</text:p>
          </table:table-cell>
          <table:table-cell/>
          <table:table-cell office:value-type="string" calcext:value-type="string">
            <text:p>INPUT ID: 161 <text:s/>COUNT: 2756 <text:s/>VALUE(S): Too many to ouput; example: A INPUT ID: 328 <text:s/>COUNT: 106 <text:s/>VALUE(S): Too many to ouput; example: Y INPUT ID: 300 <text:s/>COUNT: 2756 <text:s/>VALUE(S): Too many to ouput; example: A INPUT ID: 205 <text:s/>COUNT: 2650 <text:s/>VALUE(S): Too many to ouput; exampl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0.965" calcext:value-type="float">
            <text:p>0.965</text:p>
          </table:table-cell>
          <table:table-cell table:style-name="ce23" office:value-type="float" office:value="2.342" calcext:value-type="float">
            <text:p>2.342</text:p>
          </table:table-cell>
          <table:table-cell table:style-name="ce23" office:value-type="float" office:value="0.322" calcext:value-type="float">
            <text:p>0.322</text:p>
          </table:table-cell>
          <table:table-cell/>
          <table:table-cell office:value-type="string" calcext:value-type="string">
            <text:p>INPUT ID: 161 <text:s/>COUNT: 1 <text:s/>VALUE(S): <text:s text:c="2"/>INPUT ID: 209 <text:s/>COUNT: 106 <text:s/>VALUE(S): Too many to ouput; exampl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0.984" calcext:value-type="float">
            <text:p>0.984</text:p>
          </table:table-cell>
          <table:table-cell table:style-name="ce23" office:value-type="float" office:value="2.74" calcext:value-type="float">
            <text:p>2.74</text:p>
          </table:table-cell>
          <table:table-cell table:style-name="ce23" office:value-type="float" office:value="0.427" calcext:value-type="float">
            <text:p>0.427</text:p>
          </table:table-cell>
          <table:table-cell/>
          <table:table-cell office:value-type="string" calcext:value-type="string">
            <text:p>INPUT ID: 161 <text:s/>COUNT: 1 <text:s/>VALUE(S): <text:s text:c="2"/>INPUT ID: 209 <text:s/>COUNT: 106 <text:s/>VALUE(S): Too many to ouput; example: Y INPUT ID: 551 <text:s/>COUNT: 2014 <text:s/>VALUE(S): Too many to ouput; exampl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5.smt2</text:p>
          </table:table-cell>
          <table:table-cell table:style-name="ce21" office:value-type="float" office:value="1200.061" calcext:value-type="float">
            <text:p>1200.061</text:p>
          </table:table-cell>
          <table:table-cell table:style-name="ce23" office:value-type="float" office:value="1.495" calcext:value-type="float">
            <text:p>1.495</text:p>
          </table:table-cell>
          <table:table-cell table:style-name="ce23" office:value-type="float" office:value="3.766" calcext:value-type="float">
            <text:p>3.766</text:p>
          </table:table-cell>
          <table:table-cell table:style-name="ce23" office:value-type="float" office:value="10.505" calcext:value-type="float">
            <text:p>10.505</text:p>
          </table:table-cell>
          <table:table-cell/>
          <table:table-cell office:value-type="string" calcext:value-type="string">
            <text:p>INPUT ID: 7809 <text:s/>COUNT: 106 <text:s/>VALUE(S): Too many to ouput; example: K INPUT ID: 2116 <text:s/>COUNT: 106 <text:s/>VALUE(S): Too many to ouput; example: G INPUT ID: 1032 <text:s/>COUNT: 106 <text:s/>VALUE(S): Too many to ouput; example: G INPUT ID: 4872 <text:s/>COUNT: 106 <text:s/>VALUE(S): Too many to ouput; example: G INPUT ID: 1673 <text:s/>COUNT: 106 <text:s/>VALUE(S): Too many to ouput; example: G INPUT ID: 5513 <text:s/>COUNT: 106 <text:s/>VALUE(S): Too many to ouput; example: K INPUT ID: 6985 <text:s/>COUNT: 106 <text:s/>VALUE(S): Too many to ouput; example: H INPUT ID: 4235 <text:s/>COUNT: 106 <text:s/>VALUE(S): Too many to ouput; example: G INPUT ID: 209 <text:s/>COUNT: 106 <text:s/>VALUE(S): Too many to ouput; example: Y INPUT ID: 3601 <text:s/>COUNT: 106 <text:s/>VALUE(S): Too many to ouput; example: L INPUT ID: 7889 <text:s/>COUNT: 2650 <text:s/>VALUE(S): Too many to ouput; example: A INPUT ID: 5074 <text:s/>COUNT: 106 <text:s/>VALUE(S): Too many to ouput; example: G INPUT ID: 7188 <text:s/>COUNT: 106 <text:s/>VALUE(S): Too many to ouput; example: K INPUT ID: 2967 <text:s/>COUNT: 106 <text:s/>VALUE(S): Too many to ouput; example: G INPUT ID: 4441 <text:s/>COUNT: 106 <text:s/>VALUE(S): Too many to ouput; example: H INPUT ID: 2332 <text:s/>COUNT: 106 <text:s/>VALUE(S): Too many to ouput; example: H INPUT ID: 5727 <text:s/>COUNT: 106 <text:s/>VALUE(S): Too many to ouput; example: K INPUT ID: 1248 <text:s/>COUNT: 106 <text:s/>VALUE(S): Too many to ouput; example: G INPUT ID: 161 <text:s/>COUNT: 1 <text:s/>VALUE(S): <text:s text:c="2"/>INPUT ID: 7395 <text:s/>COUNT: 106 <text:s/>VALUE(S): Too many to ouput; example: K INPUT ID: 3813 <text:s/>COUNT: 106 <text:s/>VALUE(S): Too many to ouput; example: G INPUT ID: 551 <text:s/>COUNT: 106 <text:s/>VALUE(S): Too many to ouput; example: G INPUT ID: 5291 <text:s/>COUNT: 106 <text:s/>VALUE(S): Too many to ouput; example: P INPUT ID: 1900 <text:s/>COUNT: 106 <text:s/>VALUE(S): Too many to ouput; example: L INPUT ID: 5934 <text:s/>COUNT: 106 <text:s/>VALUE(S): Too many to ouput; example: K INPUT ID: 3183 <text:s/>COUNT: 106 <text:s/>VALUE(S): Too many to ouput; example: G INPUT ID: 6127 <text:s/>COUNT: 106 <text:s/>VALUE(S): Too many to ouput; example: K INPUT ID: 6575 <text:s/>COUNT: 106 <text:s/>VALUE(S): Too many to ouput; example: R INPUT ID: 816 <text:s/>COUNT: 106 <text:s/>VALUE(S): Too many to ouput; example: G INPUT ID: 4656 <text:s/>COUNT: 106 <text:s/>VALUE(S): Too many to ouput; example: G INPUT ID: 1457 <text:s/>COUNT: 106 <text:s/>VALUE(S): Too many to ouput; example: G INPUT ID: 7602 <text:s/>COUNT: 106 <text:s/>VALUE(S): Too many to ouput; example: K INPUT ID: 2549 <text:s/>COUNT: 106 <text:s/>VALUE(S): Too many to ouput; example: G INPUT ID: 3385 <text:s/>COUNT: 106 <text:s/>VALUE(S): Too many to ouput; example: G INPUT ID: 6778 <text:s/>COUNT: 106 <text:s/>VALUE(S): Too many to ouput; example: K INPUT ID: 4029 <text:s/>COUNT: 106 <text:s/>VALUE(S): Too many to ouput; example: G INPUT ID: 6334 <text:s/>COUNT: 106 <text:s/>VALUE(S): Too many to ouput; example: K INPUT ID: 2751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6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72" calcext:value-type="float">
            <text:p>1.172</text:p>
          </table:table-cell>
          <table:table-cell table:style-name="ce23" office:value-type="float" office:value="2.916" calcext:value-type="float">
            <text:p>2.916</text:p>
          </table:table-cell>
          <table:table-cell table:style-name="ce23" office:value-type="float" office:value="2.899" calcext:value-type="float">
            <text:p>2.899</text:p>
          </table:table-cell>
          <table:table-cell/>
          <table:table-cell office:value-type="string" calcext:value-type="string">
            <text:p>INPUT ID: 161 <text:s/>COUNT: 1 <text:s/>VALUE(S): <text:s text:c="2"/>INPUT ID: 1921 <text:s/>COUNT: 106 <text:s/>VALUE(S): Too many to ouput; example: P INPUT ID: 3011 <text:s/>COUNT: 106 <text:s/>VALUE(S): Too many to ouput; example: K INPUT ID: 551 <text:s/>COUNT: 106 <text:s/>VALUE(S): Too many to ouput; example: P INPUT ID: 1703 <text:s/>COUNT: 106 <text:s/>VALUE(S): Too many to ouput; example: P INPUT ID: 2793 <text:s/>COUNT: 106 <text:s/>VALUE(S): Too many to ouput; example: P INPUT ID: 3433 <text:s/>COUNT: 106 <text:s/>VALUE(S): Too many to ouput; example: G INPUT ID: 3530 <text:s/>COUNT: 2650 <text:s/>VALUE(S): Too many to ouput; example: A INPUT ID: 1485 <text:s/>COUNT: 106 <text:s/>VALUE(S): Too many to ouput; example: P INPUT ID: 1039 <text:s/>COUNT: 106 <text:s/>VALUE(S): Too many to ouput; example: G INPUT ID: 2575 <text:s/>COUNT: 106 <text:s/>VALUE(S): Too many to ouput; example: P INPUT ID: 1264 <text:s/>COUNT: 106 <text:s/>VALUE(S): Too many to ouput; example: H INPUT ID: 209 <text:s/>COUNT: 106 <text:s/>VALUE(S): Too many to ouput; example: Y INPUT ID: 817 <text:s/>COUNT: 106 <text:s/>VALUE(S): Too many to ouput; example: K INPUT ID: 3217 <text:s/>COUNT: 106 <text:s/>VALUE(S): Too many to ouput; example: G INPUT ID: 2357 <text:s/>COUNT: 106 <text:s/>VALUE(S): Too many to ouput; example: P INPUT ID: 2139 <text:s/>COUNT: 106 <text:s/>VALUE(S): Too many to ouput; exampl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7.smt2</text:p>
          </table:table-cell>
          <table:table-cell table:style-name="ce21" office:value-type="float" office:value="1200.043" calcext:value-type="float">
            <text:p>1200.043</text:p>
          </table:table-cell>
          <table:table-cell table:style-name="ce23" office:value-type="float" office:value="1.242" calcext:value-type="float">
            <text:p>1.242</text:p>
          </table:table-cell>
          <table:table-cell table:style-name="ce23" office:value-type="float" office:value="2.939" calcext:value-type="float">
            <text:p>2.939</text:p>
          </table:table-cell>
          <table:table-cell table:style-name="ce23" office:value-type="float" office:value="2.471" calcext:value-type="float">
            <text:p>2.471</text:p>
          </table:table-cell>
          <table:table-cell/>
          <table:table-cell office:value-type="string" calcext:value-type="string">
            <text:p>INPUT ID: 161 <text:s/>COUNT: 1 <text:s/>VALUE(S): <text:s text:c="2"/>INPUT ID: 1731 <text:s/>COUNT: 106 <text:s/>VALUE(S): Too many to ouput; example: G INPUT ID: 551 <text:s/>COUNT: 106 <text:s/>VALUE(S): Too many to ouput; example: P INPUT ID: 209 <text:s/>COUNT: 106 <text:s/>VALUE(S): Too many to ouput; example: Y INPUT ID: 817 <text:s/>COUNT: 106 <text:s/>VALUE(S): Too many to ouput; example: K INPUT ID: 1073 <text:s/>COUNT: 106 <text:s/>VALUE(S): Too many to ouput; example: G INPUT ID: 1304 <text:s/>COUNT: 106 <text:s/>VALUE(S): Too many to ouput; example: P INPUT ID: 1528 <text:s/>COUNT: 106 <text:s/>VALUE(S): Too many to ouput; example: K INPUT ID: 1946 <text:s/>COUNT: 106 <text:s/>VALUE(S): Too many to ouput; example: P INPUT ID: 2170 <text:s/>COUNT: 106 <text:s/>VALUE(S): Too many to ouput; example: K INPUT ID: 2587 <text:s/>COUNT: 106 <text:s/>VALUE(S): Too many to ouput; example: P INPUT ID: 2811 <text:s/>COUNT: 106 <text:s/>VALUE(S): Too many to ouput; example: K INPUT ID: 3228 <text:s/>COUNT: 106 <text:s/>VALUE(S): Too many to ouput; example: P INPUT ID: 2365 <text:s/>COUNT: 106 <text:s/>VALUE(S): Too many to ouput; example: G INPUT ID: 3006 <text:s/>COUNT: 106 <text:s/>VALUE(S): Too many to ouput; example: G INPUT ID: 3327 <text:s/>COUNT: 2650 <text:s/>VALUE(S): Too many to ouput; exampl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8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3.11" calcext:value-type="float">
            <text:p>3.11</text:p>
          </table:table-cell>
          <table:table-cell table:style-name="ce23" office:value-type="float" office:value="3.933" calcext:value-type="float">
            <text:p>3.933</text:p>
          </table:table-cell>
          <table:table-cell/>
          <table:table-cell office:value-type="string" calcext:value-type="string">
            <text:p>INPUT ID: 161 <text:s/>COUNT: 2756 <text:s/>VALUE(S): Too many to ouput; example: A INPUT ID: 4866 <text:s/>COUNT: 106 <text:s/>VALUE(S): Too many to ouput; example: P INPUT ID: 547 <text:s/>COUNT: 106 <text:s/>VALUE(S): Too many to ouput; example: P INPUT ID: 1476 <text:s/>COUNT: 106 <text:s/>VALUE(S): Too many to ouput; example: K INPUT ID: 2981 <text:s/>COUNT: 106 <text:s/>VALUE(S): Too many to ouput; example: H INPUT ID: 4965 <text:s/>COUNT: 2650 <text:s/>VALUE(S): Too many to ouput; example: A INPUT ID: 1258 <text:s/>COUNT: 106 <text:s/>VALUE(S): Too many to ouput; example: P INPUT ID: 2122 <text:s/>COUNT: 106 <text:s/>VALUE(S): Too many to ouput; example: K INPUT ID: 3402 <text:s/>COUNT: 106 <text:s/>VALUE(S): Too many to ouput; example: K INPUT ID: 1035 <text:s/>COUNT: 106 <text:s/>VALUE(S): Too many to ouput; example: H INPUT ID: 205 <text:s/>COUNT: 106 <text:s/>VALUE(S): Too many to ouput; example: Y INPUT ID: 813 <text:s/>COUNT: 106 <text:s/>VALUE(S): Too many to ouput; example: K INPUT ID: 3821 <text:s/>COUNT: 106 <text:s/>VALUE(S): Too many to ouput; example: K INPUT ID: 1904 <text:s/>COUNT: 106 <text:s/>VALUE(S): Too many to ouput; example: P INPUT ID: 2768 <text:s/>COUNT: 106 <text:s/>VALUE(S): Too many to ouput; example: K INPUT ID: 4240 <text:s/>COUNT: 106 <text:s/>VALUE(S): Too many to ouput; example: K INPUT ID: 4659 <text:s/>COUNT: 106 <text:s/>VALUE(S): Too many to ouput; example: K INPUT ID: 2550 <text:s/>COUNT: 106 <text:s/>VALUE(S): Too many to ouput; example: P INPUT ID: 1689 <text:s/>COUNT: 106 <text:s/>VALUE(S): Too many to ouput; example: H INPUT ID: 3609 <text:s/>COUNT: 106 <text:s/>VALUE(S): Too many to ouput; example: P INPUT ID: 4028 <text:s/>COUNT: 106 <text:s/>VALUE(S): Too many to ouput; example: P INPUT ID: 3197 <text:s/>COUNT: 106 <text:s/>VALUE(S): Too many to ouput; example: P INPUT ID: 2335 <text:s/>COUNT: 106 <text:s/>VALUE(S): Too many to ouput; example: H INPUT ID: 4447 <text:s/>COUNT: 106 <text:s/>VALUE(S): Too many to ouput; exampl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9.smt2</text:p>
          </table:table-cell>
          <table:table-cell table:style-name="ce21" office:value-type="float" office:value="1200.086" calcext:value-type="float">
            <text:p>1200.086</text:p>
          </table:table-cell>
          <table:table-cell table:style-name="ce23" office:value-type="float" office:value="1.214" calcext:value-type="float">
            <text:p>1.214</text:p>
          </table:table-cell>
          <table:table-cell table:style-name="ce23" office:value-type="float" office:value="2.995" calcext:value-type="float">
            <text:p>2.995</text:p>
          </table:table-cell>
          <table:table-cell table:style-name="ce23" office:value-type="float" office:value="2.823" calcext:value-type="float">
            <text:p>2.823</text:p>
          </table:table-cell>
          <table:table-cell/>
          <table:table-cell office:value-type="string" calcext:value-type="string">
            <text:p>INPUT ID: 161 <text:s/>COUNT: 1 <text:s/>VALUE(S): <text:s text:c="2"/>INPUT ID: 3618 <text:s/>COUNT: 106 <text:s/>VALUE(S): Too many to ouput; example: P INPUT ID: 2756 <text:s/>COUNT: 106 <text:s/>VALUE(S): Too many to ouput; example: P INPUT ID: 3717 <text:s/>COUNT: 2650 <text:s/>VALUE(S): Too many to ouput; example: A INPUT ID: 551 <text:s/>COUNT: 106 <text:s/>VALUE(S): Too many to ouput; example: P INPUT ID: 2119 <text:s/>COUNT: 106 <text:s/>VALUE(S): Too many to ouput; example: K INPUT ID: 1257 <text:s/>COUNT: 106 <text:s/>VALUE(S): Too many to ouput; example: K INPUT ID: 1901 <text:s/>COUNT: 106 <text:s/>VALUE(S): Too many to ouput; example: P INPUT ID: 3405 <text:s/>COUNT: 106 <text:s/>VALUE(S): Too many to ouput; example: K INPUT ID: 1039 <text:s/>COUNT: 106 <text:s/>VALUE(S): Too many to ouput; example: P INPUT ID: 209 <text:s/>COUNT: 106 <text:s/>VALUE(S): Too many to ouput; example: Y INPUT ID: 817 <text:s/>COUNT: 106 <text:s/>VALUE(S): Too many to ouput; example: K INPUT ID: 3187 <text:s/>COUNT: 106 <text:s/>VALUE(S): Too many to ouput; example: P INPUT ID: 2550 <text:s/>COUNT: 106 <text:s/>VALUE(S): Too many to ouput; example: K INPUT ID: 1688 <text:s/>COUNT: 106 <text:s/>VALUE(S): Too many to ouput; example: K INPUT ID: 2332 <text:s/>COUNT: 106 <text:s/>VALUE(S): Too many to ouput; example: P INPUT ID: 1470 <text:s/>COUNT: 106 <text:s/>VALUE(S): Too many to ouput; example: P INPUT ID: 2974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0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534" calcext:value-type="float">
            <text:p>1.534</text:p>
          </table:table-cell>
          <table:table-cell table:style-name="ce23" office:value-type="float" office:value="3.025" calcext:value-type="float">
            <text:p>3.025</text:p>
          </table:table-cell>
          <table:table-cell table:style-name="ce23" office:value-type="float" office:value="4.471" calcext:value-type="float">
            <text:p>4.471</text:p>
          </table:table-cell>
          <table:table-cell/>
          <table:table-cell office:value-type="string" calcext:value-type="string">
            <text:p>INPUT ID: 4352 <text:s/>COUNT: 2650 <text:s/>VALUE(S): Too many to ouput; example: A INPUT ID: 161 <text:s/>COUNT: 2756 <text:s/>VALUE(S): Too many to ouput; example: A INPUT ID: 2337 <text:s/>COUNT: 106 <text:s/>VALUE(S): Too many to ouput; example: H INPUT ID: 3202 <text:s/>COUNT: 106 <text:s/>VALUE(S): Too many to ouput; example: P INPUT ID: 547 <text:s/>COUNT: 106 <text:s/>VALUE(S): Too many to ouput; example: P INPUT ID: 1479 <text:s/>COUNT: 106 <text:s/>VALUE(S): Too many to ouput; example: G INPUT ID: 3624 <text:s/>COUNT: 106 <text:s/>VALUE(S): Too many to ouput; example: P INPUT ID: 2986 <text:s/>COUNT: 106 <text:s/>VALUE(S): Too many to ouput; example: H INPUT ID: 205 <text:s/>COUNT: 106 <text:s/>VALUE(S): Too many to ouput; example: Y INPUT ID: 813 <text:s/>COUNT: 106 <text:s/>VALUE(S): Too many to ouput; example: G INPUT ID: 1261 <text:s/>COUNT: 106 <text:s/>VALUE(S): Too many to ouput; example: P INPUT ID: 4047 <text:s/>COUNT: 106 <text:s/>VALUE(S): Too many to ouput; example: L INPUT ID: 1040 <text:s/>COUNT: 106 <text:s/>VALUE(S): Too many to ouput; example: H INPUT ID: 2128 <text:s/>COUNT: 106 <text:s/>VALUE(S): Too many to ouput; example: G INPUT ID: 2770 <text:s/>COUNT: 106 <text:s/>VALUE(S): Too many to ouput; example: G INPUT ID: 1910 <text:s/>COUNT: 106 <text:s/>VALUE(S): Too many to ouput; example: P INPUT ID: 3414 <text:s/>COUNT: 106 <text:s/>VALUE(S): Too many to ouput; example: G INPUT ID: 2552 <text:s/>COUNT: 106 <text:s/>VALUE(S): Too many to ouput; example: P INPUT ID: 3836 <text:s/>COUNT: 106 <text:s/>VALUE(S): Too many to ouput; example: G INPUT ID: 4253 <text:s/>COUNT: 106 <text:s/>VALUE(S): Too many to ouput; example: P INPUT ID: 1695 <text:s/>COUNT: 106 <text:s/>VALUE(S): Too many to ouput; exampl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1.smt2</text:p>
          </table:table-cell>
          <table:table-cell table:style-name="ce21" office:value-type="float" office:value="1200.058" calcext:value-type="float">
            <text:p>1200.058</text:p>
          </table:table-cell>
          <table:table-cell table:style-name="ce23" office:value-type="float" office:value="1.169" calcext:value-type="float">
            <text:p>1.169</text:p>
          </table:table-cell>
          <table:table-cell table:style-name="ce23" office:value-type="float" office:value="2.801" calcext:value-type="float">
            <text:p>2.801</text:p>
          </table:table-cell>
          <table:table-cell table:style-name="ce23" office:value-type="float" office:value="2.147" calcext:value-type="float">
            <text:p>2.147</text:p>
          </table:table-cell>
          <table:table-cell/>
          <table:table-cell office:value-type="string" calcext:value-type="string">
            <text:p>INPUT ID: 800 <text:s/>COUNT: 106 <text:s/>VALUE(S): Too many to ouput; example: G INPUT ID: 1472 <text:s/>COUNT: 106 <text:s/>VALUE(S): Too many to ouput; example: P INPUT ID: 161 <text:s/>COUNT: 1 <text:s/>VALUE(S): <text:s text:c="2"/>INPUT ID: 2117 <text:s/>COUNT: 106 <text:s/>VALUE(S): Too many to ouput; example: G INPUT ID: 551 <text:s/>COUNT: 106 <text:s/>VALUE(S): Too many to ouput; example: P INPUT ID: 1256 <text:s/>COUNT: 106 <text:s/>VALUE(S): Too many to ouput; example: G INPUT ID: 1899 <text:s/>COUNT: 106 <text:s/>VALUE(S): Too many to ouput; example: P INPUT ID: 1038 <text:s/>COUNT: 106 <text:s/>VALUE(S): Too many to ouput; example: P INPUT ID: 209 <text:s/>COUNT: 106 <text:s/>VALUE(S): Too many to ouput; example: Y INPUT ID: 2551 <text:s/>COUNT: 106 <text:s/>VALUE(S): Too many to ouput; example: G INPUT ID: 2648 <text:s/>COUNT: 2650 <text:s/>VALUE(S): Too many to ouput; example: A INPUT ID: 1690 <text:s/>COUNT: 106 <text:s/>VALUE(S): Too many to ouput; example: G INPUT ID: 2333 <text:s/>COUNT: 106 <text:s/>VALUE(S): Too many to ouput; exampl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2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043" calcext:value-type="float">
            <text:p>3.043</text:p>
          </table:table-cell>
          <table:table-cell table:style-name="ce23" office:value-type="float" office:value="3.868" calcext:value-type="float">
            <text:p>3.868</text:p>
          </table:table-cell>
          <table:table-cell/>
          <table:table-cell office:value-type="string" calcext:value-type="string">
            <text:p>INPUT ID: 2336 <text:s/>COUNT: 106 <text:s/>VALUE(S): Too many to ouput; example: P INPUT ID: 161 <text:s/>COUNT: 1 <text:s/>VALUE(S): <text:s text:c="2"/>INPUT ID: 3396 <text:s/>COUNT: 106 <text:s/>VALUE(S): Too many to ouput; example: P INPUT ID: 1254 <text:s/>COUNT: 106 <text:s/>VALUE(S): Too many to ouput; example: H INPUT ID: 551 <text:s/>COUNT: 106 <text:s/>VALUE(S): Too many to ouput; example: P INPUT ID: 2120 <text:s/>COUNT: 106 <text:s/>VALUE(S): Too many to ouput; example: H INPUT ID: 2760 <text:s/>COUNT: 106 <text:s/>VALUE(S): Too many to ouput; example: P INPUT ID: 1036 <text:s/>COUNT: 106 <text:s/>VALUE(S): Too many to ouput; example: P INPUT ID: 1902 <text:s/>COUNT: 106 <text:s/>VALUE(S): Too many to ouput; example: P INPUT ID: 3184 <text:s/>COUNT: 106 <text:s/>VALUE(S): Too many to ouput; example: P INPUT ID: 209 <text:s/>COUNT: 106 <text:s/>VALUE(S): Too many to ouput; example: Y INPUT ID: 817 <text:s/>COUNT: 106 <text:s/>VALUE(S): Too many to ouput; example: H INPUT ID: 2548 <text:s/>COUNT: 106 <text:s/>VALUE(S): Too many to ouput; example: P INPUT ID: 1687 <text:s/>COUNT: 106 <text:s/>VALUE(S): Too many to ouput; example: H INPUT ID: 3608 <text:s/>COUNT: 106 <text:s/>VALUE(S): Too many to ouput; example: P INPUT ID: 3707 <text:s/>COUNT: 2650 <text:s/>VALUE(S): Too many to ouput; example: A INPUT ID: 2972 <text:s/>COUNT: 106 <text:s/>VALUE(S): Too many to ouput; example: P INPUT ID: 1469 <text:s/>COUNT: 106 <text:s/>VALUE(S): Too many to ouput; exampl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3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1.217" calcext:value-type="float">
            <text:p>1.217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2.373" calcext:value-type="float">
            <text:p>2.373</text:p>
          </table:table-cell>
          <table:table-cell/>
          <table:table-cell office:value-type="string" calcext:value-type="string">
            <text:p>INPUT ID: 161 <text:s/>COUNT: 1 <text:s/>VALUE(S): <text:s text:c="2"/>INPUT ID: 2561 <text:s/>COUNT: 106 <text:s/>VALUE(S): Too many to ouput; example: P INPUT ID: 2660 <text:s/>COUNT: 2650 <text:s/>VALUE(S): Too many to ouput; example: A INPUT ID: 1253 <text:s/>COUNT: 106 <text:s/>VALUE(S): Too many to ouput; example: P INPUT ID: 551 <text:s/>COUNT: 106 <text:s/>VALUE(S): Too many to ouput; example: P INPUT ID: 2343 <text:s/>COUNT: 106 <text:s/>VALUE(S): Too many to ouput; example: P INPUT ID: 1035 <text:s/>COUNT: 106 <text:s/>VALUE(S): Too many to ouput; example: P INPUT ID: 2125 <text:s/>COUNT: 106 <text:s/>VALUE(S): Too many to ouput; example: P INPUT ID: 209 <text:s/>COUNT: 106 <text:s/>VALUE(S): Too many to ouput; example: Y INPUT ID: 817 <text:s/>COUNT: 106 <text:s/>VALUE(S): Too many to ouput; example: P INPUT ID: 1907 <text:s/>COUNT: 106 <text:s/>VALUE(S): Too many to ouput; example: P INPUT ID: 1689 <text:s/>COUNT: 106 <text:s/>VALUE(S): Too many to ouput; example: P INPUT ID: 1471 <text:s/>COUNT: 106 <text:s/>VALUE(S): Too many to ouput; exampl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4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407" calcext:value-type="float">
            <text:p>1.407</text:p>
          </table:table-cell>
          <table:table-cell table:style-name="ce23" office:value-type="float" office:value="3.538" calcext:value-type="float">
            <text:p>3.538</text:p>
          </table:table-cell>
          <table:table-cell table:style-name="ce23" office:value-type="float" office:value="10.422" calcext:value-type="float">
            <text:p>10.422</text:p>
          </table:table-cell>
          <table:table-cell/>
          <table:table-cell office:value-type="string" calcext:value-type="string">
            <text:p>INPUT ID: 4226 <text:s/>COUNT: 106 <text:s/>VALUE(S): Too many to ouput; example: H INPUT ID: 6530 <text:s/>COUNT: 106 <text:s/>VALUE(S): Too many to ouput; example: K INPUT ID: 2756 <text:s/>COUNT: 106 <text:s/>VALUE(S): Too many to ouput; example: G INPUT ID: 5700 <text:s/>COUNT: 106 <text:s/>VALUE(S): Too many to ouput; example: H INPUT ID: 1036 <text:s/>COUNT: 106 <text:s/>VALUE(S): Too many to ouput; example: G INPUT ID: 3596 <text:s/>COUNT: 106 <text:s/>VALUE(S): Too many to ouput; example: G INPUT ID: 1677 <text:s/>COUNT: 106 <text:s/>VALUE(S): Too many to ouput; example: G INPUT ID: 209 <text:s/>COUNT: 106 <text:s/>VALUE(S): Too many to ouput; example: Y INPUT ID: 6737 <text:s/>COUNT: 106 <text:s/>VALUE(S): Too many to ouput; example: K INPUT ID: 2962 <text:s/>COUNT: 106 <text:s/>VALUE(S): Too many to ouput; example: G INPUT ID: 5075 <text:s/>COUNT: 106 <text:s/>VALUE(S): Too many to ouput; example: G INPUT ID: 5909 <text:s/>COUNT: 106 <text:s/>VALUE(S): Too many to ouput; example: K INPUT ID: 3798 <text:s/>COUNT: 106 <text:s/>VALUE(S): Too many to ouput; example: G INPUT ID: 4441 <text:s/>COUNT: 106 <text:s/>VALUE(S): Too many to ouput; example: G INPUT ID: 2331 <text:s/>COUNT: 106 <text:s/>VALUE(S): Too many to ouput; example: K INPUT ID: 3164 <text:s/>COUNT: 106 <text:s/>VALUE(S): Too many to ouput; example: G INPUT ID: 6944 <text:s/>COUNT: 106 <text:s/>VALUE(S): Too many to ouput; example: K INPUT ID: 161 <text:s/>COUNT: 1 <text:s/>VALUE(S): <text:s text:c="2"/>INPUT ID: 1252 <text:s/>COUNT: 106 <text:s/>VALUE(S): Too many to ouput; example: G INPUT ID: 6116 <text:s/>COUNT: 106 <text:s/>VALUE(S): Too many to ouput; example: K INPUT ID: 1893 <text:s/>COUNT: 106 <text:s/>VALUE(S): Too many to ouput; example: G INPUT ID: 551 <text:s/>COUNT: 106 <text:s/>VALUE(S): Too many to ouput; example: K INPUT ID: 811 <text:s/>COUNT: 106 <text:s/>VALUE(S): Too many to ouput; example: G INPUT ID: 5291 <text:s/>COUNT: 106 <text:s/>VALUE(S): Too many to ouput; example: G INPUT ID: 4014 <text:s/>COUNT: 106 <text:s/>VALUE(S): Too many to ouput; example: L INPUT ID: 2544 <text:s/>COUNT: 106 <text:s/>VALUE(S): Too many to ouput; example: L INPUT ID: 7024 <text:s/>COUNT: 2650 <text:s/>VALUE(S): Too many to ouput; example: A INPUT ID: 4657 <text:s/>COUNT: 106 <text:s/>VALUE(S): Too many to ouput; example: G INPUT ID: 6323 <text:s/>COUNT: 106 <text:s/>VALUE(S): Too many to ouput; example: K INPUT ID: 3380 <text:s/>COUNT: 106 <text:s/>VALUE(S): Too many to ouput; example: G INPUT ID: 1461 <text:s/>COUNT: 106 <text:s/>VALUE(S): Too many to ouput; example: G INPUT ID: 5493 <text:s/>COUNT: 106 <text:s/>VALUE(S): Too many to ouput; example: G INPUT ID: 4859 <text:s/>COUNT: 106 <text:s/>VALUE(S): Too many to ouput; example: G INPUT ID: 2110 <text:s/>COUNT: 106 <text:s/>VALUE(S): Too many to ouput; exampl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5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19" calcext:value-type="float">
            <text:p>3.19</text:p>
          </table:table-cell>
          <table:table-cell table:style-name="ce23" office:value-type="float" office:value="6.663" calcext:value-type="float">
            <text:p>6.663</text:p>
          </table:table-cell>
          <table:table-cell/>
          <table:table-cell office:value-type="string" calcext:value-type="string">
            <text:p>INPUT ID: 4000 <text:s/>COUNT: 106 <text:s/>VALUE(S): Too many to ouput; example: L INPUT ID: 161 <text:s/>COUNT: 1 <text:s/>VALUE(S): <text:s text:c="2"/>INPUT ID: 3169 <text:s/>COUNT: 106 <text:s/>VALUE(S): Too many to ouput; example: K INPUT ID: 1894 <text:s/>COUNT: 106 <text:s/>VALUE(S): Too many to ouput; example: K INPUT ID: 551 <text:s/>COUNT: 106 <text:s/>VALUE(S): Too many to ouput; example: K INPUT ID: 1257 <text:s/>COUNT: 106 <text:s/>VALUE(S): Too many to ouput; example: K INPUT ID: 2953 <text:s/>COUNT: 106 <text:s/>VALUE(S): Too many to ouput; example: H INPUT ID: 2538 <text:s/>COUNT: 106 <text:s/>VALUE(S): Too many to ouput; example: K INPUT ID: 811 <text:s/>COUNT: 106 <text:s/>VALUE(S): Too many to ouput; example: G INPUT ID: 1036 <text:s/>COUNT: 106 <text:s/>VALUE(S): Too many to ouput; example: H INPUT ID: 4717 <text:s/>COUNT: 2650 <text:s/>VALUE(S): Too many to ouput; example: A INPUT ID: 4206 <text:s/>COUNT: 106 <text:s/>VALUE(S): Too many to ouput; example: K INPUT ID: 1679 <text:s/>COUNT: 106 <text:s/>VALUE(S): Too many to ouput; example: H INPUT ID: 4623 <text:s/>COUNT: 106 <text:s/>VALUE(S): Too many to ouput; example: K INPUT ID: 3376 <text:s/>COUNT: 106 <text:s/>VALUE(S): Too many to ouput; example: K INPUT ID: 209 <text:s/>COUNT: 106 <text:s/>VALUE(S): Too many to ouput; example: Y INPUT ID: 3793 <text:s/>COUNT: 106 <text:s/>VALUE(S): Too many to ouput; example: G INPUT ID: 2323 <text:s/>COUNT: 106 <text:s/>VALUE(S): Too many to ouput; example: H INPUT ID: 2107 <text:s/>COUNT: 106 <text:s/>VALUE(S): Too many to ouput; example: G INPUT ID: 4413 <text:s/>COUNT: 106 <text:s/>VALUE(S): Too many to ouput; example: G INPUT ID: 1470 <text:s/>COUNT: 106 <text:s/>VALUE(S): Too many to ouput; example: G INPUT ID: 2751 <text:s/>COUNT: 106 <text:s/>VALUE(S): Too many to ouput; example: G INPUT ID: 3583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6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071" calcext:value-type="float">
            <text:p>1.071</text:p>
          </table:table-cell>
          <table:table-cell table:style-name="ce23" office:value-type="float" office:value="2.841" calcext:value-type="float">
            <text:p>2.841</text:p>
          </table:table-cell>
          <table:table-cell table:style-name="ce23" office:value-type="float" office:value="1.226" calcext:value-type="float">
            <text:p>1.226</text:p>
          </table:table-cell>
          <table:table-cell/>
          <table:table-cell office:value-type="string" calcext:value-type="string">
            <text:p>INPUT ID: 1232 <text:s/>COUNT: 106 <text:s/>VALUE(S): Too many to ouput; example: G INPUT ID: 161 <text:s/>COUNT: 1 <text:s/>VALUE(S): <text:s text:c="2"/>INPUT ID: 209 <text:s/>COUNT: 106 <text:s/>VALUE(S): Too many to ouput; example: Y INPUT ID: 1668 <text:s/>COUNT: 106 <text:s/>VALUE(S): Too many to ouput; example: G INPUT ID: 1877 <text:s/>COUNT: 106 <text:s/>VALUE(S): Too many to ouput; example: K INPUT ID: 551 <text:s/>COUNT: 106 <text:s/>VALUE(S): Too many to ouput; example: K INPUT ID: 2090 <text:s/>COUNT: 106 <text:s/>VALUE(S): Too many to ouput; example: G INPUT ID: 811 <text:s/>COUNT: 106 <text:s/>VALUE(S): Too many to ouput; example: G INPUT ID: 1019 <text:s/>COUNT: 106 <text:s/>VALUE(S): Too many to ouput; example: K INPUT ID: 2187 <text:s/>COUNT: 2650 <text:s/>VALUE(S): Too many to ouput; example: A INPUT ID: 1455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7.smt2</text:p>
          </table:table-cell>
          <table:table-cell table:style-name="ce21" office:value-type="float" office:value="1200.064" calcext:value-type="float">
            <text:p>1200.064</text:p>
          </table:table-cell>
          <table:table-cell table:style-name="ce23" office:value-type="float" office:value="1.306" calcext:value-type="float">
            <text:p>1.306</text:p>
          </table:table-cell>
          <table:table-cell table:style-name="ce23" office:value-type="float" office:value="3.187" calcext:value-type="float">
            <text:p>3.187</text:p>
          </table:table-cell>
          <table:table-cell table:style-name="ce23" office:value-type="float" office:value="4.456" calcext:value-type="float">
            <text:p>4.456</text:p>
          </table:table-cell>
          <table:table-cell/>
          <table:table-cell office:value-type="string" calcext:value-type="string">
            <text:p>INPUT ID: 161 <text:s/>COUNT: 1 <text:s/>VALUE(S): <text:s text:c="2"/>INPUT ID: 1249 <text:s/>COUNT: 106 <text:s/>VALUE(S): Too many to ouput; example: H INPUT ID: 4738 <text:s/>COUNT: 2650 <text:s/>VALUE(S): Too many to ouput; example: A INPUT ID: 2532 <text:s/>COUNT: 106 <text:s/>VALUE(S): Too many to ouput; example: H INPUT ID: 4420 <text:s/>COUNT: 106 <text:s/>VALUE(S): Too many to ouput; example: K INPUT ID: 551 <text:s/>COUNT: 106 <text:s/>VALUE(S): Too many to ouput; example: K INPUT ID: 3369 <text:s/>COUNT: 106 <text:s/>VALUE(S): Too many to ouput; example: K INPUT ID: 3817 <text:s/>COUNT: 106 <text:s/>VALUE(S): Too many to ouput; example: R INPUT ID: 1898 <text:s/>COUNT: 106 <text:s/>VALUE(S): Too many to ouput; example: K INPUT ID: 811 <text:s/>COUNT: 106 <text:s/>VALUE(S): Too many to ouput; example: G INPUT ID: 2955 <text:s/>COUNT: 106 <text:s/>VALUE(S): Too many to ouput; example: K INPUT ID: 1036 <text:s/>COUNT: 106 <text:s/>VALUE(S): Too many to ouput; example: K INPUT ID: 2319 <text:s/>COUNT: 106 <text:s/>VALUE(S): Too many to ouput; example: K INPUT ID: 209 <text:s/>COUNT: 106 <text:s/>VALUE(S): Too many to ouput; example: Y INPUT ID: 1683 <text:s/>COUNT: 106 <text:s/>VALUE(S): Too many to ouput; example: H INPUT ID: 4020 <text:s/>COUNT: 106 <text:s/>VALUE(S): Too many to ouput; example: K INPUT ID: 4213 <text:s/>COUNT: 106 <text:s/>VALUE(S): Too many to ouput; example: K INPUT ID: 2104 <text:s/>COUNT: 106 <text:s/>VALUE(S): Too many to ouput; example: H INPUT ID: 3576 <text:s/>COUNT: 106 <text:s/>VALUE(S): Too many to ouput; example: K INPUT ID: 3162 <text:s/>COUNT: 106 <text:s/>VALUE(S): Too many to ouput; example: K INPUT ID: 4634 <text:s/>COUNT: 106 <text:s/>VALUE(S): Too many to ouput; example: K INPUT ID: 2748 <text:s/>COUNT: 106 <text:s/>VALUE(S): Too many to ouput; example: K INPUT ID: 1470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8.smt2</text:p>
          </table:table-cell>
          <table:table-cell table:style-name="ce21" office:value-type="float" office:value="1200.063" calcext:value-type="float">
            <text:p>1200.063</text:p>
          </table:table-cell>
          <table:table-cell table:style-name="ce23" office:value-type="float" office:value="1.192" calcext:value-type="float">
            <text:p>1.192</text:p>
          </table:table-cell>
          <table:table-cell table:style-name="ce23" office:value-type="float" office:value="2.797" calcext:value-type="float">
            <text:p>2.797</text:p>
          </table:table-cell>
          <table:table-cell table:style-name="ce23" office:value-type="float" office:value="1.945" calcext:value-type="float">
            <text:p>1.945</text:p>
          </table:table-cell>
          <table:table-cell/>
          <table:table-cell office:value-type="string" calcext:value-type="string">
            <text:p>INPUT ID: 1024 <text:s/>COUNT: 106 <text:s/>VALUE(S): Too many to ouput; example: K INPUT ID: 161 <text:s/>COUNT: 1 <text:s/>VALUE(S): <text:s text:c="2"/>INPUT ID: 2082 <text:s/>COUNT: 106 <text:s/>VALUE(S): Too many to ouput; example: K INPUT ID: 551 <text:s/>COUNT: 106 <text:s/>VALUE(S): Too many to ouput; example: K INPUT ID: 1450 <text:s/>COUNT: 106 <text:s/>VALUE(S): Too many to ouput; example: K INPUT ID: 811 <text:s/>COUNT: 106 <text:s/>VALUE(S): Too many to ouput; example: K INPUT ID: 2508 <text:s/>COUNT: 106 <text:s/>VALUE(S): Too many to ouput; example: K INPUT ID: 1869 <text:s/>COUNT: 106 <text:s/>VALUE(S): Too many to ouput; example: K INPUT ID: 209 <text:s/>COUNT: 106 <text:s/>VALUE(S): Too many to ouput; example: Y INPUT ID: 1237 <text:s/>COUNT: 106 <text:s/>VALUE(S): Too many to ouput; example: K INPUT ID: 2295 <text:s/>COUNT: 106 <text:s/>VALUE(S): Too many to ouput; example: K INPUT ID: 2619 <text:s/>COUNT: 2650 <text:s/>VALUE(S): Too many to ouput; example: A INPUT ID: 1663 <text:s/>COUNT: 106 <text:s/>VALUE(S): Too many to ouput; exampl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9.smt2</text:p>
          </table:table-cell>
          <table:table-cell table:style-name="ce21" office:value-type="float" office:value="1200.057" calcext:value-type="float">
            <text:p>1200.057</text:p>
          </table:table-cell>
          <table:table-cell table:style-name="ce23" office:value-type="float" office:value="1.465" calcext:value-type="float">
            <text:p>1.465</text:p>
          </table:table-cell>
          <table:table-cell table:style-name="ce23" office:value-type="float" office:value="3.098" calcext:value-type="float">
            <text:p>3.098</text:p>
          </table:table-cell>
          <table:table-cell table:style-name="ce23" office:value-type="float" office:value="5.002" calcext:value-type="float">
            <text:p>5.002</text:p>
          </table:table-cell>
          <table:table-cell/>
          <table:table-cell office:value-type="string" calcext:value-type="string">
            <text:p>INPUT ID: 161 <text:s/>COUNT: 1 <text:s/>VALUE(S): <text:s text:c="2"/>INPUT ID: 3169 <text:s/>COUNT: 106 <text:s/>VALUE(S): Too many to ouput; example: G INPUT ID: 3587 <text:s/>COUNT: 106 <text:s/>VALUE(S): Too many to ouput; example: L INPUT ID: 1894 <text:s/>COUNT: 106 <text:s/>VALUE(S): Too many to ouput; example: G INPUT ID: 551 <text:s/>COUNT: 106 <text:s/>VALUE(S): Too many to ouput; example: G INPUT ID: 2535 <text:s/>COUNT: 106 <text:s/>VALUE(S): Too many to ouput; example: G INPUT ID: 4231 <text:s/>COUNT: 106 <text:s/>VALUE(S): Too many to ouput; example: G INPUT ID: 1032 <text:s/>COUNT: 106 <text:s/>VALUE(S): Too many to ouput; example: G INPUT ID: 4328 <text:s/>COUNT: 2650 <text:s/>VALUE(S): Too many to ouput; example: A INPUT ID: 1673 <text:s/>COUNT: 106 <text:s/>VALUE(S): Too many to ouput; example: H INPUT ID: 2953 <text:s/>COUNT: 106 <text:s/>VALUE(S): Too many to ouput; example: G INPUT ID: 2319 <text:s/>COUNT: 106 <text:s/>VALUE(S): Too many to ouput; example: G INPUT ID: 4015 <text:s/>COUNT: 106 <text:s/>VALUE(S): Too many to ouput; example: G INPUT ID: 816 <text:s/>COUNT: 106 <text:s/>VALUE(S): Too many to ouput; example: G INPUT ID: 209 <text:s/>COUNT: 106 <text:s/>VALUE(S): Too many to ouput; example: Y INPUT ID: 1457 <text:s/>COUNT: 106 <text:s/>VALUE(S): Too many to ouput; example: G INPUT ID: 3799 <text:s/>COUNT: 106 <text:s/>VALUE(S): Too many to ouput; example: G INPUT ID: 1241 <text:s/>COUNT: 106 <text:s/>VALUE(S): Too many to ouput; example: G INPUT ID: 3385 <text:s/>COUNT: 106 <text:s/>VALUE(S): Too many to ouput; example: G INPUT ID: 2107 <text:s/>COUNT: 106 <text:s/>VALUE(S): Too many to ouput; example: L INPUT ID: 2751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30.smt2</text:p>
          </table:table-cell>
          <table:table-cell table:style-name="ce21" office:value-type="float" office:value="1200.062" calcext:value-type="float">
            <text:p>1200.062</text:p>
          </table:table-cell>
          <table:table-cell table:style-name="ce23" office:value-type="float" office:value="1.264" calcext:value-type="float">
            <text:p>1.264</text:p>
          </table:table-cell>
          <table:table-cell table:style-name="ce23" office:value-type="float" office:value="2.998" calcext:value-type="float">
            <text:p>2.998</text:p>
          </table:table-cell>
          <table:table-cell table:style-name="ce23" office:value-type="float" office:value="3.697" calcext:value-type="float">
            <text:p>3.697</text:p>
          </table:table-cell>
          <table:table-cell/>
          <table:table-cell office:value-type="string" calcext:value-type="string">
            <text:p>INPUT ID: 2528 <text:s/>COUNT: 106 <text:s/>VALUE(S): Too many to ouput; example: G INPUT ID: 161 <text:s/>COUNT: 1 <text:s/>VALUE(S): <text:s text:c="2"/>INPUT ID: 1026 <text:s/>COUNT: 106 <text:s/>VALUE(S): Too many to ouput; example: G INPUT ID: 2946 <text:s/>COUNT: 106 <text:s/>VALUE(S): Too many to ouput; example: G INPUT ID: 1667 <text:s/>COUNT: 106 <text:s/>VALUE(S): Too many to ouput; example: G INPUT ID: 1894 <text:s/>COUNT: 106 <text:s/>VALUE(S): Too many to ouput; example: L INPUT ID: 551 <text:s/>COUNT: 106 <text:s/>VALUE(S): Too many to ouput; example: G INPUT ID: 2312 <text:s/>COUNT: 106 <text:s/>VALUE(S): Too many to ouput; example: G INPUT ID: 1451 <text:s/>COUNT: 106 <text:s/>VALUE(S): Too many to ouput; example: G INPUT ID: 209 <text:s/>COUNT: 106 <text:s/>VALUE(S): Too many to ouput; example: Y INPUT ID: 1235 <text:s/>COUNT: 106 <text:s/>VALUE(S): Too many to ouput; example: G INPUT ID: 2744 <text:s/>COUNT: 106 <text:s/>VALUE(S): Too many to ouput; example: G INPUT ID: 3162 <text:s/>COUNT: 106 <text:s/>VALUE(S): Too many to ouput; example: G INPUT ID: 3259 <text:s/>COUNT: 2650 <text:s/>VALUE(S): Too many to ouput; example: A INPUT ID: 2110 <text:s/>COUNT: 106 <text:s/>VALUE(S): Too many to ouput; example: G INPUT ID: 799 <text:s/>COUNT: 106 <text:s/>VALUE(S): Too many to ouput; exampl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4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378" calcext:value-type="float">
            <text:p>1.378</text:p>
          </table:table-cell>
          <table:table-cell table:style-name="ce23" office:value-type="float" office:value="2.556" calcext:value-type="float">
            <text:p>2.556</text:p>
          </table:table-cell>
          <table:table-cell table:style-name="ce23" office:value-type="float" office:value="1200.112" calcext:value-type="float">
            <text:p>1200.112</text:p>
          </table:table-cell>
          <table:table-cell/>
          <table:table-cell office:value-type="string" calcext:value-type="string">
            <text:p>INPUT ID: 640 <text:s/>COUNT: 2757 <text:s/>VALUE(S): Too many to ouput; example: <text:s/>INPUT ID: 704 <text:s/>COUNT: 2757 <text:s/>VALUE(S): Too many to ouput; example: <text:s/>INPUT ID: 129 <text:s/>COUNT: 2757 <text:s/>VALUE(S): Too many to ouput; example: <text:s/>INPUT ID: 194 <text:s/>COUNT: 2757 <text:s/>VALUE(S): Too many to ouput; example: <text:s/>INPUT ID: 258 <text:s/>COUNT: 2757 <text:s/>VALUE(S): Too many to ouput; example: <text:s/>INPUT ID: 388 <text:s/>COUNT: 2757 <text:s/>VALUE(S): Too many to ouput; example: <text:s/>INPUT ID: 454 <text:s/>COUNT: 2757 <text:s/>VALUE(S): Too many to ouput; example: <text:s/>INPUT ID: 584 <text:s/>COUNT: 2757 <text:s/>VALUE(S): Too many to ouput; example: <text:s/>INPUT ID: 650 <text:s/>COUNT: 2757 <text:s/>VALUE(S): Too many to ouput; example: <text:s/>INPUT ID: 268 <text:s/>COUNT: 2757 <text:s/>VALUE(S): Too many to ouput; example: <text:s/>INPUT ID: 332 <text:s/>COUNT: 2757 <text:s/>VALUE(S): Too many to ouput; example: <text:s/>INPUT ID: 398 <text:s/>COUNT: 2757 <text:s/>VALUE(S): Too many to ouput; example: <text:s/>INPUT ID: 526 <text:s/>COUNT: 2757 <text:s/>VALUE(S): Too many to ouput; example: <text:s/>INPUT ID: 594 <text:s/>COUNT: 2757 <text:s/>VALUE(S): Too many to ouput; example: <text:s/>INPUT ID: 660 <text:s/>COUNT: 2757 <text:s/>VALUE(S): Too many to ouput; example: <text:s/>INPUT ID: 342 <text:s/>COUNT: 2757 <text:s/>VALUE(S): Too many to ouput; example: <text:s/>INPUT ID: 154 <text:s/>COUNT: 2757 <text:s/>VALUE(S): Too many to ouput; example: <text:s/>INPUT ID: 604 <text:s/>COUNT: 2757 <text:s/>VALUE(S): Too many to ouput; example: <text:s/>INPUT ID: 478 <text:s/>COUNT: 2757 <text:s/>VALUE(S): Too many to ouput; example: <text:s/>INPUT ID: 164 <text:s/>COUNT: 2757 <text:s/>VALUE(S): Too many to ouput; example: <text:s/>INPUT ID: 550 <text:s/>COUNT: 2757 <text:s/>VALUE(S): Too many to ouput; example: <text:s/>INPUT ID: 424 <text:s/>COUNT: 2757 <text:s/>VALUE(S): Too many to ouput; example: <text:s/>INPUT ID: 488 <text:s/>COUNT: 2757 <text:s/>VALUE(S): Too many to ouput; example: <text:s/>INPUT ID: 233 <text:s/>COUNT: 2757 <text:s/>VALUE(S): Too many to ouput; example: <text:s/>INPUT ID: 684 <text:s/>COUNT: 2757 <text:s/>VALUE(S): Too many to ouput; example: <text:s/>INPUT ID: 174 <text:s/>COUNT: 2757 <text:s/>VALUE(S): Too many to ouput; example: <text:s/>INPUT ID: 368 <text:s/>COUNT: 2757 <text:s/>VALUE(S): Too many to ouput; example: <text:s/>INPUT ID: 560 <text:s/>COUNT: 2757 <text:s/>VALUE(S): Too many to ouput; example: <text:s/>INPUT ID: 434 <text:s/>COUNT: 2757 <text:s/>VALUE(S): Too many to ouput; example: <text:s/>INPUT ID: 307 <text:s/>COUNT: 2757 <text:s/>VALUE(S): Too many to ouput; example: <text:s/>INPUT ID: 630 <text:s/>COUNT: 2757 <text:s/>VALUE(S): Too many to ouput; example: <text:s/>INPUT ID: 694 <text:s/>COUNT: 2757 <text:s/>VALUE(S): Too many to ouput; example: <text:s/>INPUT ID: 184 <text:s/>COUNT: 2757 <text:s/>VALUE(S): Too many to ouput; example: <text:s/>INPUT ID: 378 <text:s/>COUNT: 2757 <text:s/>VALUE(S): Too many to ouput; example: <text:s/>INPUT ID: 44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7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37" calcext:value-type="float">
            <text:p>1.337</text:p>
          </table:table-cell>
          <table:table-cell table:style-name="ce23" office:value-type="float" office:value="2.599" calcext:value-type="float">
            <text:p>2.599</text:p>
          </table:table-cell>
          <table:table-cell table:style-name="ce23" office:value-type="float" office:value="1200.074" calcext:value-type="float">
            <text:p>1200.074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317" calcext:value-type="float">
            <text:p>1.317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1200.118" calcext:value-type="float">
            <text:p>1200.118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20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0.937" calcext:value-type="float">
            <text:p>0.937</text:p>
          </table:table-cell>
          <table:table-cell table:style-name="ce23" office:value-type="float" office:value="2.307" calcext:value-type="float">
            <text:p>2.307</text:p>
          </table:table-cell>
          <table:table-cell table:style-name="ce23" office:value-type="float" office:value="200.431" calcext:value-type="float">
            <text:p>200.431</text:p>
          </table:table-cell>
          <table:table-cell/>
          <table:table-cell office:value-type="string" calcext:value-type="string">
            <text:p>INPUT ID: 195 <text:s/>COUNT: 2757 <text:s/>VALUE(S): Too many to ouput; example: <text:s/>INPUT ID: 150 <text:s/>COUNT: 2757 <text:s/>VALUE(S): Too many to ouput; example: <text:s/>INPUT ID: 185 <text:s/>COUNT: 2757 <text:s/>VALUE(S): Too many to ouput; example: <text:s/>INPUT ID: 175 <text:s/>COUNT: 275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5.smt2</text:p>
          </table:table-cell>
          <table:table-cell table:style-name="ce21" office:value-type="float" office:value="1200.1" calcext:value-type="float">
            <text:p>1200.1</text:p>
          </table:table-cell>
          <table:table-cell table:style-name="ce23" office:value-type="float" office:value="1.457" calcext:value-type="float">
            <text:p>1.45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105" calcext:value-type="float">
            <text:p>1200.105</text:p>
          </table:table-cell>
          <table:table-cell/>
          <table:table-cell office:value-type="string" calcext:value-type="string">
            <text:p>INPUT ID: 384 <text:s/>COUNT: 2757 <text:s/>VALUE(S): Too many to ouput; example: <text:s/>INPUT ID: 450 <text:s/>COUNT: 2757 <text:s/>VALUE(S): Too many to ouput; example: <text:s/>INPUT ID: 646 <text:s/>COUNT: 2757 <text:s/>VALUE(S): Too many to ouput; example: <text:s/>INPUT ID: 710 <text:s/>COUNT: 2757 <text:s/>VALUE(S): Too many to ouput; example: <text:s/>INPUT ID: 135 <text:s/>COUNT: 2757 <text:s/>VALUE(S): Too many to ouput; example: <text:s/>INPUT ID: 200 <text:s/>COUNT: 2757 <text:s/>VALUE(S): Too many to ouput; example: <text:s/>INPUT ID: 264 <text:s/>COUNT: 2757 <text:s/>VALUE(S): Too many to ouput; example: <text:s/>INPUT ID: 394 <text:s/>COUNT: 2757 <text:s/>VALUE(S): Too many to ouput; example: <text:s/>INPUT ID: 460 <text:s/>COUNT: 2757 <text:s/>VALUE(S): Too many to ouput; example: <text:s/>INPUT ID: 590 <text:s/>COUNT: 2757 <text:s/>VALUE(S): Too many to ouput; example: <text:s/>INPUT ID: 656 <text:s/>COUNT: 2757 <text:s/>VALUE(S): Too many to ouput; example: <text:s/>INPUT ID: 274 <text:s/>COUNT: 2757 <text:s/>VALUE(S): Too many to ouput; example: <text:s/>INPUT ID: 338 <text:s/>COUNT: 2757 <text:s/>VALUE(S): Too many to ouput; example: <text:s/>INPUT ID: 404 <text:s/>COUNT: 2757 <text:s/>VALUE(S): Too many to ouput; example: <text:s/>INPUT ID: 532 <text:s/>COUNT: 2757 <text:s/>VALUE(S): Too many to ouput; example: <text:s/>INPUT ID: 600 <text:s/>COUNT: 2757 <text:s/>VALUE(S): Too many to ouput; example: <text:s/>INPUT ID: 666 <text:s/>COUNT: 2757 <text:s/>VALUE(S): Too many to ouput; example: <text:s/>INPUT ID: 348 <text:s/>COUNT: 2757 <text:s/>VALUE(S): Too many to ouput; example: <text:s/>INPUT ID: 160 <text:s/>COUNT: 2757 <text:s/>VALUE(S): Too many to ouput; example: <text:s/>INPUT ID: 610 <text:s/>COUNT: 2757 <text:s/>VALUE(S): Too many to ouput; example: <text:s/>INPUT ID: 484 <text:s/>COUNT: 2757 <text:s/>VALUE(S): Too many to ouput; example: <text:s/>INPUT ID: 170 <text:s/>COUNT: 2757 <text:s/>VALUE(S): Too many to ouput; example: <text:s/>INPUT ID: 556 <text:s/>COUNT: 2757 <text:s/>VALUE(S): Too many to ouput; example: <text:s/>INPUT ID: 430 <text:s/>COUNT: 2757 <text:s/>VALUE(S): Too many to ouput; example: <text:s/>INPUT ID: 494 <text:s/>COUNT: 2757 <text:s/>VALUE(S): Too many to ouput; example: <text:s/>INPUT ID: 239 <text:s/>COUNT: 2757 <text:s/>VALUE(S): Too many to ouput; example: <text:s/>INPUT ID: 690 <text:s/>COUNT: 2757 <text:s/>VALUE(S): Too many to ouput; example: <text:s/>INPUT ID: 180 <text:s/>COUNT: 2757 <text:s/>VALUE(S): Too many to ouput; example: <text:s/>INPUT ID: 374 <text:s/>COUNT: 2757 <text:s/>VALUE(S): Too many to ouput; example: <text:s/>INPUT ID: 566 <text:s/>COUNT: 2757 <text:s/>VALUE(S): Too many to ouput; example: <text:s/>INPUT ID: 440 <text:s/>COUNT: 2757 <text:s/>VALUE(S): Too many to ouput; example: <text:s/>INPUT ID: 313 <text:s/>COUNT: 2757 <text:s/>VALUE(S): Too many to ouput; example: <text:s/>INPUT ID: 636 <text:s/>COUNT: 2757 <text:s/>VALUE(S): Too many to ouput; example: <text:s/>INPUT ID: 700 <text:s/>COUNT: 2757 <text:s/>VALUE(S): Too many to ouput; example: <text:s/>INPUT ID: 190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6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578" calcext:value-type="float">
            <text:p>1.57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98" calcext:value-type="float">
            <text:p>1200.098</text:p>
          </table:table-cell>
          <table:table-cell/>
          <table:table-cell office:value-type="string" calcext:value-type="string">
            <text:p>INPUT ID: 513 <text:s/>COUNT: 2757 <text:s/>VALUE(S): Too many to ouput; example: <text:s/>INPUT ID: 195 <text:s/>COUNT: 2757 <text:s/>VALUE(S): Too many to ouput; example: <text:s/>INPUT ID: 585 <text:s/>COUNT: 2757 <text:s/>VALUE(S): Too many to ouput; example: <text:s/>INPUT ID: 459 <text:s/>COUNT: 2757 <text:s/>VALUE(S): Too many to ouput; example: <text:s/>INPUT ID: 523 <text:s/>COUNT: 2757 <text:s/>VALUE(S): Too many to ouput; example: <text:s/>INPUT ID: 268 <text:s/>COUNT: 2757 <text:s/>VALUE(S): Too many to ouput; example: <text:s/>INPUT ID: 205 <text:s/>COUNT: 2757 <text:s/>VALUE(S): Too many to ouput; example: <text:s/>INPUT ID: 719 <text:s/>COUNT: 2757 <text:s/>VALUE(S): Too many to ouput; example: <text:s/>INPUT ID: 403 <text:s/>COUNT: 2757 <text:s/>VALUE(S): Too many to ouput; example: <text:s/>INPUT ID: 595 <text:s/>COUNT: 2757 <text:s/>VALUE(S): Too many to ouput; example: <text:s/>INPUT ID: 469 <text:s/>COUNT: 2757 <text:s/>VALUE(S): Too many to ouput; example: <text:s/>INPUT ID: 150 <text:s/>COUNT: 2757 <text:s/>VALUE(S): Too many to ouput; example: <text:s/>INPUT ID: 342 <text:s/>COUNT: 2757 <text:s/>VALUE(S): Too many to ouput; example: <text:s/>INPUT ID: 215 <text:s/>COUNT: 2757 <text:s/>VALUE(S): Too many to ouput; example: <text:s/>INPUT ID: 665 <text:s/>COUNT: 2757 <text:s/>VALUE(S): Too many to ouput; example: <text:s/>INPUT ID: 729 <text:s/>COUNT: 2757 <text:s/>VALUE(S): Too many to ouput; example: <text:s/>INPUT ID: 413 <text:s/>COUNT: 2757 <text:s/>VALUE(S): Too many to ouput; example: <text:s/>INPUT ID: 479 <text:s/>COUNT: 2757 <text:s/>VALUE(S): Too many to ouput; example: <text:s/>INPUT ID: 675 <text:s/>COUNT: 2757 <text:s/>VALUE(S): Too many to ouput; example: <text:s/>INPUT ID: 739 <text:s/>COUNT: 2757 <text:s/>VALUE(S): Too many to ouput; example: <text:s/>INPUT ID: 293 <text:s/>COUNT: 2757 <text:s/>VALUE(S): Too many to ouput; example: <text:s/>INPUT ID: 423 <text:s/>COUNT: 2757 <text:s/>VALUE(S): Too many to ouput; example: <text:s/>INPUT ID: 489 <text:s/>COUNT: 2757 <text:s/>VALUE(S): Too many to ouput; example: <text:s/>INPUT ID: 619 <text:s/>COUNT: 2757 <text:s/>VALUE(S): Too many to ouput; example: <text:s/>INPUT ID: 685 <text:s/>COUNT: 2757 <text:s/>VALUE(S): Too many to ouput; example: <text:s/>INPUT ID: 175 <text:s/>COUNT: 2757 <text:s/>VALUE(S): Too many to ouput; example: <text:s/>INPUT ID: 303 <text:s/>COUNT: 2757 <text:s/>VALUE(S): Too many to ouput; example: <text:s/>INPUT ID: 367 <text:s/>COUNT: 2757 <text:s/>VALUE(S): Too many to ouput; example: <text:s/>INPUT ID: 433 <text:s/>COUNT: 2757 <text:s/>VALUE(S): Too many to ouput; example: <text:s/>INPUT ID: 561 <text:s/>COUNT: 2757 <text:s/>VALUE(S): Too many to ouput; example: <text:s/>INPUT ID: 629 <text:s/>COUNT: 2757 <text:s/>VALUE(S): Too many to ouput; example: <text:s/>INPUT ID: 695 <text:s/>COUNT: 2757 <text:s/>VALUE(S): Too many to ouput; example: <text:s/>INPUT ID: 185 <text:s/>COUNT: 2757 <text:s/>VALUE(S): Too many to ouput; example: <text:s/>INPUT ID: 377 <text:s/>COUNT: 2757 <text:s/>VALUE(S): Too many to ouput; example: <text:s/>INPUT ID: 639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8.smt2</text:p>
          </table:table-cell>
          <table:table-cell table:style-name="ce21" office:value-type="float" office:value="1200.089" calcext:value-type="float">
            <text:p>1200.08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074" calcext:value-type="float">
            <text:p>1200.074</text:p>
          </table:table-cell>
          <table:table-cell/>
          <table:table-cell office:value-type="string" calcext:value-type="string">
            <text:p>INPUT ID: 449 <text:s/>COUNT: 2757 <text:s/>VALUE(S): Too many to ouput; example: <text:s/>INPUT ID: 577 <text:s/>COUNT: 2757 <text:s/>VALUE(S): Too many to ouput; example: <text:s/>INPUT ID: 195 <text:s/>COUNT: 2757 <text:s/>VALUE(S): Too many to ouput; example: <text:s/>INPUT ID: 645 <text:s/>COUNT: 2757 <text:s/>VALUE(S): Too many to ouput; example: <text:s/>INPUT ID: 711 <text:s/>COUNT: 2757 <text:s/>VALUE(S): Too many to ouput; example: <text:s/>INPUT ID: 393 <text:s/>COUNT: 2757 <text:s/>VALUE(S): Too many to ouput; example: <text:s/>INPUT ID: 205 <text:s/>COUNT: 2757 <text:s/>VALUE(S): Too many to ouput; example: <text:s/>INPUT ID: 655 <text:s/>COUNT: 2757 <text:s/>VALUE(S): Too many to ouput; example: <text:s/>INPUT ID: 529 <text:s/>COUNT: 2757 <text:s/>VALUE(S): Too many to ouput; example: <text:s/>INPUT ID: 150 <text:s/>COUNT: 2757 <text:s/>VALUE(S): Too many to ouput; example: <text:s/>INPUT ID: 215 <text:s/>COUNT: 2757 <text:s/>VALUE(S): Too many to ouput; example: <text:s/>INPUT ID: 601 <text:s/>COUNT: 2757 <text:s/>VALUE(S): Too many to ouput; example: <text:s/>INPUT ID: 475 <text:s/>COUNT: 2757 <text:s/>VALUE(S): Too many to ouput; example: <text:s/>INPUT ID: 539 <text:s/>COUNT: 2757 <text:s/>VALUE(S): Too many to ouput; example: <text:s/>INPUT ID: 284 <text:s/>COUNT: 2757 <text:s/>VALUE(S): Too many to ouput; example: <text:s/>INPUT ID: 735 <text:s/>COUNT: 2757 <text:s/>VALUE(S): Too many to ouput; example: <text:s/>INPUT ID: 225 <text:s/>COUNT: 2757 <text:s/>VALUE(S): Too many to ouput; example: <text:s/>INPUT ID: 419 <text:s/>COUNT: 2757 <text:s/>VALUE(S): Too many to ouput; example: <text:s/>INPUT ID: 611 <text:s/>COUNT: 2757 <text:s/>VALUE(S): Too many to ouput; example: <text:s/>INPUT ID: 485 <text:s/>COUNT: 2757 <text:s/>VALUE(S): Too many to ouput; example: <text:s/>INPUT ID: 358 <text:s/>COUNT: 2757 <text:s/>VALUE(S): Too many to ouput; example: <text:s/>INPUT ID: 681 <text:s/>COUNT: 2757 <text:s/>VALUE(S): Too many to ouput; example: <text:s/>INPUT ID: 745 <text:s/>COUNT: 2757 <text:s/>VALUE(S): Too many to ouput; example: <text:s/>INPUT ID: 235 <text:s/>COUNT: 2757 <text:s/>VALUE(S): Too many to ouput; example: <text:s/>INPUT ID: 429 <text:s/>COUNT: 2757 <text:s/>VALUE(S): Too many to ouput; example: <text:s/>INPUT ID: 175 <text:s/>COUNT: 2757 <text:s/>VALUE(S): Too many to ouput; example: <text:s/>INPUT ID: 495 <text:s/>COUNT: 2757 <text:s/>VALUE(S): Too many to ouput; example: <text:s/>INPUT ID: 691 <text:s/>COUNT: 2757 <text:s/>VALUE(S): Too many to ouput; example: <text:s/>INPUT ID: 755 <text:s/>COUNT: 2757 <text:s/>VALUE(S): Too many to ouput; example: <text:s/>INPUT ID: 245 <text:s/>COUNT: 2757 <text:s/>VALUE(S): Too many to ouput; example: <text:s/>INPUT ID: 309 <text:s/>COUNT: 2757 <text:s/>VALUE(S): Too many to ouput; example: <text:s/>INPUT ID: 439 <text:s/>COUNT: 2757 <text:s/>VALUE(S): Too many to ouput; example: <text:s/>INPUT ID: 185 <text:s/>COUNT: 2757 <text:s/>VALUE(S): Too many to ouput; example: <text:s/>INPUT ID: 505 <text:s/>COUNT: 2757 <text:s/>VALUE(S): Too many to ouput; example: <text:s/>INPUT ID: 635 <text:s/>COUNT: 2757 <text:s/>VALUE(S): Too many to ouput; example: <text:s/>INPUT ID: 701 <text:s/>COUNT: 2757 <text:s/>VALUE(S): Too many to ouput; example: <text:s/>INPUT ID: 319 <text:s/>COUNT: 2757 <text:s/>VALUE(S): Too many to ouput; example: <text:s/>INPUT ID: 383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9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1.554" calcext:value-type="float">
            <text:p>1.554</text:p>
          </table:table-cell>
          <table:table-cell table:style-name="ce23" office:value-type="float" office:value="2.61" calcext:value-type="float">
            <text:p>2.61</text:p>
          </table:table-cell>
          <table:table-cell table:style-name="ce23" office:value-type="float" office:value="1200.084" calcext:value-type="float">
            <text:p>1200.084</text:p>
          </table:table-cell>
          <table:table-cell/>
          <table:table-cell office:value-type="string" calcext:value-type="string">
            <text:p>INPUT ID: 384 <text:s/>COUNT: 2757 <text:s/>VALUE(S): Too many to ouput; example: <text:s/>INPUT ID: 450 <text:s/>COUNT: 2757 <text:s/>VALUE(S): Too many to ouput; example: <text:s/>INPUT ID: 195 <text:s/>COUNT: 2757 <text:s/>VALUE(S): Too many to ouput; example: <text:s/>INPUT ID: 646 <text:s/>COUNT: 2757 <text:s/>VALUE(S): Too many to ouput; example: <text:s/>INPUT ID: 710 <text:s/>COUNT: 2757 <text:s/>VALUE(S): Too many to ouput; example: <text:s/>INPUT ID: 264 <text:s/>COUNT: 2757 <text:s/>VALUE(S): Too many to ouput; example: <text:s/>INPUT ID: 394 <text:s/>COUNT: 2757 <text:s/>VALUE(S): Too many to ouput; example: <text:s/>INPUT ID: 460 <text:s/>COUNT: 2757 <text:s/>VALUE(S): Too many to ouput; example: <text:s/>INPUT ID: 205 <text:s/>COUNT: 2757 <text:s/>VALUE(S): Too many to ouput; example: <text:s/>INPUT ID: 590 <text:s/>COUNT: 2757 <text:s/>VALUE(S): Too many to ouput; example: <text:s/>INPUT ID: 656 <text:s/>COUNT: 2757 <text:s/>VALUE(S): Too many to ouput; example: <text:s/>INPUT ID: 274 <text:s/>COUNT: 2757 <text:s/>VALUE(S): Too many to ouput; example: <text:s/>INPUT ID: 338 <text:s/>COUNT: 2757 <text:s/>VALUE(S): Too many to ouput; example: <text:s/>INPUT ID: 404 <text:s/>COUNT: 2757 <text:s/>VALUE(S): Too many to ouput; example: <text:s/>INPUT ID: 532 <text:s/>COUNT: 2757 <text:s/>VALUE(S): Too many to ouput; example: <text:s/>INPUT ID: 150 <text:s/>COUNT: 2757 <text:s/>VALUE(S): Too many to ouput; example: <text:s/>INPUT ID: 215 <text:s/>COUNT: 2757 <text:s/>VALUE(S): Too many to ouput; example: <text:s/>INPUT ID: 600 <text:s/>COUNT: 2757 <text:s/>VALUE(S): Too many to ouput; example: <text:s/>INPUT ID: 666 <text:s/>COUNT: 2757 <text:s/>VALUE(S): Too many to ouput; example: <text:s/>INPUT ID: 348 <text:s/>COUNT: 2757 <text:s/>VALUE(S): Too many to ouput; example: <text:s/>INPUT ID: 610 <text:s/>COUNT: 2757 <text:s/>VALUE(S): Too many to ouput; example: <text:s/>INPUT ID: 484 <text:s/>COUNT: 2757 <text:s/>VALUE(S): Too many to ouput; example: <text:s/>INPUT ID: 556 <text:s/>COUNT: 2757 <text:s/>VALUE(S): Too many to ouput; example: <text:s/>INPUT ID: 430 <text:s/>COUNT: 2757 <text:s/>VALUE(S): Too many to ouput; example: <text:s/>INPUT ID: 494 <text:s/>COUNT: 2757 <text:s/>VALUE(S): Too many to ouput; example: <text:s/>INPUT ID: 175 <text:s/>COUNT: 2757 <text:s/>VALUE(S): Too many to ouput; example: <text:s/>INPUT ID: 239 <text:s/>COUNT: 2757 <text:s/>VALUE(S): Too many to ouput; example: <text:s/>INPUT ID: 690 <text:s/>COUNT: 2757 <text:s/>VALUE(S): Too many to ouput; example: <text:s/>INPUT ID: 374 <text:s/>COUNT: 2757 <text:s/>VALUE(S): Too many to ouput; example: <text:s/>INPUT ID: 566 <text:s/>COUNT: 2757 <text:s/>VALUE(S): Too many to ouput; example: <text:s/>INPUT ID: 440 <text:s/>COUNT: 2757 <text:s/>VALUE(S): Too many to ouput; example: <text:s/>INPUT ID: 185 <text:s/>COUNT: 2757 <text:s/>VALUE(S): Too many to ouput; example: <text:s/>INPUT ID: 313 <text:s/>COUNT: 2757 <text:s/>VALUE(S): Too many to ouput; example: <text:s/>INPUT ID: 636 <text:s/>COUNT: 2757 <text:s/>VALUE(S): Too many to ouput; example: <text:s/>INPUT ID: 700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0.smt2</text:p>
          </table:table-cell>
          <table:table-cell table:style-name="ce21" office:value-type="float" office:value="1200.048" calcext:value-type="float">
            <text:p>1200.048</text:p>
          </table:table-cell>
          <table:table-cell table:style-name="ce23" office:value-type="float" office:value="1.527" calcext:value-type="float">
            <text:p>1.527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82" calcext:value-type="float">
            <text:p>1200.082</text:p>
          </table:table-cell>
          <table:table-cell/>
          <table:table-cell office:value-type="string" calcext:value-type="string">
            <text:p>INPUT ID: 513 <text:s/>COUNT: 2757 <text:s/>VALUE(S): Too many to ouput; example: <text:s/>INPUT ID: 195 <text:s/>COUNT: 2757 <text:s/>VALUE(S): Too many to ouput; example: <text:s/>INPUT ID: 585 <text:s/>COUNT: 2757 <text:s/>VALUE(S): Too many to ouput; example: <text:s/>INPUT ID: 459 <text:s/>COUNT: 2757 <text:s/>VALUE(S): Too many to ouput; example: <text:s/>INPUT ID: 523 <text:s/>COUNT: 2757 <text:s/>VALUE(S): Too many to ouput; example: <text:s/>INPUT ID: 268 <text:s/>COUNT: 2757 <text:s/>VALUE(S): Too many to ouput; example: <text:s/>INPUT ID: 205 <text:s/>COUNT: 2757 <text:s/>VALUE(S): Too many to ouput; example: <text:s/>INPUT ID: 719 <text:s/>COUNT: 2757 <text:s/>VALUE(S): Too many to ouput; example: <text:s/>INPUT ID: 403 <text:s/>COUNT: 2757 <text:s/>VALUE(S): Too many to ouput; example: <text:s/>INPUT ID: 595 <text:s/>COUNT: 2757 <text:s/>VALUE(S): Too many to ouput; example: <text:s/>INPUT ID: 469 <text:s/>COUNT: 2757 <text:s/>VALUE(S): Too many to ouput; example: <text:s/>INPUT ID: 150 <text:s/>COUNT: 2757 <text:s/>VALUE(S): Too many to ouput; example: <text:s/>INPUT ID: 342 <text:s/>COUNT: 2757 <text:s/>VALUE(S): Too many to ouput; example: <text:s/>INPUT ID: 215 <text:s/>COUNT: 2757 <text:s/>VALUE(S): Too many to ouput; example: <text:s/>INPUT ID: 665 <text:s/>COUNT: 2757 <text:s/>VALUE(S): Too many to ouput; example: <text:s/>INPUT ID: 729 <text:s/>COUNT: 2757 <text:s/>VALUE(S): Too many to ouput; example: <text:s/>INPUT ID: 413 <text:s/>COUNT: 2757 <text:s/>VALUE(S): Too many to ouput; example: <text:s/>INPUT ID: 479 <text:s/>COUNT: 2757 <text:s/>VALUE(S): Too many to ouput; example: <text:s/>INPUT ID: 675 <text:s/>COUNT: 2757 <text:s/>VALUE(S): Too many to ouput; example: <text:s/>INPUT ID: 739 <text:s/>COUNT: 2757 <text:s/>VALUE(S): Too many to ouput; example: <text:s/>INPUT ID: 293 <text:s/>COUNT: 2757 <text:s/>VALUE(S): Too many to ouput; example: <text:s/>INPUT ID: 423 <text:s/>COUNT: 2757 <text:s/>VALUE(S): Too many to ouput; example: <text:s/>INPUT ID: 489 <text:s/>COUNT: 2757 <text:s/>VALUE(S): Too many to ouput; example: <text:s/>INPUT ID: 619 <text:s/>COUNT: 2757 <text:s/>VALUE(S): Too many to ouput; example: <text:s/>INPUT ID: 685 <text:s/>COUNT: 2757 <text:s/>VALUE(S): Too many to ouput; example: <text:s/>INPUT ID: 175 <text:s/>COUNT: 2757 <text:s/>VALUE(S): Too many to ouput; example: <text:s/>INPUT ID: 303 <text:s/>COUNT: 2757 <text:s/>VALUE(S): Too many to ouput; example: <text:s/>INPUT ID: 367 <text:s/>COUNT: 2757 <text:s/>VALUE(S): Too many to ouput; example: <text:s/>INPUT ID: 433 <text:s/>COUNT: 2757 <text:s/>VALUE(S): Too many to ouput; example: <text:s/>INPUT ID: 561 <text:s/>COUNT: 2757 <text:s/>VALUE(S): Too many to ouput; example: <text:s/>INPUT ID: 629 <text:s/>COUNT: 2757 <text:s/>VALUE(S): Too many to ouput; example: <text:s/>INPUT ID: 695 <text:s/>COUNT: 2757 <text:s/>VALUE(S): Too many to ouput; example: <text:s/>INPUT ID: 185 <text:s/>COUNT: 2757 <text:s/>VALUE(S): Too many to ouput; example: <text:s/>INPUT ID: 377 <text:s/>COUNT: 2757 <text:s/>VALUE(S): Too many to ouput; example: <text:s/>INPUT ID: 639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1.smt2</text:p>
          </table:table-cell>
          <table:table-cell table:style-name="ce21" office:value-type="float" office:value="1200.141" calcext:value-type="float">
            <text:p>1200.141</text:p>
          </table:table-cell>
          <table:table-cell table:style-name="ce23" office:value-type="float" office:value="1.423" calcext:value-type="float">
            <text:p>1.423</text:p>
          </table:table-cell>
          <table:table-cell table:style-name="ce23" office:value-type="float" office:value="2.56" calcext:value-type="float">
            <text:p>2.56</text:p>
          </table:table-cell>
          <table:table-cell table:style-name="ce23" office:value-type="float" office:value="1200.092" calcext:value-type="float">
            <text:p>1200.092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7 <text:s/>COUNT: 2757 <text:s/>VALUE(S): Too many to ouput; example: <text:s/>INPUT ID: 649 <text:s/>COUNT: 2757 <text:s/>VALUE(S): Too many to ouput; example: <text:s/>INPUT ID: 523 <text:s/>COUNT: 2757 <text:s/>VALUE(S): Too many to ouput; example: <text:s/>INPUT ID: 205 <text:s/>COUNT: 2757 <text:s/>VALUE(S): Too many to ouput; example: <text:s/>INPUT ID: 595 <text:s/>COUNT: 2757 <text:s/>VALUE(S): Too many to ouput; example: <text:s/>INPUT ID: 469 <text:s/>COUNT: 2757 <text:s/>VALUE(S): Too many to ouput; example: <text:s/>INPUT ID: 533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729 <text:s/>COUNT: 2757 <text:s/>VALUE(S): Too many to ouput; example: <text:s/>INPUT ID: 413 <text:s/>COUNT: 2757 <text:s/>VALUE(S): Too many to ouput; example: <text:s/>INPUT ID: 605 <text:s/>COUNT: 2757 <text:s/>VALUE(S): Too many to ouput; example: <text:s/>INPUT ID: 479 <text:s/>COUNT: 2757 <text:s/>VALUE(S): Too many to ouput; example: <text:s/>INPUT ID: 352 <text:s/>COUNT: 2757 <text:s/>VALUE(S): Too many to ouput; example: <text:s/>INPUT ID: 675 <text:s/>COUNT: 2757 <text:s/>VALUE(S): Too many to ouput; example: <text:s/>INPUT ID: 739 <text:s/>COUNT: 2757 <text:s/>VALUE(S): Too many to ouput; example: <text:s/>INPUT ID: 423 <text:s/>COUNT: 2757 <text:s/>VALUE(S): Too many to ouput; example: <text:s/>INPUT ID: 489 <text:s/>COUNT: 2757 <text:s/>VALUE(S): Too many to ouput; example: <text:s/>INPUT ID: 685 <text:s/>COUNT: 2757 <text:s/>VALUE(S): Too many to ouput; example: <text:s/>INPUT ID: 749 <text:s/>COUNT: 2757 <text:s/>VALUE(S): Too many to ouput; example: <text:s/>INPUT ID: 175 <text:s/>COUNT: 2757 <text:s/>VALUE(S): Too many to ouput; example: <text:s/>INPUT ID: 303 <text:s/>COUNT: 2757 <text:s/>VALUE(S): Too many to ouput; example: <text:s/>INPUT ID: 433 <text:s/>COUNT: 2757 <text:s/>VALUE(S): Too many to ouput; example: <text:s/>INPUT ID: 499 <text:s/>COUNT: 2757 <text:s/>VALUE(S): Too many to ouput; example: <text:s/>INPUT ID: 629 <text:s/>COUNT: 2757 <text:s/>VALUE(S): Too many to ouput; example: <text:s/>INPUT ID: 695 <text:s/>COUNT: 2757 <text:s/>VALUE(S): Too many to ouput; example: <text:s/>INPUT ID: 185 <text:s/>COUNT: 2757 <text:s/>VALUE(S): Too many to ouput; example: <text:s/>INPUT ID: 313 <text:s/>COUNT: 2757 <text:s/>VALUE(S): Too many to ouput; example: <text:s/>INPUT ID: 377 <text:s/>COUNT: 2757 <text:s/>VALUE(S): Too many to ouput; example: <text:s/>INPUT ID: 443 <text:s/>COUNT: 2757 <text:s/>VALUE(S): Too many to ouput; example: <text:s/>INPUT ID: 571 <text:s/>COUNT: 2757 <text:s/>VALUE(S): Too many to ouput; example: <text:s/>INPUT ID: 254 <text:s/>COUNT: 2757 <text:s/>VALUE(S): Too many to ouput; example: <text:s/>INPUT ID: 639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3" office:value-type="float" office:value="2.324" calcext:value-type="float">
            <text:p>2.324</text:p>
          </table:table-cell>
          <table:table-cell table:style-name="ce23" office:value-type="float" office:value="1200.063" calcext:value-type="float">
            <text:p>1200.063</text:p>
          </table:table-cell>
          <table:table-cell/>
          <table:table-cell office:value-type="string" calcext:value-type="string">
            <text:p>INPUT ID: 289 <text:s/>COUNT: 2757 <text:s/>VALUE(S): Too many to ouput; example: <text:s/>INPUT ID: 19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185 <text:s/>COUNT: 2757 <text:s/>VALUE(S): Too many to ouput; example: <text:s/>INPUT ID: 299 <text:s/>COUNT: 2757 <text:s/>VALUE(S): Too many to ouput; example: <text:s/>INPUT ID: 205 <text:s/>COUNT: 2757 <text:s/>VALUE(S): Too many to ouput; example: <text:s/>INPUT ID: 254 <text:s/>COUNT: 2757 <text:s/>VALUE(S): Too many to ouput; example: <text:s/>INPUT ID: 175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3.smt2</text:p>
          </table:table-cell>
          <table:table-cell table:style-name="ce21" office:value-type="float" office:value="1200.053" calcext:value-type="float">
            <text:p>1200.053</text:p>
          </table:table-cell>
          <table:table-cell table:style-name="ce23" office:value-type="float" office:value="1.271" calcext:value-type="float">
            <text:p>1.271</text:p>
          </table:table-cell>
          <table:table-cell table:style-name="ce23" office:value-type="float" office:value="2.509" calcext:value-type="float">
            <text:p>2.509</text:p>
          </table:table-cell>
          <table:table-cell table:style-name="ce23" office:value-type="float" office:value="1200.102" calcext:value-type="float">
            <text:p>1200.102</text:p>
          </table:table-cell>
          <table:table-cell/>
          <table:table-cell office:value-type="string" calcext:value-type="string">
            <text:p>INPUT ID: 384 <text:s/>COUNT: 2757 <text:s/>VALUE(S): Too many to ouput; example: <text:s/>INPUT ID: 576 <text:s/>COUNT: 2757 <text:s/>VALUE(S): Too many to ouput; example: <text:s/>INPUT ID: 450 <text:s/>COUNT: 2757 <text:s/>VALUE(S): Too many to ouput; example: <text:s/>INPUT ID: 642 <text:s/>COUNT: 2757 <text:s/>VALUE(S): Too many to ouput; example: <text:s/>INPUT ID: 195 <text:s/>COUNT: 2757 <text:s/>VALUE(S): Too many to ouput; example: <text:s/>INPUT ID: 518 <text:s/>COUNT: 2757 <text:s/>VALUE(S): Too many to ouput; example: <text:s/>INPUT ID: 394 <text:s/>COUNT: 2757 <text:s/>VALUE(S): Too many to ouput; example: <text:s/>INPUT ID: 586 <text:s/>COUNT: 2757 <text:s/>VALUE(S): Too many to ouput; example: <text:s/>INPUT ID: 460 <text:s/>COUNT: 2757 <text:s/>VALUE(S): Too many to ouput; example: <text:s/>INPUT ID: 652 <text:s/>COUNT: 2757 <text:s/>VALUE(S): Too many to ouput; example: <text:s/>INPUT ID: 205 <text:s/>COUNT: 2757 <text:s/>VALUE(S): Too many to ouput; example: <text:s/>INPUT ID: 338 <text:s/>COUNT: 2757 <text:s/>VALUE(S): Too many to ouput; example: <text:s/>INPUT ID: 404 <text:s/>COUNT: 2757 <text:s/>VALUE(S): Too many to ouput; example: <text:s/>INPUT ID: 596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348 <text:s/>COUNT: 2757 <text:s/>VALUE(S): Too many to ouput; example: <text:s/>INPUT ID: 542 <text:s/>COUNT: 2757 <text:s/>VALUE(S): Too many to ouput; example: <text:s/>INPUT ID: 289 <text:s/>COUNT: 2757 <text:s/>VALUE(S): Too many to ouput; example: <text:s/>INPUT ID: 484 <text:s/>COUNT: 2757 <text:s/>VALUE(S): Too many to ouput; example: <text:s/>INPUT ID: 676 <text:s/>COUNT: 2757 <text:s/>VALUE(S): Too many to ouput; example: <text:s/>INPUT ID: 552 <text:s/>COUNT: 2757 <text:s/>VALUE(S): Too many to ouput; example: <text:s/>INPUT ID: 430 <text:s/>COUNT: 2757 <text:s/>VALUE(S): Too many to ouput; example: <text:s/>INPUT ID: 494 <text:s/>COUNT: 2757 <text:s/>VALUE(S): Too many to ouput; example: <text:s/>INPUT ID: 622 <text:s/>COUNT: 2757 <text:s/>VALUE(S): Too many to ouput; example: <text:s/>INPUT ID: 686 <text:s/>COUNT: 2757 <text:s/>VALUE(S): Too many to ouput; example: <text:s/>INPUT ID: 175 <text:s/>COUNT: 2757 <text:s/>VALUE(S): Too many to ouput; example: <text:s/>INPUT ID: 374 <text:s/>COUNT: 2757 <text:s/>VALUE(S): Too many to ouput; example: <text:s/>INPUT ID: 440 <text:s/>COUNT: 2757 <text:s/>VALUE(S): Too many to ouput; example: <text:s/>INPUT ID: 632 <text:s/>COUNT: 2757 <text:s/>VALUE(S): Too many to ouput; example: <text:s/>INPUT ID: 696 <text:s/>COUNT: 2757 <text:s/>VALUE(S): Too many to ouput; example: <text:s/>INPUT ID: 185 <text:s/>COUNT: 2757 <text:s/>VALUE(S): Too many to ouput; example: <text:s/>INPUT ID: 313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4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384" calcext:value-type="float">
            <text:p>1.384</text:p>
          </table:table-cell>
          <table:table-cell table:style-name="ce23" office:value-type="float" office:value="2.511" calcext:value-type="float">
            <text:p>2.511</text:p>
          </table:table-cell>
          <table:table-cell table:style-name="ce23" office:value-type="float" office:value="1200.128" calcext:value-type="float">
            <text:p>1200.128</text:p>
          </table:table-cell>
          <table:table-cell/>
          <table:table-cell office:value-type="string" calcext:value-type="string">
            <text:p>INPUT ID: 513 <text:s/>COUNT: 2757 <text:s/>VALUE(S): Too many to ouput; example: <text:s/>INPUT ID: 195 <text:s/>COUNT: 2757 <text:s/>VALUE(S): Too many to ouput; example: <text:s/>INPUT ID: 643 <text:s/>COUNT: 2757 <text:s/>VALUE(S): Too many to ouput; example: <text:s/>INPUT ID: 709 <text:s/>COUNT: 2757 <text:s/>VALUE(S): Too many to ouput; example: <text:s/>INPUT ID: 459 <text:s/>COUNT: 2757 <text:s/>VALUE(S): Too many to ouput; example: <text:s/>INPUT ID: 523 <text:s/>COUNT: 2757 <text:s/>VALUE(S): Too many to ouput; example: <text:s/>INPUT ID: 205 <text:s/>COUNT: 2757 <text:s/>VALUE(S): Too many to ouput; example: <text:s/>INPUT ID: 653 <text:s/>COUNT: 2757 <text:s/>VALUE(S): Too many to ouput; example: <text:s/>INPUT ID: 403 <text:s/>COUNT: 2757 <text:s/>VALUE(S): Too many to ouput; example: <text:s/>INPUT ID: 469 <text:s/>COUNT: 2757 <text:s/>VALUE(S): Too many to ouput; example: <text:s/>INPUT ID: 150 <text:s/>COUNT: 2757 <text:s/>VALUE(S): Too many to ouput; example: <text:s/>INPUT ID: 342 <text:s/>COUNT: 2757 <text:s/>VALUE(S): Too many to ouput; example: <text:s/>INPUT ID: 215 <text:s/>COUNT: 2757 <text:s/>VALUE(S): Too many to ouput; example: <text:s/>INPUT ID: 279 <text:s/>COUNT: 2757 <text:s/>VALUE(S): Too many to ouput; example: <text:s/>INPUT ID: 599 <text:s/>COUNT: 2757 <text:s/>VALUE(S): Too many to ouput; example: <text:s/>INPUT ID: 413 <text:s/>COUNT: 2757 <text:s/>VALUE(S): Too many to ouput; example: <text:s/>INPUT ID: 733 <text:s/>COUNT: 2757 <text:s/>VALUE(S): Too many to ouput; example: <text:s/>INPUT ID: 479 <text:s/>COUNT: 2757 <text:s/>VALUE(S): Too many to ouput; example: <text:s/>INPUT ID: 289 <text:s/>COUNT: 2757 <text:s/>VALUE(S): Too many to ouput; example: <text:s/>INPUT ID: 609 <text:s/>COUNT: 2757 <text:s/>VALUE(S): Too many to ouput; example: <text:s/>INPUT ID: 423 <text:s/>COUNT: 2757 <text:s/>VALUE(S): Too many to ouput; example: <text:s/>INPUT ID: 679 <text:s/>COUNT: 2757 <text:s/>VALUE(S): Too many to ouput; example: <text:s/>INPUT ID: 743 <text:s/>COUNT: 2757 <text:s/>VALUE(S): Too many to ouput; example: <text:s/>INPUT ID: 489 <text:s/>COUNT: 2757 <text:s/>VALUE(S): Too many to ouput; example: <text:s/>INPUT ID: 175 <text:s/>COUNT: 2757 <text:s/>VALUE(S): Too many to ouput; example: <text:s/>INPUT ID: 367 <text:s/>COUNT: 2757 <text:s/>VALUE(S): Too many to ouput; example: <text:s/>INPUT ID: 433 <text:s/>COUNT: 2757 <text:s/>VALUE(S): Too many to ouput; example: <text:s/>INPUT ID: 689 <text:s/>COUNT: 2757 <text:s/>VALUE(S): Too many to ouput; example: <text:s/>INPUT ID: 753 <text:s/>COUNT: 2757 <text:s/>VALUE(S): Too many to ouput; example: <text:s/>INPUT ID: 185 <text:s/>COUNT: 2757 <text:s/>VALUE(S): Too many to ouput; example: <text:s/>INPUT ID: 377 <text:s/>COUNT: 2757 <text:s/>VALUE(S): Too many to ouput; example: <text:s/>INPUT ID: 633 <text:s/>COUNT: 2757 <text:s/>VALUE(S): Too many to ouput; example: <text:s/>INPUT ID: 699 <text:s/>COUNT: 2757 <text:s/>VALUE(S): Too many to ouput; example: <text:s/>INPUT ID: 254 <text:s/>COUNT: 2757 <text:s/>VALUE(S): Too many to ouput; example: <text:s/>INPUT ID: 575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5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.506" calcext:value-type="float">
            <text:p>2.506</text:p>
          </table:table-cell>
          <table:table-cell table:style-name="ce23" office:value-type="float" office:value="1200.092" calcext:value-type="float">
            <text:p>1200.092</text:p>
          </table:table-cell>
          <table:table-cell/>
          <table:table-cell office:value-type="string" calcext:value-type="string">
            <text:p>INPUT ID: 195 <text:s/>COUNT: 2757 <text:s/>VALUE(S): Too many to ouput; example: <text:s/>INPUT ID: 581 <text:s/>COUNT: 2757 <text:s/>VALUE(S): Too many to ouput; example: <text:s/>INPUT ID: 645 <text:s/>COUNT: 2757 <text:s/>VALUE(S): Too many to ouput; example: <text:s/>INPUT ID: 328 <text:s/>COUNT: 2757 <text:s/>VALUE(S): Too many to ouput; example: <text:s/>INPUT ID: 205 <text:s/>COUNT: 2757 <text:s/>VALUE(S): Too many to ouput; example: <text:s/>INPUT ID: 463 <text:s/>COUNT: 2757 <text:s/>VALUE(S): Too many to ouput; example: <text:s/>INPUT ID: 591 <text:s/>COUNT: 2757 <text:s/>VALUE(S): Too many to ouput; example: <text:s/>INPUT ID: 65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535 <text:s/>COUNT: 2757 <text:s/>VALUE(S): Too many to ouput; example: <text:s/>INPUT ID: 409 <text:s/>COUNT: 2757 <text:s/>VALUE(S): Too many to ouput; example: <text:s/>INPUT ID: 473 <text:s/>COUNT: 2757 <text:s/>VALUE(S): Too many to ouput; example: <text:s/>INPUT ID: 601 <text:s/>COUNT: 2757 <text:s/>VALUE(S): Too many to ouput; example: <text:s/>INPUT ID: 289 <text:s/>COUNT: 2757 <text:s/>VALUE(S): Too many to ouput; example: <text:s/>INPUT ID: 353 <text:s/>COUNT: 2757 <text:s/>VALUE(S): Too many to ouput; example: <text:s/>INPUT ID: 545 <text:s/>COUNT: 2757 <text:s/>VALUE(S): Too many to ouput; example: <text:s/>INPUT ID: 419 <text:s/>COUNT: 2757 <text:s/>VALUE(S): Too many to ouput; example: <text:s/>INPUT ID: 611 <text:s/>COUNT: 2757 <text:s/>VALUE(S): Too many to ouput; example: <text:s/>INPUT ID: 363 <text:s/>COUNT: 2757 <text:s/>VALUE(S): Too many to ouput; example: <text:s/>INPUT ID: 555 <text:s/>COUNT: 2757 <text:s/>VALUE(S): Too many to ouput; example: <text:s/>INPUT ID: 429 <text:s/>COUNT: 2757 <text:s/>VALUE(S): Too many to ouput; example: <text:s/>INPUT ID: 175 <text:s/>COUNT: 2757 <text:s/>VALUE(S): Too many to ouput; example: <text:s/>INPUT ID: 373 <text:s/>COUNT: 2757 <text:s/>VALUE(S): Too many to ouput; example: <text:s/>INPUT ID: 439 <text:s/>COUNT: 2757 <text:s/>VALUE(S): Too many to ouput; example: <text:s/>INPUT ID: 185 <text:s/>COUNT: 2757 <text:s/>VALUE(S): Too many to ouput; example: <text:s/>INPUT ID: 635 <text:s/>COUNT: 2757 <text:s/>VALUE(S): Too many to ouput; example: <text:s/>INPUT ID: 254 <text:s/>COUNT: 2757 <text:s/>VALUE(S): Too many to ouput; example: <text:s/>INPUT ID: 383 <text:s/>COUNT: 2757 <text:s/>VALUE(S): Too many to ouput; example: <text:s/>INPUT ID: 511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6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2.129" calcext:value-type="float">
            <text:p>2.129</text:p>
          </table:table-cell>
          <table:table-cell table:style-name="ce23" office:value-type="float" office:value="2.537" calcext:value-type="float">
            <text:p>2.537</text:p>
          </table:table-cell>
          <table:table-cell table:style-name="ce23" office:value-type="float" office:value="1200.098" calcext:value-type="float">
            <text:p>1200.098</text:p>
          </table:table-cell>
          <table:table-cell/>
          <table:table-cell office:value-type="string" calcext:value-type="string">
            <text:p>INPUT ID: 195 <text:s/>COUNT: 2757 <text:s/>VALUE(S): Too many to ouput; example: <text:s/>INPUT ID: 389 <text:s/>COUNT: 2757 <text:s/>VALUE(S): Too many to ouput; example: <text:s/>INPUT ID: 453 <text:s/>COUNT: 2757 <text:s/>VALUE(S): Too many to ouput; example: <text:s/>INPUT ID: 581 <text:s/>COUNT: 2757 <text:s/>VALUE(S): Too many to ouput; example: <text:s/>INPUT ID: 773 <text:s/>COUNT: 2757 <text:s/>VALUE(S): Too many to ouput; example: <text:s/>INPUT ID: 328 <text:s/>COUNT: 2757 <text:s/>VALUE(S): Too many to ouput; example: <text:s/>INPUT ID: 649 <text:s/>COUNT: 2757 <text:s/>VALUE(S): Too many to ouput; example: <text:s/>INPUT ID: 205 <text:s/>COUNT: 2757 <text:s/>VALUE(S): Too many to ouput; example: <text:s/>INPUT ID: 399 <text:s/>COUNT: 2757 <text:s/>VALUE(S): Too many to ouput; example: <text:s/>INPUT ID: 719 <text:s/>COUNT: 2757 <text:s/>VALUE(S): Too many to ouput; example: <text:s/>INPUT ID: 783 <text:s/>COUNT: 2757 <text:s/>VALUE(S): Too many to ouput; example: <text:s/>INPUT ID: 533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729 <text:s/>COUNT: 2757 <text:s/>VALUE(S): Too many to ouput; example: <text:s/>INPUT ID: 793 <text:s/>COUNT: 2757 <text:s/>VALUE(S): Too many to ouput; example: <text:s/>INPUT ID: 605 <text:s/>COUNT: 2757 <text:s/>VALUE(S): Too many to ouput; example: <text:s/>INPUT ID: 479 <text:s/>COUNT: 2757 <text:s/>VALUE(S): Too many to ouput; example: <text:s/>INPUT ID: 543 <text:s/>COUNT: 2757 <text:s/>VALUE(S): Too many to ouput; example: <text:s/>INPUT ID: 289 <text:s/>COUNT: 2757 <text:s/>VALUE(S): Too many to ouput; example: <text:s/>INPUT ID: 353 <text:s/>COUNT: 2757 <text:s/>VALUE(S): Too many to ouput; example: <text:s/>INPUT ID: 673 <text:s/>COUNT: 2757 <text:s/>VALUE(S): Too many to ouput; example: <text:s/>INPUT ID: 739 <text:s/>COUNT: 2757 <text:s/>VALUE(S): Too many to ouput; example: <text:s/>INPUT ID: 423 <text:s/>COUNT: 2757 <text:s/>VALUE(S): Too many to ouput; example: <text:s/>INPUT ID: 615 <text:s/>COUNT: 2757 <text:s/>VALUE(S): Too many to ouput; example: <text:s/>INPUT ID: 489 <text:s/>COUNT: 2757 <text:s/>VALUE(S): Too many to ouput; example: <text:s/>INPUT ID: 363 <text:s/>COUNT: 2757 <text:s/>VALUE(S): Too many to ouput; example: <text:s/>INPUT ID: 683 <text:s/>COUNT: 2757 <text:s/>VALUE(S): Too many to ouput; example: <text:s/>INPUT ID: 749 <text:s/>COUNT: 2757 <text:s/>VALUE(S): Too many to ouput; example: <text:s/>INPUT ID: 175 <text:s/>COUNT: 2757 <text:s/>VALUE(S): Too many to ouput; example: <text:s/>INPUT ID: 433 <text:s/>COUNT: 2757 <text:s/>VALUE(S): Too many to ouput; example: <text:s/>INPUT ID: 499 <text:s/>COUNT: 2757 <text:s/>VALUE(S): Too many to ouput; example: <text:s/>INPUT ID: 693 <text:s/>COUNT: 2757 <text:s/>VALUE(S): Too many to ouput; example: <text:s/>INPUT ID: 185 <text:s/>COUNT: 2757 <text:s/>VALUE(S): Too many to ouput; example: <text:s/>INPUT ID: 443 <text:s/>COUNT: 2757 <text:s/>VALUE(S): Too many to ouput; example: <text:s/>INPUT ID: 509 <text:s/>COUNT: 2757 <text:s/>VALUE(S): Too many to ouput; example: <text:s/>INPUT ID: 254 <text:s/>COUNT: 2757 <text:s/>VALUE(S): Too many to ouput; example: <text:s/>INPUT ID: 639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7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739" calcext:value-type="float">
            <text:p>1.739</text:p>
          </table:table-cell>
          <table:table-cell table:style-name="ce23" office:value-type="float" office:value="2.601" calcext:value-type="float">
            <text:p>2.601</text:p>
          </table:table-cell>
          <table:table-cell table:style-name="ce23" office:value-type="float" office:value="1200.12" calcext:value-type="float">
            <text:p>1200.12</text:p>
          </table:table-cell>
          <table:table-cell/>
          <table:table-cell office:value-type="string" calcext:value-type="string">
            <text:p>INPUT ID: 195 <text:s/>COUNT: 2757 <text:s/>VALUE(S): Too many to ouput; example: <text:s/>INPUT ID: 387 <text:s/>COUNT: 2757 <text:s/>VALUE(S): Too many to ouput; example: <text:s/>INPUT ID: 709 <text:s/>COUNT: 2757 <text:s/>VALUE(S): Too many to ouput; example: <text:s/>INPUT ID: 773 <text:s/>COUNT: 2757 <text:s/>VALUE(S): Too many to ouput; example: <text:s/>INPUT ID: 328 <text:s/>COUNT: 2757 <text:s/>VALUE(S): Too many to ouput; example: <text:s/>INPUT ID: 523 <text:s/>COUNT: 2757 <text:s/>VALUE(S): Too many to ouput; example: <text:s/>INPUT ID: 205 <text:s/>COUNT: 2757 <text:s/>VALUE(S): Too many to ouput; example: <text:s/>INPUT ID: 653 <text:s/>COUNT: 2757 <text:s/>VALUE(S): Too many to ouput; example: <text:s/>INPUT ID: 719 <text:s/>COUNT: 2757 <text:s/>VALUE(S): Too many to ouput; example: <text:s/>INPUT ID: 595 <text:s/>COUNT: 2757 <text:s/>VALUE(S): Too many to ouput; example: <text:s/>INPUT ID: 469 <text:s/>COUNT: 2757 <text:s/>VALUE(S): Too many to ouput; example: <text:s/>INPUT ID: 533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663 <text:s/>COUNT: 2757 <text:s/>VALUE(S): Too many to ouput; example: <text:s/>INPUT ID: 729 <text:s/>COUNT: 2757 <text:s/>VALUE(S): Too many to ouput; example: <text:s/>INPUT ID: 413 <text:s/>COUNT: 2757 <text:s/>VALUE(S): Too many to ouput; example: <text:s/>INPUT ID: 479 <text:s/>COUNT: 2757 <text:s/>VALUE(S): Too many to ouput; example: <text:s/>INPUT ID: 289 <text:s/>COUNT: 2757 <text:s/>VALUE(S): Too many to ouput; example: <text:s/>INPUT ID: 353 <text:s/>COUNT: 2757 <text:s/>VALUE(S): Too many to ouput; example: <text:s/>INPUT ID: 673 <text:s/>COUNT: 2757 <text:s/>VALUE(S): Too many to ouput; example: <text:s/>INPUT ID: 423 <text:s/>COUNT: 2757 <text:s/>VALUE(S): Too many to ouput; example: <text:s/>INPUT ID: 489 <text:s/>COUNT: 2757 <text:s/>VALUE(S): Too many to ouput; example: <text:s/>INPUT ID: 619 <text:s/>COUNT: 2757 <text:s/>VALUE(S): Too many to ouput; example: <text:s/>INPUT ID: 175 <text:s/>COUNT: 2757 <text:s/>VALUE(S): Too many to ouput; example: <text:s/>INPUT ID: 433 <text:s/>COUNT: 2757 <text:s/>VALUE(S): Too many to ouput; example: <text:s/>INPUT ID: 753 <text:s/>COUNT: 2757 <text:s/>VALUE(S): Too many to ouput; example: <text:s/>INPUT ID: 499 <text:s/>COUNT: 2757 <text:s/>VALUE(S): Too many to ouput; example: <text:s/>INPUT ID: 629 <text:s/>COUNT: 2757 <text:s/>VALUE(S): Too many to ouput; example: <text:s/>INPUT ID: 185 <text:s/>COUNT: 2757 <text:s/>VALUE(S): Too many to ouput; example: <text:s/>INPUT ID: 377 <text:s/>COUNT: 2757 <text:s/>VALUE(S): Too many to ouput; example: <text:s/>INPUT ID: 443 <text:s/>COUNT: 2757 <text:s/>VALUE(S): Too many to ouput; example: <text:s/>INPUT ID: 571 <text:s/>COUNT: 2757 <text:s/>VALUE(S): Too many to ouput; example: <text:s/>INPUT ID: 699 <text:s/>COUNT: 2757 <text:s/>VALUE(S): Too many to ouput; example: <text:s/>INPUT ID: 763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8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2.019" calcext:value-type="float">
            <text:p>2.019</text:p>
          </table:table-cell>
          <table:table-cell table:style-name="ce23" office:value-type="float" office:value="2.558" calcext:value-type="float">
            <text:p>2.558</text:p>
          </table:table-cell>
          <table:table-cell table:style-name="ce23" office:value-type="float" office:value="1200.108" calcext:value-type="float">
            <text:p>1200.108</text:p>
          </table:table-cell>
          <table:table-cell/>
          <table:table-cell office:value-type="string" calcext:value-type="string">
            <text:p>INPUT ID: 705 <text:s/>COUNT: 2757 <text:s/>VALUE(S): Too many to ouput; example: <text:s/>INPUT ID: 769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363 <text:s/>COUNT: 2757 <text:s/>VALUE(S): Too many to ouput; example: <text:s/>INPUT ID: 749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695 <text:s/>COUNT: 2757 <text:s/>VALUE(S): Too many to ouput; example: <text:s/>INPUT ID: 75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9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2.014" calcext:value-type="float">
            <text:p>2.014</text:p>
          </table:table-cell>
          <table:table-cell table:style-name="ce23" office:value-type="float" office:value="2.652" calcext:value-type="float">
            <text:p>2.652</text:p>
          </table:table-cell>
          <table:table-cell table:style-name="ce23" office:value-type="float" office:value="1200.108" calcext:value-type="float">
            <text:p>1200.108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579 <text:s/>COUNT: 2757 <text:s/>VALUE(S): Too many to ouput; example: <text:s/>INPUT ID: 771 <text:s/>COUNT: 2757 <text:s/>VALUE(S): Too many to ouput; example: <text:s/>INPUT ID: 389 <text:s/>COUNT: 2757 <text:s/>VALUE(S): Too many to ouput; example: <text:s/>INPUT ID: 455 <text:s/>COUNT: 2757 <text:s/>VALUE(S): Too many to ouput; example: <text:s/>INPUT ID: 519 <text:s/>COUNT: 2757 <text:s/>VALUE(S): Too many to ouput; example: <text:s/>INPUT ID: 647 <text:s/>COUNT: 2757 <text:s/>VALUE(S): Too many to ouput; example: <text:s/>INPUT ID: 328 <text:s/>COUNT: 2757 <text:s/>VALUE(S): Too many to ouput; example: <text:s/>INPUT ID: 715 <text:s/>COUNT: 2757 <text:s/>VALUE(S): Too many to ouput; example: <text:s/>INPUT ID: 205 <text:s/>COUNT: 2757 <text:s/>VALUE(S): Too many to ouput; example: <text:s/>INPUT ID: 589 <text:s/>COUNT: 2757 <text:s/>VALUE(S): Too many to ouput; example: <text:s/>INPUT ID: 781 <text:s/>COUNT: 2757 <text:s/>VALUE(S): Too many to ouput; example: <text:s/>INPUT ID: 399 <text:s/>COUNT: 2757 <text:s/>VALUE(S): Too many to ouput; example: <text:s/>INPUT ID: 465 <text:s/>COUNT: 2757 <text:s/>VALUE(S): Too many to ouput; example: <text:s/>INPUT ID: 529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599 <text:s/>COUNT: 2757 <text:s/>VALUE(S): Too many to ouput; example: <text:s/>INPUT ID: 409 <text:s/>COUNT: 2757 <text:s/>VALUE(S): Too many to ouput; example: <text:s/>INPUT ID: 475 <text:s/>COUNT: 2757 <text:s/>VALUE(S): Too many to ouput; example: <text:s/>INPUT ID: 539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609 <text:s/>COUNT: 2757 <text:s/>VALUE(S): Too many to ouput; example: <text:s/>INPUT ID: 419 <text:s/>COUNT: 2757 <text:s/>VALUE(S): Too many to ouput; example: <text:s/>INPUT ID: 549 <text:s/>COUNT: 2757 <text:s/>VALUE(S): Too many to ouput; example: <text:s/>INPUT ID: 80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559 <text:s/>COUNT: 2757 <text:s/>VALUE(S): Too many to ouput; example: <text:s/>INPUT ID: 751 <text:s/>COUNT: 2757 <text:s/>VALUE(S): Too many to ouput; example: <text:s/>INPUT ID: 815 <text:s/>COUNT: 2757 <text:s/>VALUE(S): Too many to ouput; example: <text:s/>INPUT ID: 499 <text:s/>COUNT: 2757 <text:s/>VALUE(S): Too many to ouput; example: <text:s/>INPUT ID: 185 <text:s/>COUNT: 2757 <text:s/>VALUE(S): Too many to ouput; example: <text:s/>INPUT ID: 569 <text:s/>COUNT: 2757 <text:s/>VALUE(S): Too many to ouput; example: <text:s/>INPUT ID: 761 <text:s/>COUNT: 2757 <text:s/>VALUE(S): Too many to ouput; example: <text:s/>INPUT ID: 825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0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938" calcext:value-type="float">
            <text:p>1.938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064" calcext:value-type="float">
            <text:p>1200.064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1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722" calcext:value-type="float">
            <text:p>1.722</text:p>
          </table:table-cell>
          <table:table-cell table:style-name="ce23" office:value-type="float" office:value="2.557" calcext:value-type="float">
            <text:p>2.557</text:p>
          </table:table-cell>
          <table:table-cell table:style-name="ce23" office:value-type="float" office:value="1200.103" calcext:value-type="float">
            <text:p>1200.103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2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418" calcext:value-type="float">
            <text:p>1.418</text:p>
          </table:table-cell>
          <table:table-cell table:style-name="ce23" office:value-type="float" office:value="2.522" calcext:value-type="float">
            <text:p>2.522</text:p>
          </table:table-cell>
          <table:table-cell table:style-name="ce23" office:value-type="float" office:value="1200.105" calcext:value-type="float">
            <text:p>1200.105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409" calcext:value-type="float">
            <text:p>1.409</text:p>
          </table:table-cell>
          <table:table-cell table:style-name="ce23" office:value-type="float" office:value="2.565" calcext:value-type="float">
            <text:p>2.565</text:p>
          </table:table-cell>
          <table:table-cell table:style-name="ce23" office:value-type="float" office:value="1200.108" calcext:value-type="float">
            <text:p>1200.108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4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37" calcext:value-type="float">
            <text:p>1.37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106" calcext:value-type="float">
            <text:p>1200.106</text:p>
          </table:table-cell>
          <table:table-cell/>
          <table:table-cell office:value-type="string" calcext:value-type="string">
            <text:p>INPUT ID: 705 <text:s/>COUNT: 2757 <text:s/>VALUE(S): Too many to ouput; example: <text:s/>INPUT ID: 195 <text:s/>COUNT: 2757 <text:s/>VALUE(S): Too many to ouput; example: <text:s/>INPUT ID: 389 <text:s/>COUNT: 2757 <text:s/>VALUE(S): Too many to ouput; example: <text:s/>INPUT ID: 581 <text:s/>COUNT: 2757 <text:s/>VALUE(S): Too many to ouput; example: <text:s/>INPUT ID: 455 <text:s/>COUNT: 2757 <text:s/>VALUE(S): Too many to ouput; example: <text:s/>INPUT ID: 328 <text:s/>COUNT: 2757 <text:s/>VALUE(S): Too many to ouput; example: <text:s/>INPUT ID: 651 <text:s/>COUNT: 2757 <text:s/>VALUE(S): Too many to ouput; example: <text:s/>INPUT ID: 715 <text:s/>COUNT: 2757 <text:s/>VALUE(S): Too many to ouput; example: <text:s/>INPUT ID: 205 <text:s/>COUNT: 2757 <text:s/>VALUE(S): Too many to ouput; example: <text:s/>INPUT ID: 399 <text:s/>COUNT: 2757 <text:s/>VALUE(S): Too many to ouput; example: <text:s/>INPUT ID: 465 <text:s/>COUNT: 2757 <text:s/>VALUE(S): Too many to ouput; example: <text:s/>INPUT ID: 661 <text:s/>COUNT: 2757 <text:s/>VALUE(S): Too many to ouput; example: <text:s/>INPUT ID: 725 <text:s/>COUNT: 2757 <text:s/>VALUE(S): Too many to ouput; example: <text:s/>INPUT ID: 150 <text:s/>COUNT: 2757 <text:s/>VALUE(S): Too many to ouput; example: <text:s/>INPUT ID: 215 <text:s/>COUNT: 2757 <text:s/>VALUE(S): Too many to ouput; example: <text:s/>INPUT ID: 279 <text:s/>COUNT: 2757 <text:s/>VALUE(S): Too many to ouput; example: <text:s/>INPUT ID: 409 <text:s/>COUNT: 2757 <text:s/>VALUE(S): Too many to ouput; example: <text:s/>INPUT ID: 475 <text:s/>COUNT: 2757 <text:s/>VALUE(S): Too many to ouput; example: <text:s/>INPUT ID: 605 <text:s/>COUNT: 2757 <text:s/>VALUE(S): Too many to ouput; example: <text:s/>INPUT ID: 671 <text:s/>COUNT: 2757 <text:s/>VALUE(S): Too many to ouput; example: <text:s/>INPUT ID: 289 <text:s/>COUNT: 2757 <text:s/>VALUE(S): Too many to ouput; example: <text:s/>INPUT ID: 353 <text:s/>COUNT: 2757 <text:s/>VALUE(S): Too many to ouput; example: <text:s/>INPUT ID: 419 <text:s/>COUNT: 2757 <text:s/>VALUE(S): Too many to ouput; example: <text:s/>INPUT ID: 547 <text:s/>COUNT: 2757 <text:s/>VALUE(S): Too many to ouput; example: <text:s/>INPUT ID: 615 <text:s/>COUNT: 2757 <text:s/>VALUE(S): Too many to ouput; example: <text:s/>INPUT ID: 681 <text:s/>COUNT: 2757 <text:s/>VALUE(S): Too many to ouput; example: <text:s/>INPUT ID: 363 <text:s/>COUNT: 2757 <text:s/>VALUE(S): Too many to ouput; example: <text:s/>INPUT ID: 175 <text:s/>COUNT: 2757 <text:s/>VALUE(S): Too many to ouput; example: <text:s/>INPUT ID: 625 <text:s/>COUNT: 2757 <text:s/>VALUE(S): Too many to ouput; example: <text:s/>INPUT ID: 499 <text:s/>COUNT: 2757 <text:s/>VALUE(S): Too many to ouput; example: <text:s/>INPUT ID: 185 <text:s/>COUNT: 2757 <text:s/>VALUE(S): Too many to ouput; example: <text:s/>INPUT ID: 571 <text:s/>COUNT: 2757 <text:s/>VALUE(S): Too many to ouput; example: <text:s/>INPUT ID: 445 <text:s/>COUNT: 2757 <text:s/>VALUE(S): Too many to ouput; example: <text:s/>INPUT ID: 509 <text:s/>COUNT: 2757 <text:s/>VALUE(S): Too many to ouput; example: <text:s/>INPUT ID: 254 <text:s/>COUNT: 2757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315" calcext:value-type="float">
            <text:p>1.315</text:p>
          </table:table-cell>
          <table:table-cell table:style-name="ce23" office:value-type="float" office:value="2.829" calcext:value-type="float">
            <text:p>2.829</text:p>
          </table:table-cell>
          <table:table-cell table:style-name="ce23" office:value-type="float" office:value="626.844" calcext:value-type="float">
            <text:p>626.844</text:p>
          </table:table-cell>
          <table:table-cell/>
          <table:table-cell office:value-type="string" calcext:value-type="string">
            <text:p>INPUT ID: 2368 <text:s/>COUNT: 3779 <text:s/>VALUE(S): Too many to ouput; example: <text:s/>INPUT ID: 737 <text:s/>COUNT: 3779 <text:s/>VALUE(S): Too many to ouput; example: <text:s/>INPUT ID: 1570 <text:s/>COUNT: 3779 <text:s/>VALUE(S): Too many to ouput; example: <text:s/>INPUT ID: 2596 <text:s/>COUNT: 3779 <text:s/>VALUE(S): Too many to ouput; example: <text:s/>INPUT ID: 965 <text:s/>COUNT: 3779 <text:s/>VALUE(S): Too many to ouput; example: <text:s/>INPUT ID: 1798 <text:s/>COUNT: 3779 <text:s/>VALUE(S): Too many to ouput; example: <text:s/>INPUT ID: 1193 <text:s/>COUNT: 3779 <text:s/>VALUE(S): Too many to ouput; example: <text:s/>INPUT ID: 2026 <text:s/>COUNT: 3779 <text:s/>VALUE(S): Too many to ouput; example: <text:s/>INPUT ID: 395 <text:s/>COUNT: 3779 <text:s/>VALUE(S): Too many to ouput; example: <text:s/>INPUT ID: 2254 <text:s/>COUNT: 3779 <text:s/>VALUE(S): Too many to ouput; example: <text:s/>INPUT ID: 623 <text:s/>COUNT: 3779 <text:s/>VALUE(S): Too many to ouput; example: <text:s/>INPUT ID: 242 <text:s/>COUNT: 3779 <text:s/>VALUE(S): Too many to ouput; example: <text:s/>INPUT ID: 2482 <text:s/>COUNT: 3779 <text:s/>VALUE(S): Too many to ouput; example: <text:s/>INPUT ID: 851 <text:s/>COUNT: 3779 <text:s/>VALUE(S): Too many to ouput; example: <text:s/>INPUT ID: 1684 <text:s/>COUNT: 3779 <text:s/>VALUE(S): Too many to ouput; example: <text:s/>INPUT ID: 1079 <text:s/>COUNT: 3779 <text:s/>VALUE(S): Too many to ouput; example: <text:s/>INPUT ID: 1912 <text:s/>COUNT: 3779 <text:s/>VALUE(S): Too many to ouput; example: <text:s/>INPUT ID: 1433 <text:s/>COUNT: 2 <text:s/>VALUE(S): Y y <text:s/>INPUT ID: 2714 <text:s/>COUNT: 2 <text:s/>VALUE(S): N n <text:s/>INPUT ID: 1307 <text:s/>COUNT: 3779 <text:s/>VALUE(S): Too many to ouput; example: <text:s/>INPUT ID: 2140 <text:s/>COUNT: 3779 <text:s/>VALUE(S): Too many to ouput; example: <text:s/>INPUT ID: 509 <text:s/>COUNT: 3779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2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0.973" calcext:value-type="float">
            <text:p>0.973</text:p>
          </table:table-cell>
          <table:table-cell table:style-name="ce23" office:value-type="float" office:value="2.426" calcext:value-type="float">
            <text:p>2.426</text:p>
          </table:table-cell>
          <table:table-cell table:style-name="ce23" office:value-type="float" office:value="798.208" calcext:value-type="float">
            <text:p>798.208</text:p>
          </table:table-cell>
          <table:table-cell/>
          <table:table-cell office:value-type="string" calcext:value-type="string">
            <text:p>INPUT ID: 374 <text:s/>COUNT: 3301 <text:s/>VALUE(S): Too many to ouput; example: <text:s/>INPUT ID: 523 <text:s/>COUNT: 3301 <text:s/>VALUE(S): Too many to ouput; example: <text:s/>INPUT ID: 637 <text:s/>COUNT: 3301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3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0.866" calcext:value-type="float">
            <text:p>0.866</text:p>
          </table:table-cell>
          <table:table-cell table:style-name="ce23" office:value-type="float" office:value="2.242" calcext:value-type="float">
            <text:p>2.242</text:p>
          </table:table-cell>
          <table:table-cell table:style-name="ce23" office:value-type="float" office:value="22.305" calcext:value-type="float">
            <text:p>22.305</text:p>
          </table:table-cell>
          <table:table-cell/>
          <table:table-cell office:value-type="string" calcext:value-type="string">
            <text:p>input is long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4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3" office:value-type="float" office:value="2.343" calcext:value-type="float">
            <text:p>2.343</text:p>
          </table:table-cell>
          <table:table-cell table:style-name="ce23" office:value-type="float" office:value="101.193" calcext:value-type="float">
            <text:p>101.193</text:p>
          </table:table-cell>
          <table:table-cell/>
          <table:table-cell office:value-type="string" calcext:value-type="string">
            <text:p>INPUT ID: 302 <text:s/>COUNT: 318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85" calcext:value-type="float">
            <text:p>0.885</text:p>
          </table:table-cell>
          <table:table-cell table:style-name="ce23" office:value-type="float" office:value="2.271" calcext:value-type="float">
            <text:p>2.271</text:p>
          </table:table-cell>
          <table:table-cell table:style-name="ce23" office:value-type="float" office:value="27.579" calcext:value-type="float">
            <text:p>27.579</text:p>
          </table:table-cell>
          <table:table-cell/>
          <table:table-cell office:value-type="string" calcext:value-type="string">
            <text:p>input is of high length (13) but does run and solve, just pretty long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0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0.906" calcext:value-type="float">
            <text:p>0.906</text:p>
          </table:table-cell>
          <table:table-cell table:style-name="ce23" office:value-type="float" office:value="2.313" calcext:value-type="float">
            <text:p>2.313</text:p>
          </table:table-cell>
          <table:table-cell table:style-name="ce23" office:value-type="float" office:value="486.057" calcext:value-type="float">
            <text:p>486.057</text:p>
          </table:table-cell>
          <table:table-cell/>
          <table:table-cell office:value-type="string" calcext:value-type="string">
            <text:p>INPUT ID: 339 <text:s/>COUNT: 2859 <text:s/>VALUE(S): Too many to ouput; example: <text:s/>INPUT ID: 247 <text:s/>COUNT: 2859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2.smt2</text:p>
          </table:table-cell>
          <table:table-cell table:style-name="ce21" office:value-type="float" office:value="1200.102" calcext:value-type="float">
            <text:p>1200.102</text:p>
          </table:table-cell>
          <table:table-cell table:style-name="ce23" office:value-type="float" office:value="1.114" calcext:value-type="float">
            <text:p>1.11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8" calcext:value-type="float">
            <text:p>1200.088</text:p>
          </table:table-cell>
          <table:table-cell/>
          <table:table-cell office:value-type="string" calcext:value-type="string">
            <text:p>INPUT ID: 737 <text:s/>COUNT: 3419 <text:s/>VALUE(S): Too many to ouput; example: <text:s/>INPUT ID: 242 <text:s/>COUNT: 3419 <text:s/>VALUE(S): Too many to ouput; example: <text:s/>INPUT ID: 851 <text:s/>COUNT: 3419 <text:s/>VALUE(S): Too many to ouput; example: <text:s/>INPUT ID: 965 <text:s/>COUNT: 3419 <text:s/>VALUE(S): Too many to ouput; example: <text:s/>INPUT ID: 1079 <text:s/>COUNT: 3419 <text:s/>VALUE(S): Too many to ouput; example: <text:s/>INPUT ID: 1193 <text:s/>COUNT: 3419 <text:s/>VALUE(S): Too many to ouput; example: <text:s/>INPUT ID: 1433 <text:s/>COUNT: 2 <text:s/>VALUE(S): N n <text:s/>INPUT ID: 395 <text:s/>COUNT: 3419 <text:s/>VALUE(S): Too many to ouput; example: <text:s/>INPUT ID: 1307 <text:s/>COUNT: 3419 <text:s/>VALUE(S): Too many to ouput; example: <text:s/>INPUT ID: 509 <text:s/>COUNT: 3419 <text:s/>VALUE(S): Too many to ouput; example: <text:s/>INPUT ID: 623 <text:s/>COUNT: 3419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3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129" calcext:value-type="float">
            <text:p>1.129</text:p>
          </table:table-cell>
          <table:table-cell table:style-name="ce23" office:value-type="float" office:value="2.563" calcext:value-type="float">
            <text:p>2.563</text:p>
          </table:table-cell>
          <table:table-cell table:style-name="ce23" office:value-type="float" office:value="837.463" calcext:value-type="float">
            <text:p>837.463</text:p>
          </table:table-cell>
          <table:table-cell/>
          <table:table-cell office:value-type="string" calcext:value-type="string">
            <text:p>INPUT ID: 737 <text:s/>COUNT: 3417 <text:s/>VALUE(S): Too many to ouput; example: <text:s/>INPUT ID: 242 <text:s/>COUNT: 3417 <text:s/>VALUE(S): Too many to ouput; example: <text:s/>INPUT ID: 851 <text:s/>COUNT: 3417 <text:s/>VALUE(S): Too many to ouput; example: <text:s/>INPUT ID: 395 <text:s/>COUNT: 3417 <text:s/>VALUE(S): Too many to ouput; example: <text:s/>INPUT ID: 509 <text:s/>COUNT: 3417 <text:s/>VALUE(S): Too many to ouput; example: <text:s/>INPUT ID: 623 <text:s/>COUNT: 341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4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141" calcext:value-type="float">
            <text:p>1.141</text:p>
          </table:table-cell>
          <table:table-cell table:style-name="ce23" office:value-type="float" office:value="2.552" calcext:value-type="float">
            <text:p>2.552</text:p>
          </table:table-cell>
          <table:table-cell table:style-name="ce23" office:value-type="float" office:value="100.31" calcext:value-type="float">
            <text:p>100.31</text:p>
          </table:table-cell>
          <table:table-cell/>
          <table:table-cell office:value-type="string" calcext:value-type="string">
            <text:p>INPUT ID: 737 <text:s/>COUNT: 3537 <text:s/>VALUE(S): Too many to ouput; example: <text:s/>INPUT ID: 242 <text:s/>COUNT: 3537 <text:s/>VALUE(S): Too many to ouput; example: <text:s/>INPUT ID: 851 <text:s/>COUNT: 3537 <text:s/>VALUE(S): Too many to ouput; example: <text:s/>INPUT ID: 965 <text:s/>COUNT: 3537 <text:s/>VALUE(S): Too many to ouput; example: <text:s/>INPUT ID: 1079 <text:s/>COUNT: 3537 <text:s/>VALUE(S): Too many to ouput; example: <text:s/>INPUT ID: 1193 <text:s/>COUNT: 3537 <text:s/>VALUE(S): Too many to ouput; example: <text:s/>INPUT ID: 1433 <text:s/>COUNT: 2 <text:s/>VALUE(S): N n <text:s/>INPUT ID: 395 <text:s/>COUNT: 3537 <text:s/>VALUE(S): Too many to ouput; example: <text:s/>INPUT ID: 1307 <text:s/>COUNT: 3537 <text:s/>VALUE(S): Too many to ouput; example: <text:s/>INPUT ID: 509 <text:s/>COUNT: 3537 <text:s/>VALUE(S): Too many to ouput; example: <text:s/>INPUT ID: 623 <text:s/>COUNT: 353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5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083" calcext:value-type="float">
            <text:p>1.083</text:p>
          </table:table-cell>
          <table:table-cell table:style-name="ce23" office:value-type="float" office:value="2.514" calcext:value-type="float">
            <text:p>2.514</text:p>
          </table:table-cell>
          <table:table-cell table:style-name="ce23" office:value-type="float" office:value="979.624" calcext:value-type="float">
            <text:p>979.624</text:p>
          </table:table-cell>
          <table:table-cell/>
          <table:table-cell office:value-type="string" calcext:value-type="string">
            <text:p>INPUT ID: 737 <text:s/>COUNT: 3417 <text:s/>VALUE(S): Too many to ouput; example: <text:s/>INPUT ID: 242 <text:s/>COUNT: 3417 <text:s/>VALUE(S): Too many to ouput; example: <text:s/>INPUT ID: 851 <text:s/>COUNT: 3417 <text:s/>VALUE(S): Too many to ouput; example: <text:s/>INPUT ID: 395 <text:s/>COUNT: 3417 <text:s/>VALUE(S): Too many to ouput; example: <text:s/>INPUT ID: 509 <text:s/>COUNT: 3417 <text:s/>VALUE(S): Too many to ouput; example: <text:s/>INPUT ID: 623 <text:s/>COUNT: 341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6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251" calcext:value-type="float">
            <text:p>1.251</text:p>
          </table:table-cell>
          <table:table-cell table:style-name="ce23" office:value-type="float" office:value="2.588" calcext:value-type="float">
            <text:p>2.588</text:p>
          </table:table-cell>
          <table:table-cell table:style-name="ce23" office:value-type="float" office:value="1200.092" calcext:value-type="float">
            <text:p>1200.092</text:p>
          </table:table-cell>
          <table:table-cell/>
          <table:table-cell office:value-type="string" calcext:value-type="string">
            <text:p>INPUT ID: 737 <text:s/>COUNT: 3303 <text:s/>VALUE(S): Too many to ouput; example: <text:s/>INPUT ID: 242 <text:s/>COUNT: 3303 <text:s/>VALUE(S): Too many to ouput; example: <text:s/>INPUT ID: 851 <text:s/>COUNT: 3303 <text:s/>VALUE(S): Too many to ouput; example: <text:s/>INPUT ID: 965 <text:s/>COUNT: 3303 <text:s/>VALUE(S): Too many to ouput; example: <text:s/>INPUT ID: 1079 <text:s/>COUNT: 3303 <text:s/>VALUE(S): Too many to ouput; example: <text:s/>INPUT ID: 1193 <text:s/>COUNT: 3303 <text:s/>VALUE(S): Too many to ouput; example: <text:s/>INPUT ID: 1433 <text:s/>COUNT: 2 <text:s/>VALUE(S): N n <text:s/>INPUT ID: 395 <text:s/>COUNT: 3303 <text:s/>VALUE(S): Too many to ouput; example: <text:s/>INPUT ID: 1307 <text:s/>COUNT: 3303 <text:s/>VALUE(S): Too many to ouput; example: <text:s/>INPUT ID: 509 <text:s/>COUNT: 3303 <text:s/>VALUE(S): Too many to ouput; example: <text:s/>INPUT ID: 623 <text:s/>COUNT: 3303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7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1.029" calcext:value-type="float">
            <text:p>1.029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268.13" calcext:value-type="float">
            <text:p>268.13</text:p>
          </table:table-cell>
          <table:table-cell/>
          <table:table-cell office:value-type="string" calcext:value-type="string">
            <text:p>INPUT ID: 737 <text:s/>COUNT: 3417 <text:s/>VALUE(S): Too many to ouput; example: <text:s/>INPUT ID: 242 <text:s/>COUNT: 3417 <text:s/>VALUE(S): Too many to ouput; example: <text:s/>INPUT ID: 395 <text:s/>COUNT: 3417 <text:s/>VALUE(S): Too many to ouput; example: <text:s/>INPUT ID: 509 <text:s/>COUNT: 3417 <text:s/>VALUE(S): Too many to ouput; example: <text:s/>INPUT ID: 623 <text:s/>COUNT: 341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9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04" calcext:value-type="float">
            <text:p>1.10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2" calcext:value-type="float">
            <text:p>1200.082</text:p>
          </table:table-cell>
          <table:table-cell/>
          <table:table-cell office:value-type="string" calcext:value-type="string">
            <text:p>INPUT ID: 400 <text:s/>COUNT: 3657 <text:s/>VALUE(S): Too many to ouput; example: <text:s/>INPUT ID: 1312 <text:s/>COUNT: 3657 <text:s/>VALUE(S): Too many to ouput; example: <text:s/>INPUT ID: 514 <text:s/>COUNT: 3657 <text:s/>VALUE(S): Too many to ouput; example: <text:s/>INPUT ID: 628 <text:s/>COUNT: 3657 <text:s/>VALUE(S): Too many to ouput; example: <text:s/>INPUT ID: 742 <text:s/>COUNT: 3657 <text:s/>VALUE(S): Too many to ouput; example: <text:s/>INPUT ID: 247 <text:s/>COUNT: 3657 <text:s/>VALUE(S): Too many to ouput; example: <text:s/>INPUT ID: 856 <text:s/>COUNT: 3657 <text:s/>VALUE(S): Too many to ouput; example: <text:s/>INPUT ID: 970 <text:s/>COUNT: 3657 <text:s/>VALUE(S): Too many to ouput; example: <text:s/>INPUT ID: 1084 <text:s/>COUNT: 3657 <text:s/>VALUE(S): Too many to ouput; example: <text:s/>INPUT ID: 1198 <text:s/>COUNT: 3657 <text:s/>VALUE(S): Too many to ouput; example: <text:s/>INPUT ID: 1438 <text:s/>COUNT: 2 <text:s/>VALUE(S): N n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0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152" calcext:value-type="float">
            <text:p>1.152</text:p>
          </table:table-cell>
          <table:table-cell table:style-name="ce23" office:value-type="float" office:value="2.698" calcext:value-type="float">
            <text:p>2.698</text:p>
          </table:table-cell>
          <table:table-cell table:style-name="ce23" office:value-type="float" office:value="1200.07" calcext:value-type="float">
            <text:p>1200.07</text:p>
          </table:table-cell>
          <table:table-cell/>
          <table:table-cell office:value-type="string" calcext:value-type="string">
            <text:p>INPUT ID: 400 <text:s/>COUNT: 3535 <text:s/>VALUE(S): Too many to ouput; example: <text:s/>INPUT ID: 514 <text:s/>COUNT: 3535 <text:s/>VALUE(S): Too many to ouput; example: <text:s/>INPUT ID: 628 <text:s/>COUNT: 3535 <text:s/>VALUE(S): Too many to ouput; example: <text:s/>INPUT ID: 742 <text:s/>COUNT: 3535 <text:s/>VALUE(S): Too many to ouput; example: <text:s/>INPUT ID: 247 <text:s/>COUNT: 3535 <text:s/>VALUE(S): Too many to ouput; example: <text:s/>INPUT ID: 856 <text:s/>COUNT: 3535 <text:s/>VALUE(S): Too many to ouput; example: <text:s/>INPUT ID: 970 <text:s/>COUNT: 3535 <text:s/>VALUE(S): Too many to ouput; example: <text:s/>INPUT ID: 1084 <text:s/>COUNT: 3535 <text:s/>VALUE(S): Too many to ouput; example: <text:s/>INPUT ID: 1198 <text:s/>COUNT: 3535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1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47" calcext:value-type="float">
            <text:p>1.14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063" calcext:value-type="float">
            <text:p>1200.063</text:p>
          </table:table-cell>
          <table:table-cell/>
          <table:table-cell office:value-type="string" calcext:value-type="string">
            <text:p>INPUT ID: 400 <text:s/>COUNT: 3537 <text:s/>VALUE(S): Too many to ouput; example: <text:s/>INPUT ID: 1312 <text:s/>COUNT: 3537 <text:s/>VALUE(S): Too many to ouput; example: <text:s/>INPUT ID: 514 <text:s/>COUNT: 3537 <text:s/>VALUE(S): Too many to ouput; example: <text:s/>INPUT ID: 628 <text:s/>COUNT: 3537 <text:s/>VALUE(S): Too many to ouput; example: <text:s/>INPUT ID: 742 <text:s/>COUNT: 3537 <text:s/>VALUE(S): Too many to ouput; example: <text:s/>INPUT ID: 247 <text:s/>COUNT: 3537 <text:s/>VALUE(S): Too many to ouput; example: <text:s/>INPUT ID: 856 <text:s/>COUNT: 3537 <text:s/>VALUE(S): Too many to ouput; example: <text:s/>INPUT ID: 970 <text:s/>COUNT: 3537 <text:s/>VALUE(S): Too many to ouput; example: <text:s/>INPUT ID: 1084 <text:s/>COUNT: 3537 <text:s/>VALUE(S): Too many to ouput; example: <text:s/>INPUT ID: 1198 <text:s/>COUNT: 3537 <text:s/>VALUE(S): Too many to ouput; example: <text:s/>INPUT ID: 1438 <text:s/>COUNT: 2 <text:s/>VALUE(S): N n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2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035" calcext:value-type="float">
            <text:p>1.035</text:p>
          </table:table-cell>
          <table:table-cell table:style-name="ce23" office:value-type="float" office:value="2.495" calcext:value-type="float">
            <text:p>2.495</text:p>
          </table:table-cell>
          <table:table-cell table:style-name="ce23" office:value-type="float" office:value="1200.093" calcext:value-type="float">
            <text:p>1200.093</text:p>
          </table:table-cell>
          <table:table-cell/>
          <table:table-cell office:value-type="string" calcext:value-type="string">
            <text:p>INPUT ID: 400 <text:s/>COUNT: 3655 <text:s/>VALUE(S): Too many to ouput; example: <text:s/>INPUT ID: 514 <text:s/>COUNT: 3655 <text:s/>VALUE(S): Too many to ouput; example: <text:s/>INPUT ID: 628 <text:s/>COUNT: 3655 <text:s/>VALUE(S): Too many to ouput; example: <text:s/>INPUT ID: 742 <text:s/>COUNT: 3655 <text:s/>VALUE(S): Too many to ouput; example: <text:s/>INPUT ID: 247 <text:s/>COUNT: 3655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3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102" calcext:value-type="float">
            <text:p>1200.102</text:p>
          </table:table-cell>
          <table:table-cell/>
          <table:table-cell office:value-type="string" calcext:value-type="string">
            <text:p>INPUT ID: 400 <text:s/>COUNT: 4029 <text:s/>VALUE(S): Too many to ouput; example: <text:s/>INPUT ID: 1312 <text:s/>COUNT: 4029 <text:s/>VALUE(S): Too many to ouput; example: <text:s/>INPUT ID: 514 <text:s/>COUNT: 4029 <text:s/>VALUE(S): Too many to ouput; example: <text:s/>INPUT ID: 628 <text:s/>COUNT: 4029 <text:s/>VALUE(S): Too many to ouput; example: <text:s/>INPUT ID: 742 <text:s/>COUNT: 4029 <text:s/>VALUE(S): Too many to ouput; example: <text:s/>INPUT ID: 247 <text:s/>COUNT: 4029 <text:s/>VALUE(S): Too many to ouput; example: <text:s/>INPUT ID: 856 <text:s/>COUNT: 4029 <text:s/>VALUE(S): Too many to ouput; example: <text:s/>INPUT ID: 970 <text:s/>COUNT: 4029 <text:s/>VALUE(S): Too many to ouput; example: <text:s/>INPUT ID: 1084 <text:s/>COUNT: 4029 <text:s/>VALUE(S): Too many to ouput; example: <text:s/>INPUT ID: 1198 <text:s/>COUNT: 4029 <text:s/>VALUE(S): Too many to ouput; example: <text:s/>INPUT ID: 1438 <text:s/>COUNT: 2 <text:s/>VALUE(S): N n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028" calcext:value-type="float">
            <text:p>1.02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102" calcext:value-type="float">
            <text:p>1200.102</text:p>
          </table:table-cell>
          <table:table-cell/>
          <table:table-cell office:value-type="string" calcext:value-type="string">
            <text:p>INPUT ID: 400 <text:s/>COUNT: 3535 <text:s/>VALUE(S): Too many to ouput; example: <text:s/>INPUT ID: 514 <text:s/>COUNT: 3535 <text:s/>VALUE(S): Too many to ouput; example: <text:s/>INPUT ID: 628 <text:s/>COUNT: 3535 <text:s/>VALUE(S): Too many to ouput; example: <text:s/>INPUT ID: 742 <text:s/>COUNT: 3535 <text:s/>VALUE(S): Too many to ouput; example: <text:s/>INPUT ID: 247 <text:s/>COUNT: 3535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6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112" calcext:value-type="float">
            <text:p>1.112</text:p>
          </table:table-cell>
          <table:table-cell table:style-name="ce23" office:value-type="float" office:value="2.579" calcext:value-type="float">
            <text:p>2.579</text:p>
          </table:table-cell>
          <table:table-cell table:style-name="ce23" office:value-type="float" office:value="1200.095" calcext:value-type="float">
            <text:p>1200.095</text:p>
          </table:table-cell>
          <table:table-cell/>
          <table:table-cell office:value-type="string" calcext:value-type="string">
            <text:p>INPUT ID: 1089 <text:s/>COUNT: 3779 <text:s/>VALUE(S): Too many to ouput; example: <text:s/>INPUT ID: 1203 <text:s/>COUNT: 3779 <text:s/>VALUE(S): Too many to ouput; example: <text:s/>INPUT ID: 1443 <text:s/>COUNT: 2 <text:s/>VALUE(S): N n <text:s/>INPUT ID: 405 <text:s/>COUNT: 3779 <text:s/>VALUE(S): Too many to ouput; example: <text:s/>INPUT ID: 1317 <text:s/>COUNT: 3779 <text:s/>VALUE(S): Too many to ouput; example: <text:s/>INPUT ID: 519 <text:s/>COUNT: 3779 <text:s/>VALUE(S): Too many to ouput; example: <text:s/>INPUT ID: 633 <text:s/>COUNT: 3779 <text:s/>VALUE(S): Too many to ouput; example: <text:s/>INPUT ID: 747 <text:s/>COUNT: 3779 <text:s/>VALUE(S): Too many to ouput; example: <text:s/>INPUT ID: 252 <text:s/>COUNT: 3779 <text:s/>VALUE(S): Too many to ouput; example: <text:s/>INPUT ID: 861 <text:s/>COUNT: 3779 <text:s/>VALUE(S): Too many to ouput; example: <text:s/>INPUT ID: 975 <text:s/>COUNT: 3779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7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178" calcext:value-type="float">
            <text:p>1.178</text:p>
          </table:table-cell>
          <table:table-cell table:style-name="ce23" office:value-type="float" office:value="2.619" calcext:value-type="float">
            <text:p>2.619</text:p>
          </table:table-cell>
          <table:table-cell table:style-name="ce23" office:value-type="float" office:value="1200.084" calcext:value-type="float">
            <text:p>1200.084</text:p>
          </table:table-cell>
          <table:table-cell/>
          <table:table-cell office:value-type="string" calcext:value-type="string">
            <text:p>INPUT ID: 1089 <text:s/>COUNT: 3777 <text:s/>VALUE(S): Too many to ouput; example: <text:s/>INPUT ID: 1203 <text:s/>COUNT: 3777 <text:s/>VALUE(S): Too many to ouput; example: <text:s/>INPUT ID: 405 <text:s/>COUNT: 3777 <text:s/>VALUE(S): Too many to ouput; example: <text:s/>INPUT ID: 519 <text:s/>COUNT: 3777 <text:s/>VALUE(S): Too many to ouput; example: <text:s/>INPUT ID: 633 <text:s/>COUNT: 3777 <text:s/>VALUE(S): Too many to ouput; example: <text:s/>INPUT ID: 747 <text:s/>COUNT: 3777 <text:s/>VALUE(S): Too many to ouput; example: <text:s/>INPUT ID: 252 <text:s/>COUNT: 3777 <text:s/>VALUE(S): Too many to ouput; example: <text:s/>INPUT ID: 861 <text:s/>COUNT: 3777 <text:s/>VALUE(S): Too many to ouput; example: <text:s/>INPUT ID: 975 <text:s/>COUNT: 3777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8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194" calcext:value-type="float">
            <text:p>1.194</text:p>
          </table:table-cell>
          <table:table-cell table:style-name="ce23" office:value-type="float" office:value="2.624" calcext:value-type="float">
            <text:p>2.624</text:p>
          </table:table-cell>
          <table:table-cell table:style-name="ce23" office:value-type="float" office:value="1200.095" calcext:value-type="float">
            <text:p>1200.095</text:p>
          </table:table-cell>
          <table:table-cell/>
          <table:table-cell office:value-type="string" calcext:value-type="string">
            <text:p>INPUT ID: 1089 <text:s/>COUNT: 3903 <text:s/>VALUE(S): Too many to ouput; example: <text:s/>INPUT ID: 1203 <text:s/>COUNT: 3903 <text:s/>VALUE(S): Too many to ouput; example: <text:s/>INPUT ID: 1443 <text:s/>COUNT: 2 <text:s/>VALUE(S): N n <text:s/>INPUT ID: 405 <text:s/>COUNT: 3903 <text:s/>VALUE(S): Too many to ouput; example: <text:s/>INPUT ID: 1317 <text:s/>COUNT: 3903 <text:s/>VALUE(S): Too many to ouput; example: <text:s/>INPUT ID: 519 <text:s/>COUNT: 3903 <text:s/>VALUE(S): Too many to ouput; example: <text:s/>INPUT ID: 633 <text:s/>COUNT: 3903 <text:s/>VALUE(S): Too many to ouput; example: <text:s/>INPUT ID: 747 <text:s/>COUNT: 3903 <text:s/>VALUE(S): Too many to ouput; example: <text:s/>INPUT ID: 252 <text:s/>COUNT: 3903 <text:s/>VALUE(S): Too many to ouput; example: <text:s/>INPUT ID: 861 <text:s/>COUNT: 3903 <text:s/>VALUE(S): Too many to ouput; example: <text:s/>INPUT ID: 975 <text:s/>COUNT: 3903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9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009" calcext:value-type="float">
            <text:p>1.009</text:p>
          </table:table-cell>
          <table:table-cell table:style-name="ce23" office:value-type="float" office:value="2.494" calcext:value-type="float">
            <text:p>2.494</text:p>
          </table:table-cell>
          <table:table-cell table:style-name="ce23" office:value-type="float" office:value="207.026" calcext:value-type="float">
            <text:p>207.026</text:p>
          </table:table-cell>
          <table:table-cell/>
          <table:table-cell office:value-type="string" calcext:value-type="string">
            <text:p>INPUT ID: 405 <text:s/>COUNT: 3535 <text:s/>VALUE(S): Too many to ouput; example: <text:s/>INPUT ID: 519 <text:s/>COUNT: 3535 <text:s/>VALUE(S): Too many to ouput; example: <text:s/>INPUT ID: 633 <text:s/>COUNT: 3535 <text:s/>VALUE(S): Too many to ouput; example: <text:s/>INPUT ID: 747 <text:s/>COUNT: 3535 <text:s/>VALUE(S): Too many to ouput; example: <text:s/>INPUT ID: 252 <text:s/>COUNT: 3535 <text:s/>VALUE(S): Too many to ouput; exampl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30.smt2</text:p>
          </table:table-cell>
          <table:table-cell table:style-name="ce21" office:value-type="float" office:value="1200.094" calcext:value-type="float">
            <text:p>1200.094</text:p>
          </table:table-cell>
          <table:table-cell table:style-name="ce23" office:value-type="float" office:value="1.099" calcext:value-type="float">
            <text:p>1.099</text:p>
          </table:table-cell>
          <table:table-cell table:style-name="ce23" office:value-type="float" office:value="2.583" calcext:value-type="float">
            <text:p>2.583</text:p>
          </table:table-cell>
          <table:table-cell table:style-name="ce23" office:value-type="float" office:value="1200.077" calcext:value-type="float">
            <text:p>1200.077</text:p>
          </table:table-cell>
          <table:table-cell/>
          <table:table-cell office:value-type="string" calcext:value-type="string">
            <text:p>INPUT ID: 1089 <text:s/>COUNT: 3903 <text:s/>VALUE(S): Too many to ouput; example: <text:s/>INPUT ID: 1203 <text:s/>COUNT: 3903 <text:s/>VALUE(S): Too many to ouput; example: <text:s/>INPUT ID: 1443 <text:s/>COUNT: 2 <text:s/>VALUE(S): N n <text:s/>INPUT ID: 405 <text:s/>COUNT: 3903 <text:s/>VALUE(S): Too many to ouput; example: <text:s/>INPUT ID: 1317 <text:s/>COUNT: 3903 <text:s/>VALUE(S): Too many to ouput; example: <text:s/>INPUT ID: 519 <text:s/>COUNT: 3903 <text:s/>VALUE(S): Too many to ouput; example: <text:s/>INPUT ID: 633 <text:s/>COUNT: 3903 <text:s/>VALUE(S): Too many to ouput; example: <text:s/>INPUT ID: 747 <text:s/>COUNT: 3903 <text:s/>VALUE(S): Too many to ouput; example: <text:s/>INPUT ID: 252 <text:s/>COUNT: 3903 <text:s/>VALUE(S): Too many to ouput; example: <text:s/>INPUT ID: 861 <text:s/>COUNT: 3903 <text:s/>VALUE(S): Too many to ouput; example: <text:s/>INPUT ID: 975 <text:s/>COUNT: 3903 <text:s/>VALUE(S): Too many to ouput; exampl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 calcext:value-type="string">
            <text:p><text:s/>mathQuizGame31.smt2</text:p>
          </table:table-cell>
          <table:table-cell table:style-name="ce22" office:value-type="float" office:value="1200.068" calcext:value-type="float">
            <text:p>1200.068</text:p>
          </table:table-cell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728.061" calcext:value-type="float">
            <text:p>728.061</text:p>
          </table:table-cell>
          <table:table-cell/>
          <table:table-cell office:value-type="string" calcext:value-type="string">
            <text:p>INPUT ID: 405 <text:s/>COUNT: 3655 <text:s/>VALUE(S): Too many to ouput; example: <text:s/>INPUT ID: 519 <text:s/>COUNT: 3655 <text:s/>VALUE(S): Too many to ouput; example: <text:s/>INPUT ID: 633 <text:s/>COUNT: 3655 <text:s/>VALUE(S): Too many to ouput; example: <text:s/>INPUT ID: 747 <text:s/>COUNT: 3655 <text:s/>VALUE(S): Too many to ouput; example: <text:s/>INPUT ID: 252 <text:s/>COUNT: 3655 <text:s/>VALUE(S): Too many to ouput; example: <text:s/>INPUT ID: 861 <text:s/>COUNT: 3655 <text:s/>VALUE(S): Too many to ouput; example: <text:s/></text:p>
          </table:table-cell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2.606" calcext:value-type="float">
            <text:p>2.606</text:p>
          </table:table-cell>
          <table:table-cell office:value-type="float" office:value="0.648" calcext:value-type="float">
            <text:p>0.648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254" calcext:value-type="float">
            <text:p>3.254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33" table:formula="of:=IF(SUM([.G86:.H86])&lt;&gt;0;SUM([.G86:.H86]);&quot;&quot;)" office:value-type="float" office:value="2.838" calcext:value-type="float">
            <text:p>2.83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2.451" calcext:value-type="float">
            <text:p>2.451</text:p>
          </table:table-cell>
          <table:table-cell office:value-type="float" office:value="0.68" calcext:value-type="float">
            <text:p>0.68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131" calcext:value-type="float">
            <text:p>3.131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33" table:formula="of:=IF(SUM([.G87:.H87])&lt;&gt;0;SUM([.G87:.H87]);&quot;&quot;)" office:value-type="float" office:value="0.911" calcext:value-type="float">
            <text:p>0.91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3.763" calcext:value-type="float">
            <text:p>3.763</text:p>
          </table:table-cell>
          <table:table-cell office:value-type="float" office:value="0.742" calcext:value-type="float">
            <text:p>0.742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4.505" calcext:value-type="float">
            <text:p>4.505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33" table:formula="of:=IF(SUM([.G88:.H88])&lt;&gt;0;SUM([.G88:.H88]);&quot;&quot;)" office:value-type="float" office:value="4.505" calcext:value-type="float">
            <text:p>4.5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85" calcext:value-type="float">
            <text:p>0.785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4.99" calcext:value-type="float">
            <text:p>4.99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33" table:formula="of:=IF(SUM([.G89:.H89])&lt;&gt;0;SUM([.G89:.H89]);&quot;&quot;)" office:value-type="float" office:value="5.963" calcext:value-type="float">
            <text:p>5.9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3.703" calcext:value-type="float">
            <text:p>3.703</text:p>
          </table:table-cell>
          <table:table-cell office:value-type="float" office:value="0.74" calcext:value-type="float">
            <text:p>0.74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4.443" calcext:value-type="float">
            <text:p>4.443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33" table:formula="of:=IF(SUM([.G90:.H90])&lt;&gt;0;SUM([.G90:.H90]);&quot;&quot;)" office:value-type="float" office:value="3.497" calcext:value-type="float">
            <text:p>3.49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176" calcext:value-type="float">
            <text:p>2.176</text:p>
          </table:table-cell>
          <table:table-cell office:value-type="float" office:value="0.574" calcext:value-type="float">
            <text:p>0.574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2.75" calcext:value-type="float">
            <text:p>2.75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33" table:formula="of:=IF(SUM([.G91:.H91])&lt;&gt;0;SUM([.G91:.H91]);&quot;&quot;)" office:value-type="float" office:value="1.067" calcext:value-type="float">
            <text:p>1.06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2.323" calcext:value-type="float">
            <text:p>2.323</text:p>
          </table:table-cell>
          <table:table-cell office:value-type="float" office:value="0.589" calcext:value-type="float">
            <text:p>0.589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2.912" calcext:value-type="float">
            <text:p>2.912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33" table:formula="of:=IF(SUM([.G92:.H92])&lt;&gt;0;SUM([.G92:.H92]);&quot;&quot;)" office:value-type="float" office:value="1.293" calcext:value-type="float">
            <text:p>1.29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511" calcext:value-type="float">
            <text:p>1.511</text:p>
          </table:table-cell>
          <table:table-cell office:value-type="float" office:value="0.508" calcext:value-type="float">
            <text:p>0.508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019" calcext:value-type="float">
            <text:p>2.019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33" table:formula="of:=IF(SUM([.G93:.H93])&lt;&gt;0;SUM([.G93:.H93]);&quot;&quot;)" office:value-type="float" office:value="0.39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813" calcext:value-type="float">
            <text:p>0.8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4.645" calcext:value-type="float">
            <text:p>4.645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33" table:formula="of:=IF(SUM([.G94:.H94])&lt;&gt;0;SUM([.G94:.H94]);&quot;&quot;)" office:value-type="float" office:value="4.656" calcext:value-type="float">
            <text:p>4.65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432" calcext:value-type="float">
            <text:p>1.432</text:p>
          </table:table-cell>
          <table:table-cell office:value-type="float" office:value="0.518" calcext:value-type="float">
            <text:p>0.518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1.95" calcext:value-type="float">
            <text:p>1.9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33" table:formula="of:=IF(SUM([.G95:.H95])&lt;&gt;0;SUM([.G95:.H95]);&quot;&quot;)" office:value-type="float" office:value="0.462" calcext:value-type="float">
            <text:p>0.4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5" calcext:value-type="float">
            <text:p>1.5</text:p>
          </table:table-cell>
          <table:table-cell office:value-type="float" office:value="0.479" calcext:value-type="float">
            <text:p>0.479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1.979" calcext:value-type="float">
            <text:p>1.979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33" table:formula="of:=IF(SUM([.G96:.H96])&lt;&gt;0;SUM([.G96:.H96]);&quot;&quot;)" office:value-type="float" office:value="0.661" calcext:value-type="float">
            <text:p>0.66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405" calcext:value-type="float">
            <text:p>1.405</text:p>
          </table:table-cell>
          <table:table-cell office:value-type="float" office:value="0.49" calcext:value-type="float">
            <text:p>0.49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1.895" calcext:value-type="float">
            <text:p>1.895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33" table:formula="of:=IF(SUM([.G97:.H97])&lt;&gt;0;SUM([.G97:.H97]);&quot;&quot;)" office:value-type="float" office:value="0.865" calcext:value-type="float">
            <text:p>0.86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202" calcext:value-type="float">
            <text:p>1.202</text:p>
          </table:table-cell>
          <table:table-cell office:value-type="float" office:value="0.474" calcext:value-type="float">
            <text:p>0.474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676" calcext:value-type="float">
            <text:p>1.676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33" table:formula="of:=IF(SUM([.G98:.H98])&lt;&gt;0;SUM([.G98:.H98]);&quot;&quot;)" office:value-type="float" office:value="0.296" calcext:value-type="float">
            <text:p>0.29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351" calcext:value-type="float">
            <text:p>1.351</text:p>
          </table:table-cell>
          <table:table-cell office:value-type="float" office:value="0.507" calcext:value-type="float">
            <text:p>0.507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1.858" calcext:value-type="float">
            <text:p>1.858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33" table:formula="of:=IF(SUM([.G99:.H99])&lt;&gt;0;SUM([.G99:.H99]);&quot;&quot;)" office:value-type="float" office:value="0.4" calcext:value-type="float">
            <text:p>0.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5.144" calcext:value-type="float">
            <text:p>5.144</text:p>
          </table:table-cell>
          <table:table-cell office:value-type="float" office:value="0.874" calcext:value-type="float">
            <text:p>0.874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6.018" calcext:value-type="float">
            <text:p>6.018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33" table:formula="of:=IF(SUM([.G100:.H100])&lt;&gt;0;SUM([.G100:.H100]);&quot;&quot;)" office:value-type="float" office:value="10.445" calcext:value-type="float">
            <text:p>10.44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2.353" calcext:value-type="float">
            <text:p>2.353</text:p>
          </table:table-cell>
          <table:table-cell office:value-type="float" office:value="0.581" calcext:value-type="float">
            <text:p>0.581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2.934" calcext:value-type="float">
            <text:p>2.934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33" table:formula="of:=IF(SUM([.G101:.H101])&lt;&gt;0;SUM([.G101:.H101]);&quot;&quot;)" office:value-type="float" office:value="2.858" calcext:value-type="float">
            <text:p>2.85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2.88" calcext:value-type="float">
            <text:p>2.88</text:p>
          </table:table-cell>
          <table:table-cell office:value-type="float" office:value="0.654" calcext:value-type="float">
            <text:p>0.654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3.534" calcext:value-type="float">
            <text:p>3.534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33" table:formula="of:=IF(SUM([.G102:.H102])&lt;&gt;0;SUM([.G102:.H102]);&quot;&quot;)" office:value-type="float" office:value="2.437" calcext:value-type="float">
            <text:p>2.4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4.144" calcext:value-type="float">
            <text:p>4.144</text:p>
          </table:table-cell>
          <table:table-cell office:value-type="float" office:value="0.814" calcext:value-type="float">
            <text:p>0.814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4.958" calcext:value-type="float">
            <text:p>4.958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33" table:formula="of:=IF(SUM([.G103:.H103])&lt;&gt;0;SUM([.G103:.H103]);&quot;&quot;)" office:value-type="float" office:value="3.901" calcext:value-type="float">
            <text:p>3.90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2.974" calcext:value-type="float">
            <text:p>2.974</text:p>
          </table:table-cell>
          <table:table-cell office:value-type="float" office:value="0.653" calcext:value-type="float">
            <text:p>0.653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3.627" calcext:value-type="float">
            <text:p>3.62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33" table:formula="of:=IF(SUM([.G104:.H104])&lt;&gt;0;SUM([.G104:.H104]);&quot;&quot;)" office:value-type="float" office:value="2.776" calcext:value-type="float">
            <text:p>2.77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3.712" calcext:value-type="float">
            <text:p>3.712</text:p>
          </table:table-cell>
          <table:table-cell office:value-type="float" office:value="0.758" calcext:value-type="float">
            <text:p>0.758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4.47" calcext:value-type="float">
            <text:p>4.47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33" table:formula="of:=IF(SUM([.G105:.H105])&lt;&gt;0;SUM([.G105:.H105]);&quot;&quot;)" office:value-type="float" office:value="4.432" calcext:value-type="float">
            <text:p>4.43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2.388" calcext:value-type="float">
            <text:p>2.388</text:p>
          </table:table-cell>
          <table:table-cell office:value-type="float" office:value="0.602" calcext:value-type="float">
            <text:p>0.60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2.99" calcext:value-type="float">
            <text:p>2.99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33" table:formula="of:=IF(SUM([.G106:.H106])&lt;&gt;0;SUM([.G106:.H106]);&quot;&quot;)" office:value-type="float" office:value="2.102" calcext:value-type="float">
            <text:p>2.10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3.284" calcext:value-type="float">
            <text:p>3.284</text:p>
          </table:table-cell>
          <table:table-cell office:value-type="float" office:value="0.684" calcext:value-type="float">
            <text:p>0.684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3.968" calcext:value-type="float">
            <text:p>3.968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33" table:formula="of:=IF(SUM([.G107:.H107])&lt;&gt;0;SUM([.G107:.H107]);&quot;&quot;)" office:value-type="float" office:value="3.83" calcext:value-type="float">
            <text:p>3.8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2.08" calcext:value-type="float">
            <text:p>2.08</text:p>
          </table:table-cell>
          <table:table-cell office:value-type="float" office:value="0.519" calcext:value-type="float">
            <text:p>0.519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2.599" calcext:value-type="float">
            <text:p>2.59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33" table:formula="of:=IF(SUM([.G108:.H108])&lt;&gt;0;SUM([.G108:.H108]);&quot;&quot;)" office:value-type="float" office:value="2.337" calcext:value-type="float">
            <text:p>2.3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4.379" calcext:value-type="float">
            <text:p>4.379</text:p>
          </table:table-cell>
          <table:table-cell office:value-type="float" office:value="0.936" calcext:value-type="float">
            <text:p>0.936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5.315" calcext:value-type="float">
            <text:p>5.315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33" table:formula="of:=IF(SUM([.G109:.H109])&lt;&gt;0;SUM([.G109:.H109]);&quot;&quot;)" office:value-type="float" office:value="10.349" calcext:value-type="float">
            <text:p>10.34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3.441" calcext:value-type="float">
            <text:p>3.441</text:p>
          </table:table-cell>
          <table:table-cell office:value-type="float" office:value="0.813" calcext:value-type="float">
            <text:p>0.813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4.254" calcext:value-type="float">
            <text:p>4.254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33" table:formula="of:=IF(SUM([.G110:.H110])&lt;&gt;0;SUM([.G110:.H110]);&quot;&quot;)" office:value-type="float" office:value="6.624" calcext:value-type="float">
            <text:p>6.62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2.101" calcext:value-type="float">
            <text:p>2.101</text:p>
          </table:table-cell>
          <table:table-cell office:value-type="float" office:value="0.606" calcext:value-type="float">
            <text:p>0.606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2.707" calcext:value-type="float">
            <text:p>2.707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33" table:formula="of:=IF(SUM([.G111:.H111])&lt;&gt;0;SUM([.G111:.H111]);&quot;&quot;)" office:value-type="float" office:value="1.19" calcext:value-type="float">
            <text:p>1.1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3.471" calcext:value-type="float">
            <text:p>3.471</text:p>
          </table:table-cell>
          <table:table-cell office:value-type="float" office:value="0.768" calcext:value-type="float">
            <text:p>0.768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4.239" calcext:value-type="float">
            <text:p>4.239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33" table:formula="of:=IF(SUM([.G112:.H112])&lt;&gt;0;SUM([.G112:.H112]);&quot;&quot;)" office:value-type="float" office:value="4.421" calcext:value-type="float">
            <text:p>4.42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2.211" calcext:value-type="float">
            <text:p>2.211</text:p>
          </table:table-cell>
          <table:table-cell office:value-type="float" office:value="0.605" calcext:value-type="float">
            <text:p>0.605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2.816" calcext:value-type="float">
            <text:p>2.816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33" table:formula="of:=IF(SUM([.G113:.H113])&lt;&gt;0;SUM([.G113:.H113]);&quot;&quot;)" office:value-type="float" office:value="1.914" calcext:value-type="float">
            <text:p>1.91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3.634" calcext:value-type="float">
            <text:p>3.634</text:p>
          </table:table-cell>
          <table:table-cell office:value-type="float" office:value="0.772" calcext:value-type="float">
            <text:p>0.772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4.406" calcext:value-type="float">
            <text:p>4.406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33" table:formula="of:=IF(SUM([.G114:.H114])&lt;&gt;0;SUM([.G114:.H114]);&quot;&quot;)" office:value-type="float" office:value="4.961" calcext:value-type="float">
            <text:p>4.96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2.738" calcext:value-type="float">
            <text:p>2.738</text:p>
          </table:table-cell>
          <table:table-cell office:value-type="float" office:value="0.756" calcext:value-type="float">
            <text:p>0.756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3.494" calcext:value-type="float">
            <text:p>3.494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33" table:formula="of:=IF(SUM([.G115:.H115])&lt;&gt;0;SUM([.G115:.H115]);&quot;&quot;)" office:value-type="float" office:value="3.66" calcext:value-type="float">
            <text:p>3.6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2.863" calcext:value-type="float">
            <text:p>2.863</text:p>
          </table:table-cell>
          <table:table-cell office:value-type="float" office:value="0.647" calcext:value-type="float">
            <text:p>0.647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3.51" calcext:value-type="float">
            <text:p>3.51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33" table:formula="of:=IF(SUM([.G116:.H116])&lt;&gt;0;SUM([.G116:.H11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3.521" calcext:value-type="float">
            <text:p>3.521</text:p>
          </table:table-cell>
          <table:table-cell office:value-type="float" office:value="0.734" calcext:value-type="float">
            <text:p>0.734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4.255" calcext:value-type="float">
            <text:p>4.255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33" table:formula="of:=IF(SUM([.G117:.H117])&lt;&gt;0;SUM([.G117:.H11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3.427" calcext:value-type="float">
            <text:p>3.427</text:p>
          </table:table-cell>
          <table:table-cell office:value-type="float" office:value="0.745" calcext:value-type="float">
            <text:p>0.745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4.172" calcext:value-type="float">
            <text:p>4.172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33" table:formula="of:=IF(SUM([.G118:.H118])&lt;&gt;0;SUM([.G118:.H11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265" calcext:value-type="float">
            <text:p>1.265</text:p>
          </table:table-cell>
          <table:table-cell office:value-type="float" office:value="0.469" calcext:value-type="float">
            <text:p>0.469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1.734" calcext:value-type="float">
            <text:p>1.734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33" table:formula="of:=IF(SUM([.G119:.H119])&lt;&gt;0;SUM([.G119:.H119]);&quot;&quot;)" office:value-type="float" office:value="199.929" calcext:value-type="float">
            <text:p>199.92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4.082" calcext:value-type="float">
            <text:p>4.082</text:p>
          </table:table-cell>
          <table:table-cell office:value-type="float" office:value="0.837" calcext:value-type="float">
            <text:p>0.83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4.919" calcext:value-type="float">
            <text:p>4.919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33" table:formula="of:=IF(SUM([.G120:.H120])&lt;&gt;0;SUM([.G120:.H12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4.025" calcext:value-type="float">
            <text:p>4.025</text:p>
          </table:table-cell>
          <table:table-cell office:value-type="float" office:value="0.779" calcext:value-type="float">
            <text:p>0.779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4.804" calcext:value-type="float">
            <text:p>4.80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33" table:formula="of:=IF(SUM([.G121:.H121])&lt;&gt;0;SUM([.G121:.H12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4.08" calcext:value-type="float">
            <text:p>4.08</text:p>
          </table:table-cell>
          <table:table-cell office:value-type="float" office:value="0.748" calcext:value-type="float">
            <text:p>0.748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4.828" calcext:value-type="float">
            <text:p>4.828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33" table:formula="of:=IF(SUM([.G122:.H122])&lt;&gt;0;SUM([.G122:.H12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3.825" calcext:value-type="float">
            <text:p>3.825</text:p>
          </table:table-cell>
          <table:table-cell office:value-type="float" office:value="0.774" calcext:value-type="float">
            <text:p>0.774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4.599" calcext:value-type="float">
            <text:p>4.599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33" table:formula="of:=IF(SUM([.G123:.H123])&lt;&gt;0;SUM([.G123:.H12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3.375" calcext:value-type="float">
            <text:p>3.375</text:p>
          </table:table-cell>
          <table:table-cell office:value-type="float" office:value="0.644" calcext:value-type="float">
            <text:p>0.644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4.019" calcext:value-type="float">
            <text:p>4.019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33" table:formula="of:=IF(SUM([.G124:.H124])&lt;&gt;0;SUM([.G124:.H12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3.56" calcext:value-type="float">
            <text:p>3.56</text:p>
          </table:table-cell>
          <table:table-cell office:value-type="float" office:value="0.772" calcext:value-type="float">
            <text:p>0.772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4.332" calcext:value-type="float">
            <text:p>4.332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33" table:formula="of:=IF(SUM([.G125:.H125])&lt;&gt;0;SUM([.G125:.H12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1.524" calcext:value-type="float">
            <text:p>1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2.005" calcext:value-type="float">
            <text:p>2.005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33" table:formula="of:=IF(SUM([.G126:.H126])&lt;&gt;0;SUM([.G126:.H12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2.991" calcext:value-type="float">
            <text:p>2.991</text:p>
          </table:table-cell>
          <table:table-cell office:value-type="float" office:value="0.689" calcext:value-type="float">
            <text:p>0.689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3.68" calcext:value-type="float">
            <text:p>3.68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33" table:formula="of:=IF(SUM([.G127:.H127])&lt;&gt;0;SUM([.G127:.H12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3.965" calcext:value-type="float">
            <text:p>3.965</text:p>
          </table:table-cell>
          <table:table-cell office:value-type="float" office:value="0.839" calcext:value-type="float">
            <text:p>0.839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4.804" calcext:value-type="float">
            <text:p>4.804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33" table:formula="of:=IF(SUM([.G128:.H128])&lt;&gt;0;SUM([.G128:.H12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3.541" calcext:value-type="float">
            <text:p>3.541</text:p>
          </table:table-cell>
          <table:table-cell office:value-type="float" office:value="0.687" calcext:value-type="float">
            <text:p>0.687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4.228" calcext:value-type="float">
            <text:p>4.228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33" table:formula="of:=IF(SUM([.G129:.H129])&lt;&gt;0;SUM([.G129:.H12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4.537" calcext:value-type="float">
            <text:p>4.537</text:p>
          </table:table-cell>
          <table:table-cell office:value-type="float" office:value="0.762" calcext:value-type="float">
            <text:p>0.762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5.299" calcext:value-type="float">
            <text:p>5.299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33" table:formula="of:=IF(SUM([.G130:.H130])&lt;&gt;0;SUM([.G130:.H13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4.558" calcext:value-type="float">
            <text:p>4.558</text:p>
          </table:table-cell>
          <table:table-cell office:value-type="float" office:value="0.819" calcext:value-type="float">
            <text:p>0.819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5.377" calcext:value-type="float">
            <text:p>5.377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33" table:formula="of:=IF(SUM([.G131:.H131])&lt;&gt;0;SUM([.G131:.H13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4.426" calcext:value-type="float">
            <text:p>4.426</text:p>
          </table:table-cell>
          <table:table-cell office:value-type="float" office:value="0.763" calcext:value-type="float">
            <text:p>0.763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5.189" calcext:value-type="float">
            <text:p>5.189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33" table:formula="of:=IF(SUM([.G132:.H132])&lt;&gt;0;SUM([.G132:.H13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68" calcext:value-type="float">
            <text:p>0.768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4.973" calcext:value-type="float">
            <text:p>4.973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33" table:formula="of:=IF(SUM([.G133:.H133])&lt;&gt;0;SUM([.G133:.H13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4.423" calcext:value-type="float">
            <text:p>4.423</text:p>
          </table:table-cell>
          <table:table-cell office:value-type="float" office:value="0.791" calcext:value-type="float">
            <text:p>0.791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5.214" calcext:value-type="float">
            <text:p>5.214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33" table:formula="of:=IF(SUM([.G134:.H134])&lt;&gt;0;SUM([.G134:.H13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3.612" calcext:value-type="float">
            <text:p>3.612</text:p>
          </table:table-cell>
          <table:table-cell office:value-type="float" office:value="0.694" calcext:value-type="float">
            <text:p>0.694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4.306" calcext:value-type="float">
            <text:p>4.306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33" table:formula="of:=IF(SUM([.G135:.H135])&lt;&gt;0;SUM([.G135:.H13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3.844" calcext:value-type="float">
            <text:p>3.844</text:p>
          </table:table-cell>
          <table:table-cell office:value-type="float" office:value="0.845" calcext:value-type="float">
            <text:p>0.845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4.689" calcext:value-type="float">
            <text:p>4.689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33" table:formula="of:=IF(SUM([.G136:.H136])&lt;&gt;0;SUM([.G136:.H13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3.624" calcext:value-type="float">
            <text:p>3.624</text:p>
          </table:table-cell>
          <table:table-cell office:value-type="float" office:value="0.759" calcext:value-type="float">
            <text:p>0.759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4.383" calcext:value-type="float">
            <text:p>4.383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33" table:formula="of:=IF(SUM([.G137:.H137])&lt;&gt;0;SUM([.G137:.H13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3.448" calcext:value-type="float">
            <text:p>3.448</text:p>
          </table:table-cell>
          <table:table-cell office:value-type="float" office:value="0.736" calcext:value-type="float">
            <text:p>0.736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4.184" calcext:value-type="float">
            <text:p>4.18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33" table:formula="of:=IF(SUM([.G138:.H138])&lt;&gt;0;SUM([.G138:.H13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3.842" calcext:value-type="float">
            <text:p>3.842</text:p>
          </table:table-cell>
          <table:table-cell office:value-type="float" office:value="0.879" calcext:value-type="float">
            <text:p>0.879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4.721" calcext:value-type="float">
            <text:p>4.721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33" table:formula="of:=IF(SUM([.G139:.H139])&lt;&gt;0;SUM([.G139:.H139]);&quot;&quot;)" office:value-type="float" office:value="625.303" calcext:value-type="float">
            <text:p>625.3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1.441" calcext:value-type="float">
            <text:p>1.441</text:p>
          </table:table-cell>
          <table:table-cell office:value-type="float" office:value="0.491" calcext:value-type="float">
            <text:p>0.49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1.932" calcext:value-type="float">
            <text:p>1.932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33" table:formula="of:=IF(SUM([.G140:.H140])&lt;&gt;0;SUM([.G140:.H140]);&quot;&quot;)" office:value-type="float" office:value="796.288" calcext:value-type="float">
            <text:p>796.28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0.992" calcext:value-type="float">
            <text:p>0.992</text:p>
          </table:table-cell>
          <table:table-cell office:value-type="float" office:value="0.428" calcext:value-type="float">
            <text:p>0.428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42" calcext:value-type="float">
            <text:p>1.4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33" table:formula="of:=IF(SUM([.G141:.H141])&lt;&gt;0;SUM([.G141:.H141]);&quot;&quot;)" office:value-type="float" office:value="22.203" calcext:value-type="float">
            <text:p>22.2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1.229" calcext:value-type="float">
            <text:p>1.229</text:p>
          </table:table-cell>
          <table:table-cell office:value-type="float" office:value="0.449" calcext:value-type="float">
            <text:p>0.449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1.678" calcext:value-type="float">
            <text:p>1.678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33" table:formula="of:=IF(SUM([.G142:.H142])&lt;&gt;0;SUM([.G142:.H142]);&quot;&quot;)" office:value-type="float" office:value="100.926" calcext:value-type="float">
            <text:p>100.92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1.058" calcext:value-type="float">
            <text:p>1.058</text:p>
          </table:table-cell>
          <table:table-cell office:value-type="float" office:value="0.437" calcext:value-type="float">
            <text:p>0.437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1.495" calcext:value-type="float">
            <text:p>1.49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33" table:formula="of:=IF(SUM([.G143:.H143])&lt;&gt;0;SUM([.G143:.H143]);&quot;&quot;)" office:value-type="float" office:value="27.47" calcext:value-type="float">
            <text:p>27.4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247" calcext:value-type="float">
            <text:p>1.247</text:p>
          </table:table-cell>
          <table:table-cell office:value-type="float" office:value="0.444" calcext:value-type="float">
            <text:p>0.444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1.691" calcext:value-type="float">
            <text:p>1.691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33" table:formula="of:=IF(SUM([.G144:.H144])&lt;&gt;0;SUM([.G144:.H144]);&quot;&quot;)" office:value-type="float" office:value="484.854" calcext:value-type="float">
            <text:p>484.85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2.054" calcext:value-type="float">
            <text:p>2.054</text:p>
          </table:table-cell>
          <table:table-cell office:value-type="float" office:value="0.539" calcext:value-type="float">
            <text:p>0.539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2.593" calcext:value-type="float">
            <text:p>2.593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33" table:formula="of:=IF(SUM([.G145:.H145])&lt;&gt;0;SUM([.G145:.H14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2.255" calcext:value-type="float">
            <text:p>2.255</text:p>
          </table:table-cell>
          <table:table-cell office:value-type="float" office:value="0.601" calcext:value-type="float">
            <text:p>0.601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2.856" calcext:value-type="float">
            <text:p>2.856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33" table:formula="of:=IF(SUM([.G146:.H146])&lt;&gt;0;SUM([.G146:.H146]);&quot;&quot;)" office:value-type="float" office:value="835.439" calcext:value-type="float">
            <text:p>835.43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2.616" calcext:value-type="float">
            <text:p>2.616</text:p>
          </table:table-cell>
          <table:table-cell office:value-type="float" office:value="0.664" calcext:value-type="float">
            <text:p>0.664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3.28" calcext:value-type="float">
            <text:p>3.28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33" table:formula="of:=IF(SUM([.G147:.H147])&lt;&gt;0;SUM([.G147:.H147]);&quot;&quot;)" office:value-type="float" office:value="100.005" calcext:value-type="float">
            <text:p>100.0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2.237" calcext:value-type="float">
            <text:p>2.237</text:p>
          </table:table-cell>
          <table:table-cell office:value-type="float" office:value="0.59" calcext:value-type="float">
            <text:p>0.59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2.827" calcext:value-type="float">
            <text:p>2.827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33" table:formula="of:=IF(SUM([.G148:.H148])&lt;&gt;0;SUM([.G148:.H148]);&quot;&quot;)" office:value-type="float" office:value="977.263" calcext:value-type="float">
            <text:p>977.2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3.131" calcext:value-type="float">
            <text:p>3.131</text:p>
          </table:table-cell>
          <table:table-cell office:value-type="float" office:value="0.685" calcext:value-type="float">
            <text:p>0.685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3.816" calcext:value-type="float">
            <text:p>3.816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33" table:formula="of:=IF(SUM([.G149:.H149])&lt;&gt;0;SUM([.G149:.H14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1.811" calcext:value-type="float">
            <text:p>1.811</text:p>
          </table:table-cell>
          <table:table-cell office:value-type="float" office:value="0.547" calcext:value-type="float">
            <text:p>0.547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2.358" calcext:value-type="float">
            <text:p>2.358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33" table:formula="of:=IF(SUM([.G150:.H150])&lt;&gt;0;SUM([.G150:.H150]);&quot;&quot;)" office:value-type="float" office:value="267.446" calcext:value-type="float">
            <text:p>267.44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2.557" calcext:value-type="float">
            <text:p>2.557</text:p>
          </table:table-cell>
          <table:table-cell office:value-type="float" office:value="0.661" calcext:value-type="float">
            <text:p>0.661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3.218" calcext:value-type="float">
            <text:p>3.218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33" table:formula="of:=IF(SUM([.G151:.H151])&lt;&gt;0;SUM([.G151:.H15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2.876" calcext:value-type="float">
            <text:p>2.876</text:p>
          </table:table-cell>
          <table:table-cell office:value-type="float" office:value="0.771" calcext:value-type="float">
            <text:p>0.771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3.647" calcext:value-type="float">
            <text:p>3.647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33" table:formula="of:=IF(SUM([.G152:.H152])&lt;&gt;0;SUM([.G152:.H15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2.707" calcext:value-type="float">
            <text:p>2.707</text:p>
          </table:table-cell>
          <table:table-cell office:value-type="float" office:value="0.691" calcext:value-type="float">
            <text:p>0.691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3.398" calcext:value-type="float">
            <text:p>3.398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33" table:formula="of:=IF(SUM([.G153:.H153])&lt;&gt;0;SUM([.G153:.H15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1.743" calcext:value-type="float">
            <text:p>1.743</text:p>
          </table:table-cell>
          <table:table-cell office:value-type="float" office:value="0.543" calcext:value-type="float">
            <text:p>0.543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2.286" calcext:value-type="float">
            <text:p>2.286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33" table:formula="of:=IF(SUM([.G154:.H154])&lt;&gt;0;SUM([.G154:.H15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2.747" calcext:value-type="float">
            <text:p>2.747</text:p>
          </table:table-cell>
          <table:table-cell office:value-type="float" office:value="0.72" calcext:value-type="float">
            <text:p>0.72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3.467" calcext:value-type="float">
            <text:p>3.467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33" table:formula="of:=IF(SUM([.G155:.H155])&lt;&gt;0;SUM([.G155:.H15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1.814" calcext:value-type="float">
            <text:p>1.814</text:p>
          </table:table-cell>
          <table:table-cell office:value-type="float" office:value="0.518" calcext:value-type="float">
            <text:p>0.51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2.332" calcext:value-type="float">
            <text:p>2.332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33" table:formula="of:=IF(SUM([.G156:.H156])&lt;&gt;0;SUM([.G156:.H15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2.66" calcext:value-type="float">
            <text:p>2.66</text:p>
          </table:table-cell>
          <table:table-cell office:value-type="float" office:value="0.672" calcext:value-type="float">
            <text:p>0.672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3.332" calcext:value-type="float">
            <text:p>3.332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33" table:formula="of:=IF(SUM([.G157:.H157])&lt;&gt;0;SUM([.G157:.H157])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mathQuizGame27.json</text:p>
          </table:table-cell>
          <table:table-cell table:style-name="ce3" office:value-type="float" office:value="2.723" calcext:value-type="float">
            <text:p>2.723</text:p>
          </table:table-cell>
          <table:table-cell office:value-type="float" office:value="0.656" calcext:value-type="float">
            <text:p>0.656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3.379" calcext:value-type="float">
            <text:p>3.37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33" table:formula="of:=IF(SUM([.G158:.H158])&lt;&gt;0;SUM([.G158:.H158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table:style-name="ce3" office:value-type="float" office:value="2.775" calcext:value-type="float">
            <text:p>2.775</text:p>
          </table:table-cell>
          <table:table-cell office:value-type="float" office:value="0.704" calcext:value-type="float">
            <text:p>0.704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3.479" calcext:value-type="float">
            <text:p>3.479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33" table:formula="of:=IF(SUM([.G159:.H159])&lt;&gt;0;SUM([.G159:.H159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table:style-name="ce3" office:value-type="float" office:value="1.839" calcext:value-type="float">
            <text:p>1.839</text:p>
          </table:table-cell>
          <table:table-cell office:value-type="float" office:value="0.549" calcext:value-type="float">
            <text:p>0.549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2.388" calcext:value-type="float">
            <text:p>2.388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33" table:formula="of:=IF(SUM([.G160:.H160])&lt;&gt;0;SUM([.G160:.H160]);&quot;&quot;)" office:value-type="float" office:value="206.437" calcext:value-type="float">
            <text:p>206.437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table:style-name="ce3" office:value-type="float" office:value="2.338" calcext:value-type="float">
            <text:p>2.338</text:p>
          </table:table-cell>
          <table:table-cell office:value-type="float" office:value="0.635" calcext:value-type="float">
            <text:p>0.635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2.973" calcext:value-type="float">
            <text:p>2.973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33" table:formula="of:=IF(SUM([.G161:.H161])&lt;&gt;0;SUM([.G161:.H161]);&quot;&quot;)">
            <text:p/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table:style-name="ce3" office:value-type="float" office:value="1.835" calcext:value-type="float">
            <text:p>1.835</text:p>
          </table:table-cell>
          <table:table-cell office:value-type="float" office:value="0.498" calcext:value-type="float">
            <text:p>0.498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2.333" calcext:value-type="float">
            <text:p>2.333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33" table:formula="of:=IF(SUM([.G162:.H162])&lt;&gt;0;SUM([.G162:.H162]);&quot;&quot;)" office:value-type="float" office:value="726.297" calcext:value-type="float">
            <text:p>726.29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 table:number-rows-repeated="11">
          <table:table-cell table:style-name="ce3"/>
          <table:table-cell table:number-columns-repeated="12"/>
          <table:table-cell table:style-name="ce1"/>
          <table:table-cell table:number-columns-repeated="1010"/>
        </table:table-row>
        <table:table-row table:style-name="ro1" table:number-rows-repeated="63">
          <table:table-cell table:style-name="ce3"/>
          <table:table-cell table:number-columns-repeated="1023"/>
        </table:table-row>
        <table:table-row table:style-name="ro1" table:number-rows-repeated="24">
          <table:table-cell table:style-name="ce3" table:number-columns-repeated="3"/>
          <table:table-cell table:number-columns-repeated="1021"/>
        </table:table-row>
        <table:table-row table:style-name="ro1" table:number-rows-repeated="49">
          <table:table-cell table:style-name="ce3" table:number-columns-repeated="3"/>
          <table:table-cell table:number-columns-repeated="10"/>
          <table:table-cell table:style-name="ce1"/>
          <table:table-cell table:number-columns-repeated="1010"/>
        </table:table-row>
        <table:table-row table:style-name="ro4" table:number-rows-repeated="5">
          <table:table-cell table:number-columns-repeated="13"/>
          <table:table-cell table:style-name="ce1"/>
          <table:table-cell table:number-columns-repeated="1010"/>
        </table:table-row>
        <table:table-row table:style-name="ro4" table:number-rows-repeated="104826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I86:Sheet1.J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I78">
            <calcext:condition calcext:apply-style-name="Accent" calcext:value="formula-is([.F2]=MIN([.$F2:.$I2]))" calcext:base-cell-address="Sheet1.F2"/>
          </calcext:conditional-format>
          <calcext:conditional-format calcext:target-range-address="Sheet1.K86:Sheet1.K162">
            <calcext:condition calcext:apply-style-name="Accent" calcext:value="formula-is([.K86]=MIN([.$I86:.$K86]))" calcext:base-cell-address="Sheet1.K86"/>
          </calcext:conditional-format>
        </calcext:conditional-formats>
      </table:table>
      <table:named-expressions/>
      <table:database-ranges>
        <table:database-range table:name="__Anonymous_Sheet_DB__0" table:target-range-address="Sheet1.M84:Sheet1.O3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5:42:00.690835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16T15:54:45.501587435</dc:date>
    <meta:editing-duration>PT2H7M4S</meta:editing-duration>
    <meta:editing-cycles>5</meta:editing-cycles>
    <meta:document-statistic meta:table-count="1" meta:cell-count="1535" meta:object-count="0"/>
  </office:meta>
</office:document-meta>
</file>